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DejaVu Sans" fo:font-weight="bold" officeooo:rsid="000fdd70" officeooo:paragraph-rsid="007b08b5" style:font-weight-asian="bold" style:font-weight-complex="bold"/>
    </style:style>
    <style:style style:name="P2" style:family="paragraph" style:parent-style-name="Text_20_body">
      <style:text-properties style:font-name="DejaVu Sans" officeooo:rsid="000fdd70" officeooo:paragraph-rsid="007b08b5"/>
    </style:style>
    <style:style style:name="P3" style:family="paragraph" style:parent-style-name="Heading_20_2">
      <style:text-properties style:font-name="DejaVu Sans" officeooo:rsid="000fdd70" officeooo:paragraph-rsid="007b08b5"/>
    </style:style>
    <style:style style:name="P4" style:family="paragraph" style:parent-style-name="Heading_20_3">
      <style:paragraph-properties fo:margin-top="0cm" fo:margin-bottom="0.247cm" style:contextual-spacing="false" fo:line-height="115%"/>
      <style:text-properties style:font-name="DejaVu Sans" officeooo:rsid="000fdd70"/>
    </style:style>
    <style:style style:name="P5" style:family="paragraph" style:parent-style-name="Text_20_body">
      <style:text-properties style:font-name="DejaVu Sans" officeooo:rsid="000fdd70"/>
    </style:style>
    <style:style style:name="P6" style:family="paragraph" style:parent-style-name="Text_20_body" style:list-style-name="L1">
      <style:paragraph-properties fo:margin-top="0cm" fo:margin-bottom="0cm" style:contextual-spacing="false"/>
      <style:text-properties style:font-name="DejaVu Sans" officeooo:rsid="000fdd70"/>
    </style:style>
    <style:style style:name="P7" style:family="paragraph" style:parent-style-name="Text_20_body" style:list-style-name="L1">
      <style:text-properties style:font-name="DejaVu Sans" officeooo:rsid="000fdd70"/>
    </style:style>
    <style:style style:name="P8" style:family="paragraph" style:parent-style-name="Text_20_body" style:list-style-name="L2">
      <style:paragraph-properties fo:margin-top="0cm" fo:margin-bottom="0cm" style:contextual-spacing="false"/>
      <style:text-properties style:font-name="DejaVu Sans" officeooo:rsid="000fdd70"/>
    </style:style>
    <style:style style:name="P9" style:family="paragraph" style:parent-style-name="Text_20_body" style:list-style-name="L2">
      <style:text-properties style:font-name="DejaVu Sans" officeooo:rsid="000fdd70"/>
    </style:style>
    <style:style style:name="P10" style:family="paragraph" style:parent-style-name="Text_20_body" style:list-style-name="L3">
      <style:paragraph-properties fo:margin-top="0cm" fo:margin-bottom="0cm" style:contextual-spacing="false"/>
      <style:text-properties style:font-name="DejaVu Sans" officeooo:rsid="000fdd70"/>
    </style:style>
    <style:style style:name="P11" style:family="paragraph" style:parent-style-name="Text_20_body" style:list-style-name="L3">
      <style:text-properties style:font-name="DejaVu Sans" officeooo:rsid="000fdd70"/>
    </style:style>
    <style:style style:name="P12" style:family="paragraph" style:parent-style-name="Standard">
      <style:text-properties style:font-name="Liberation Mono" fo:font-size="11pt" officeooo:paragraph-rsid="005a2ac5" style:font-size-asian="11pt" style:font-size-complex="11pt"/>
    </style:style>
    <style:style style:name="P13" style:family="paragraph" style:parent-style-name="Text_20_body">
      <style:paragraph-properties fo:text-align="justify" style:justify-single-word="false"/>
      <style:text-properties officeooo:rsid="000fdd70" officeooo:paragraph-rsid="000fdd70"/>
    </style:style>
    <style:style style:name="P14" style:family="paragraph" style:parent-style-name="Text_20_body">
      <style:paragraph-properties fo:text-align="justify" style:justify-single-word="false"/>
      <style:text-properties style:font-name="DejaVu Sans" fo:font-size="11pt" officeooo:rsid="000fdd70" officeooo:paragraph-rsid="000fdd70" style:font-size-asian="11pt" style:font-size-complex="11pt"/>
    </style:style>
    <style:style style:name="P15" style:family="paragraph" style:parent-style-name="Text_20_body">
      <style:paragraph-properties fo:text-align="justify" style:justify-single-word="false"/>
      <style:text-properties style:font-name="DejaVu Sans" fo:font-size="11pt" officeooo:rsid="000fdd70" officeooo:paragraph-rsid="0068f607" style:font-size-asian="11pt" style:font-size-complex="11pt"/>
    </style:style>
    <style:style style:name="P16" style:family="paragraph" style:parent-style-name="Text_20_body">
      <style:paragraph-properties fo:text-align="start" style:justify-single-word="false"/>
      <style:text-properties style:font-name="DejaVu Sans" fo:font-size="11pt" officeooo:rsid="000fdd70" officeooo:paragraph-rsid="0097e64a" style:font-size-asian="11pt" style:font-size-complex="11pt"/>
    </style:style>
    <style:style style:name="P17" style:family="paragraph" style:parent-style-name="Text_20_body">
      <style:paragraph-properties fo:text-align="justify" style:justify-single-word="false"/>
      <style:text-properties style:font-name="DejaVu Sans" fo:font-size="11pt" officeooo:rsid="000fdd70" officeooo:paragraph-rsid="0097e64a" style:font-size-asian="11pt" style:font-size-complex="11pt"/>
    </style:style>
    <style:style style:name="P18" style:family="paragraph" style:parent-style-name="Text_20_body">
      <style:text-properties officeooo:rsid="000fdd70" officeooo:paragraph-rsid="000fdd70"/>
    </style:style>
    <style:style style:name="P19" style:family="paragraph" style:parent-style-name="Text_20_body">
      <style:paragraph-properties fo:line-height="100%" fo:text-align="justify" style:justify-single-word="false"/>
      <style:text-properties style:font-name="DejaVu Sans" officeooo:rsid="000fdd70" officeooo:paragraph-rsid="00748df2"/>
    </style:style>
    <style:style style:name="P20" style:family="paragraph" style:parent-style-name="Text_20_body">
      <style:paragraph-properties fo:line-height="100%" fo:text-align="justify" style:justify-single-word="false"/>
      <style:text-properties officeooo:rsid="000fdd70" officeooo:paragraph-rsid="00748df2"/>
    </style:style>
    <style:style style:name="P21" style:family="paragraph" style:parent-style-name="Text_20_body">
      <style:text-properties officeooo:rsid="000fdd70" officeooo:paragraph-rsid="00748df2"/>
    </style:style>
    <style:style style:name="P22" style:family="paragraph" style:parent-style-name="Text_20_body">
      <style:paragraph-properties fo:text-align="justify" style:justify-single-word="false"/>
      <style:text-properties officeooo:rsid="000fdd70" officeooo:paragraph-rsid="00748df2"/>
    </style:style>
    <style:style style:name="P23" style:family="paragraph" style:parent-style-name="Text_20_body">
      <style:paragraph-properties fo:text-align="justify" style:justify-single-word="false"/>
      <style:text-properties style:font-name="DejaVu Sans" officeooo:rsid="000fdd70" officeooo:paragraph-rsid="00748df2"/>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5">
      <style:paragraph-properties fo:margin-top="0cm" fo:margin-bottom="0cm" style:contextual-spacing="false"/>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6">
      <style:paragraph-properties fo:margin-top="0cm" fo:margin-bottom="0cm" style:contextual-spacing="false"/>
    </style:style>
    <style:style style:name="P30" style:family="paragraph" style:parent-style-name="Text_20_body">
      <style:paragraph-properties fo:break-before="page"/>
    </style:style>
    <style:style style:name="P31" style:family="paragraph" style:parent-style-name="Text_20_body" style:list-style-name="L7"/>
    <style:style style:name="P32" style:family="paragraph" style:parent-style-name="Text_20_body" style:list-style-name="L8">
      <style:paragraph-properties fo:margin-top="0cm" fo:margin-bottom="0cm" style:contextual-spacing="false"/>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style style:name="P38" style:family="paragraph" style:parent-style-name="Text_20_body" style:list-style-name="L11">
      <style:paragraph-properties fo:margin-top="0cm" fo:margin-bottom="0cm" style:contextual-spacing="false"/>
    </style:style>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paragraph-properties fo:margin-top="0cm" fo:margin-bottom="0.499cm" style:contextual-spacing="false"/>
    </style:style>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list-style-name="L14"/>
    <style:style style:name="P46" style:family="paragraph" style:parent-style-name="Text_20_body" style:list-style-name="L15">
      <style:paragraph-properties fo:margin-top="0cm" fo:margin-bottom="0cm" style:contextual-spacing="false"/>
    </style:style>
    <style:style style:name="P47" style:family="paragraph" style:parent-style-name="Text_20_body" style:list-style-name="L15"/>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6"/>
    <style:style style:name="P50" style:family="paragraph" style:parent-style-name="Text_20_body" style:list-style-name="L17">
      <style:paragraph-properties fo:margin-top="0cm" fo:margin-bottom="0cm" style:contextual-spacing="false"/>
    </style:style>
    <style:style style:name="P51" style:family="paragraph" style:parent-style-name="Text_20_body" style:list-style-name="L17"/>
    <style:style style:name="P52" style:family="paragraph" style:parent-style-name="Standard">
      <style:paragraph-properties fo:margin-top="0cm" fo:margin-bottom="0.499cm" style:contextual-spacing="false"/>
    </style:style>
    <style:style style:name="P53" style:family="paragraph" style:parent-style-name="Text_20_body" style:list-style-name="L18"/>
    <style:style style:name="P54" style:family="paragraph" style:parent-style-name="Text_20_body" style:list-style-name="L18">
      <style:paragraph-properties fo:margin-top="0cm" fo:margin-bottom="0cm" style:contextual-spacing="false"/>
    </style:style>
    <style:style style:name="P55" style:family="paragraph" style:parent-style-name="Heading_20_3">
      <style:paragraph-properties fo:margin-top="0cm" fo:margin-bottom="0.499cm" style:contextual-spacing="false"/>
    </style:style>
    <style:style style:name="P56" style:family="paragraph" style:parent-style-name="Text_20_body" style:list-style-name="L19">
      <style:paragraph-properties fo:margin-top="0cm" fo:margin-bottom="0cm" style:contextual-spacing="false"/>
    </style:style>
    <style:style style:name="P57" style:family="paragraph" style:parent-style-name="Text_20_body" style:list-style-name="L19"/>
    <style:style style:name="P58" style:family="paragraph" style:parent-style-name="Text_20_body" style:list-style-name="L20">
      <style:paragraph-properties fo:margin-top="0cm" fo:margin-bottom="0cm" style:contextual-spacing="false"/>
    </style:style>
    <style:style style:name="P59" style:family="paragraph" style:parent-style-name="Text_20_body" style:list-style-name="L20"/>
    <style:style style:name="P60" style:family="paragraph" style:parent-style-name="Text_20_body" style:list-style-name="L21">
      <style:paragraph-properties fo:margin-top="0cm" fo:margin-bottom="0cm" style:contextual-spacing="false"/>
    </style:style>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2">
      <style:paragraph-properties fo:margin-top="0cm" fo:margin-bottom="0cm" style:contextual-spacing="false"/>
    </style:style>
    <style:style style:name="P64" style:family="paragraph" style:parent-style-name="Text_20_body" style:list-style-name="L23">
      <style:paragraph-properties fo:margin-top="0cm" fo:margin-bottom="0cm" style:contextual-spacing="false"/>
    </style:style>
    <style:style style:name="P65" style:family="paragraph" style:parent-style-name="Text_20_body" style:list-style-name="L23"/>
    <style:style style:name="P66" style:family="paragraph" style:parent-style-name="Text_20_body" style:list-style-name="L24">
      <style:paragraph-properties fo:margin-top="0cm" fo:margin-bottom="0cm" style:contextual-spacing="false"/>
    </style:style>
    <style:style style:name="P67" style:family="paragraph" style:parent-style-name="Text_20_body" style:list-style-name="L24"/>
    <style:style style:name="P68" style:family="paragraph" style:parent-style-name="Text_20_body" style:list-style-name="L25">
      <style:paragraph-properties fo:margin-top="0cm" fo:margin-bottom="0cm" style:contextual-spacing="false"/>
    </style:style>
    <style:style style:name="P69" style:family="paragraph" style:parent-style-name="Text_20_body" style:list-style-name="L25"/>
    <style:style style:name="P70" style:family="paragraph" style:parent-style-name="Text_20_body" style:list-style-name="L26">
      <style:paragraph-properties fo:margin-top="0cm" fo:margin-bottom="0cm" style:contextual-spacing="false"/>
    </style:style>
    <style:style style:name="P71" style:family="paragraph" style:parent-style-name="Text_20_body" style:list-style-name="L26"/>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8">
      <style:text-properties officeooo:paragraph-rsid="0053d305"/>
    </style:style>
    <style:style style:name="P76" style:family="paragraph" style:parent-style-name="Text_20_body" style:list-style-name="L28">
      <style:paragraph-properties fo:margin-top="0cm" fo:margin-bottom="0cm" style:contextual-spacing="false"/>
    </style:style>
    <style:style style:name="P77" style:family="paragraph" style:parent-style-name="Text_20_body">
      <style:text-properties officeooo:paragraph-rsid="001197a3"/>
    </style:style>
    <style:style style:name="P78" style:family="paragraph" style:parent-style-name="Text_20_body" style:list-style-name="L29">
      <style:paragraph-properties fo:margin-top="0cm" fo:margin-bottom="0cm" style:contextual-spacing="false"/>
    </style:style>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paragraph-properties fo:margin-top="0cm" fo:margin-bottom="0cm" style:contextual-spacing="false"/>
    </style:style>
    <style:style style:name="P82" style:family="paragraph" style:parent-style-name="Text_20_body" style:list-style-name="L31"/>
    <style:style style:name="P83" style:family="paragraph" style:parent-style-name="Text_20_body" style:list-style-name="L32">
      <style:paragraph-properties fo:margin-top="0cm" fo:margin-bottom="0cm" style:contextual-spacing="false"/>
    </style:style>
    <style:style style:name="P84" style:family="paragraph" style:parent-style-name="Text_20_body" style:list-style-name="L32"/>
    <style:style style:name="P85" style:family="paragraph" style:parent-style-name="Text_20_body" style:list-style-name="L33">
      <style:paragraph-properties fo:margin-top="0cm" fo:margin-bottom="0cm" style:contextual-spacing="false"/>
    </style:style>
    <style:style style:name="P86" style:family="paragraph" style:parent-style-name="Text_20_body" style:list-style-name="L33"/>
    <style:style style:name="P87" style:family="paragraph" style:parent-style-name="Text_20_body" style:list-style-name="L34">
      <style:paragraph-properties fo:margin-top="0cm" fo:margin-bottom="0cm" style:contextual-spacing="false"/>
    </style:style>
    <style:style style:name="P88" style:family="paragraph" style:parent-style-name="Text_20_body" style:list-style-name="L34"/>
    <style:style style:name="P89" style:family="paragraph" style:parent-style-name="Text_20_body" style:list-style-name="L35">
      <style:paragraph-properties fo:margin-top="0cm" fo:margin-bottom="0cm" style:contextual-spacing="false"/>
    </style:style>
    <style:style style:name="P90" style:family="paragraph" style:parent-style-name="Text_20_body" style:list-style-name="L35"/>
    <style:style style:name="P91" style:family="paragraph" style:parent-style-name="Text_20_body" style:list-style-name="L36">
      <style:paragraph-properties fo:margin-top="0cm" fo:margin-bottom="0cm" style:contextual-spacing="false"/>
    </style:style>
    <style:style style:name="P92" style:family="paragraph" style:parent-style-name="Text_20_body" style:list-style-name="L36"/>
    <style:style style:name="P93" style:family="paragraph" style:parent-style-name="Text_20_body" style:list-style-name="L37">
      <style:paragraph-properties fo:margin-top="0cm" fo:margin-bottom="0cm" style:contextual-spacing="false"/>
    </style:style>
    <style:style style:name="P94" style:family="paragraph" style:parent-style-name="Text_20_body" style:list-style-name="L37"/>
    <style:style style:name="P95" style:family="paragraph" style:parent-style-name="Text_20_body" style:list-style-name="L38">
      <style:paragraph-properties fo:margin-top="0cm" fo:margin-bottom="0cm" style:contextual-spacing="false"/>
    </style:style>
    <style:style style:name="P96" style:family="paragraph" style:parent-style-name="Text_20_body" style:list-style-name="L38"/>
    <style:style style:name="P97" style:family="paragraph" style:parent-style-name="Text_20_body" style:list-style-name="L39">
      <style:paragraph-properties fo:margin-top="0cm" fo:margin-bottom="0cm" style:contextual-spacing="false"/>
    </style:style>
    <style:style style:name="P98" style:family="paragraph" style:parent-style-name="Text_20_body" style:list-style-name="L39"/>
    <style:style style:name="P99" style:family="paragraph" style:parent-style-name="Text_20_body" style:list-style-name="L40"/>
    <style:style style:name="P100" style:family="paragraph" style:parent-style-name="Text_20_body" style:list-style-name="L40">
      <style:paragraph-properties fo:margin-top="0cm" fo:margin-bottom="0cm" style:contextual-spacing="false"/>
    </style:style>
    <style:style style:name="P101" style:family="paragraph" style:parent-style-name="Text_20_body" style:list-style-name="L41"/>
    <style:style style:name="P102" style:family="paragraph" style:parent-style-name="Text_20_body" style:list-style-name="L41">
      <style:paragraph-properties fo:margin-top="0cm" fo:margin-bottom="0cm" style:contextual-spacing="false"/>
    </style:style>
    <style:style style:name="P103" style:family="paragraph" style:parent-style-name="Text_20_body" style:list-style-name="L42"/>
    <style:style style:name="P104" style:family="paragraph" style:parent-style-name="Text_20_body" style:list-style-name="L42">
      <style:paragraph-properties fo:margin-top="0cm" fo:margin-bottom="0cm" style:contextual-spacing="false"/>
    </style:style>
    <style:style style:name="P105" style:family="paragraph" style:parent-style-name="Text_20_body" style:list-style-name="L43">
      <style:paragraph-properties fo:margin-top="0cm" fo:margin-bottom="0cm" style:contextual-spacing="false"/>
    </style:style>
    <style:style style:name="P106" style:family="paragraph" style:parent-style-name="Text_20_body" style:list-style-name="L43"/>
    <style:style style:name="P107" style:family="paragraph" style:parent-style-name="Text_20_body" style:list-style-name="L44">
      <style:paragraph-properties fo:margin-top="0cm" fo:margin-bottom="0cm" style:contextual-spacing="false"/>
    </style:style>
    <style:style style:name="P108" style:family="paragraph" style:parent-style-name="Text_20_body" style:list-style-name="L44"/>
    <style:style style:name="P109" style:family="paragraph" style:parent-style-name="Text_20_body" style:list-style-name="L45">
      <style:paragraph-properties fo:margin-top="0cm" fo:margin-bottom="0cm" style:contextual-spacing="false"/>
    </style:style>
    <style:style style:name="P110" style:family="paragraph" style:parent-style-name="Text_20_body" style:list-style-name="L45"/>
    <style:style style:name="P111" style:family="paragraph" style:parent-style-name="Text_20_body" style:list-style-name="L46">
      <style:paragraph-properties fo:margin-top="0cm" fo:margin-bottom="0cm" style:contextual-spacing="false"/>
    </style:style>
    <style:style style:name="P112" style:family="paragraph" style:parent-style-name="Text_20_body" style:list-style-name="L46"/>
    <style:style style:name="P113" style:family="paragraph" style:parent-style-name="Text_20_body" style:list-style-name="L47">
      <style:paragraph-properties fo:margin-top="0cm" fo:margin-bottom="0cm" style:contextual-spacing="false"/>
    </style:style>
    <style:style style:name="P114" style:family="paragraph" style:parent-style-name="Text_20_body" style:list-style-name="L47"/>
    <style:style style:name="P115" style:family="paragraph" style:parent-style-name="Text_20_body" style:list-style-name="L48">
      <style:paragraph-properties fo:margin-top="0cm" fo:margin-bottom="0cm" style:contextual-spacing="false"/>
    </style:style>
    <style:style style:name="P116" style:family="paragraph" style:parent-style-name="Text_20_body" style:list-style-name="L48"/>
    <style:style style:name="P117" style:family="paragraph" style:parent-style-name="Text_20_body" style:list-style-name="L49">
      <style:paragraph-properties fo:margin-top="0cm" fo:margin-bottom="0cm" style:contextual-spacing="false"/>
    </style:style>
    <style:style style:name="P118" style:family="paragraph" style:parent-style-name="Text_20_body" style:list-style-name="L49"/>
    <style:style style:name="P119" style:family="paragraph" style:parent-style-name="Text_20_body" style:list-style-name="L50">
      <style:paragraph-properties fo:margin-top="0cm" fo:margin-bottom="0cm" style:contextual-spacing="false"/>
    </style:style>
    <style:style style:name="P120" style:family="paragraph" style:parent-style-name="Text_20_body" style:list-style-name="L50"/>
    <style:style style:name="P121" style:family="paragraph" style:parent-style-name="Text_20_body" style:list-style-name="L51">
      <style:paragraph-properties fo:margin-top="0cm" fo:margin-bottom="0cm" style:contextual-spacing="false"/>
    </style:style>
    <style:style style:name="P122" style:family="paragraph" style:parent-style-name="Text_20_body" style:list-style-name="L51"/>
    <style:style style:name="P123" style:family="paragraph" style:parent-style-name="Text_20_body" style:list-style-name="L52">
      <style:paragraph-properties fo:margin-top="0cm" fo:margin-bottom="0cm" style:contextual-spacing="false"/>
    </style:style>
    <style:style style:name="P124" style:family="paragraph" style:parent-style-name="Text_20_body" style:list-style-name="L52"/>
    <style:style style:name="P125" style:family="paragraph" style:parent-style-name="Text_20_body" style:list-style-name="L53"/>
    <style:style style:name="P126" style:family="paragraph" style:parent-style-name="Text_20_body" style:list-style-name="L53">
      <style:paragraph-properties fo:margin-top="0cm" fo:margin-bottom="0cm" style:contextual-spacing="false"/>
    </style:style>
    <style:style style:name="P127" style:family="paragraph" style:parent-style-name="Text_20_body" style:list-style-name="L54">
      <style:paragraph-properties fo:margin-top="0cm" fo:margin-bottom="0cm" style:contextual-spacing="false"/>
    </style:style>
    <style:style style:name="P128" style:family="paragraph" style:parent-style-name="Text_20_body" style:list-style-name="L54"/>
    <style:style style:name="P129" style:family="paragraph" style:parent-style-name="Text_20_body" style:list-style-name="L55"/>
    <style:style style:name="P130" style:family="paragraph" style:parent-style-name="Text_20_body" style:list-style-name="L55">
      <style:paragraph-properties fo:margin-top="0cm" fo:margin-bottom="0cm" style:contextual-spacing="false"/>
    </style:style>
    <style:style style:name="P131" style:family="paragraph" style:parent-style-name="Text_20_body" style:list-style-name="L56">
      <style:paragraph-properties fo:margin-top="0cm" fo:margin-bottom="0cm" style:contextual-spacing="false"/>
    </style:style>
    <style:style style:name="P132" style:family="paragraph" style:parent-style-name="Text_20_body" style:list-style-name="L56"/>
    <style:style style:name="P133" style:family="paragraph" style:parent-style-name="Text_20_body" style:list-style-name="L57">
      <style:paragraph-properties fo:margin-top="0cm" fo:margin-bottom="0cm" style:contextual-spacing="false"/>
    </style:style>
    <style:style style:name="P134" style:family="paragraph" style:parent-style-name="Text_20_body" style:list-style-name="L57"/>
    <style:style style:name="P135" style:family="paragraph" style:parent-style-name="Text_20_body" style:list-style-name="L58"/>
    <style:style style:name="P136" style:family="paragraph" style:parent-style-name="Text_20_body" style:list-style-name="L59"/>
    <style:style style:name="P137" style:family="paragraph" style:parent-style-name="Text_20_body" style:list-style-name="L60"/>
    <style:style style:name="P138" style:family="paragraph" style:parent-style-name="Text_20_body" style:list-style-name="L61">
      <style:paragraph-properties fo:margin-top="0cm" fo:margin-bottom="0cm" style:contextual-spacing="false"/>
    </style:style>
    <style:style style:name="P139" style:family="paragraph" style:parent-style-name="Text_20_body" style:list-style-name="L61"/>
    <style:style style:name="P140" style:family="paragraph" style:parent-style-name="Text_20_body" style:list-style-name="L62">
      <style:paragraph-properties fo:margin-top="0cm" fo:margin-bottom="0cm" style:contextual-spacing="false"/>
    </style:style>
    <style:style style:name="P141" style:family="paragraph" style:parent-style-name="Text_20_body" style:list-style-name="L62"/>
    <style:style style:name="P142" style:family="paragraph" style:parent-style-name="Text_20_body" style:list-style-name="L63"/>
    <style:style style:name="P143" style:family="paragraph" style:parent-style-name="Text_20_body" style:list-style-name="L64">
      <style:paragraph-properties fo:margin-top="0cm" fo:margin-bottom="0cm" style:contextual-spacing="false" style:writing-mode="lr-tb"/>
    </style:style>
    <style:style style:name="P144" style:family="paragraph" style:parent-style-name="Text_20_body" style:list-style-name="L64"/>
    <style:style style:name="P145" style:family="paragraph" style:parent-style-name="Text_20_body" style:list-style-name="L65">
      <style:paragraph-properties fo:margin-top="0cm" fo:margin-bottom="0cm" style:contextual-spacing="false"/>
    </style:style>
    <style:style style:name="P146" style:family="paragraph" style:parent-style-name="Text_20_body" style:list-style-name="L65"/>
    <style:style style:name="P147" style:family="paragraph" style:parent-style-name="Text_20_body" style:list-style-name="L66">
      <style:paragraph-properties fo:margin-top="0cm" fo:margin-bottom="0cm" style:contextual-spacing="false"/>
    </style:style>
    <style:style style:name="P148" style:family="paragraph" style:parent-style-name="Text_20_body" style:list-style-name="L66"/>
    <style:style style:name="P149" style:family="paragraph" style:parent-style-name="Text_20_body" style:list-style-name="L67">
      <style:paragraph-properties fo:margin-top="0cm" fo:margin-bottom="0cm" style:contextual-spacing="false"/>
    </style:style>
    <style:style style:name="P150" style:family="paragraph" style:parent-style-name="Text_20_body" style:list-style-name="L67"/>
    <style:style style:name="P151" style:family="paragraph" style:parent-style-name="Text_20_body" style:list-style-name="L68">
      <style:paragraph-properties fo:margin-top="0cm" fo:margin-bottom="0cm" style:contextual-spacing="false"/>
    </style:style>
    <style:style style:name="P152" style:family="paragraph" style:parent-style-name="Text_20_body" style:list-style-name="L68"/>
    <style:style style:name="P153" style:family="paragraph" style:parent-style-name="Text_20_body" style:list-style-name="L69">
      <style:paragraph-properties fo:margin-top="0cm" fo:margin-bottom="0cm" style:contextual-spacing="false"/>
    </style:style>
    <style:style style:name="P154" style:family="paragraph" style:parent-style-name="Text_20_body" style:list-style-name="L69"/>
    <style:style style:name="P155" style:family="paragraph" style:parent-style-name="Text_20_body" style:list-style-name="L70">
      <style:paragraph-properties fo:margin-top="0cm" fo:margin-bottom="0cm" style:contextual-spacing="false"/>
    </style:style>
    <style:style style:name="P156" style:family="paragraph" style:parent-style-name="Text_20_body" style:list-style-name="L70"/>
    <style:style style:name="P157" style:family="paragraph" style:parent-style-name="Text_20_body" style:list-style-name="L71">
      <style:paragraph-properties fo:margin-top="0cm" fo:margin-bottom="0cm" style:contextual-spacing="false"/>
    </style:style>
    <style:style style:name="P158" style:family="paragraph" style:parent-style-name="Text_20_body" style:list-style-name="L71"/>
    <style:style style:name="P159" style:family="paragraph" style:parent-style-name="Text_20_body" style:list-style-name="L72">
      <style:paragraph-properties fo:margin-top="0cm" fo:margin-bottom="0cm" style:contextual-spacing="false"/>
    </style:style>
    <style:style style:name="P160" style:family="paragraph" style:parent-style-name="Text_20_body" style:list-style-name="L72"/>
    <style:style style:name="P161" style:family="paragraph" style:parent-style-name="Text_20_body" style:list-style-name="L73">
      <style:paragraph-properties fo:margin-top="0cm" fo:margin-bottom="0cm" style:contextual-spacing="false"/>
    </style:style>
    <style:style style:name="P162" style:family="paragraph" style:parent-style-name="Text_20_body" style:list-style-name="L73"/>
    <style:style style:name="P163" style:family="paragraph" style:parent-style-name="Text_20_body" style:list-style-name="L74"/>
    <style:style style:name="P164" style:family="paragraph" style:parent-style-name="Text_20_body" style:list-style-name="L75"/>
    <style:style style:name="P165" style:family="paragraph" style:parent-style-name="Text_20_body" style:list-style-name="L76"/>
    <style:style style:name="P166" style:family="paragraph" style:parent-style-name="Text_20_body" style:list-style-name="L76">
      <style:paragraph-properties fo:margin-top="0cm" fo:margin-bottom="0cm" style:contextual-spacing="false"/>
    </style:style>
    <style:style style:name="P167" style:family="paragraph" style:parent-style-name="Text_20_body" style:list-style-name="L77">
      <style:paragraph-properties fo:margin-top="0cm" fo:margin-bottom="0cm" style:contextual-spacing="false"/>
    </style:style>
    <style:style style:name="P168" style:family="paragraph" style:parent-style-name="Text_20_body" style:list-style-name="L77"/>
    <style:style style:name="P169" style:family="paragraph" style:parent-style-name="Text_20_body" style:list-style-name="L78"/>
    <style:style style:name="P170" style:family="paragraph" style:parent-style-name="Text_20_body" style:list-style-name="L79">
      <style:paragraph-properties fo:margin-top="0cm" fo:margin-bottom="0cm" style:contextual-spacing="false"/>
    </style:style>
    <style:style style:name="P171" style:family="paragraph" style:parent-style-name="Text_20_body" style:list-style-name="L79"/>
    <style:style style:name="P172" style:family="paragraph" style:parent-style-name="Text_20_body" style:list-style-name="L80"/>
    <style:style style:name="P173" style:family="paragraph" style:parent-style-name="Text_20_body" style:list-style-name="L81">
      <style:paragraph-properties fo:margin-top="0cm" fo:margin-bottom="0cm" style:contextual-spacing="false"/>
    </style:style>
    <style:style style:name="P174" style:family="paragraph" style:parent-style-name="Text_20_body" style:list-style-name="L81"/>
    <style:style style:name="P175" style:family="paragraph" style:parent-style-name="Text_20_body" style:list-style-name="L82"/>
    <style:style style:name="P176" style:family="paragraph" style:parent-style-name="Text_20_body" style:list-style-name="L83">
      <style:paragraph-properties fo:margin-top="0cm" fo:margin-bottom="0cm" style:contextual-spacing="false"/>
    </style:style>
    <style:style style:name="P177" style:family="paragraph" style:parent-style-name="Text_20_body" style:list-style-name="L83"/>
    <style:style style:name="P178" style:family="paragraph" style:parent-style-name="Text_20_body" style:list-style-name="L84"/>
    <style:style style:name="P179" style:family="paragraph" style:parent-style-name="Text_20_body" style:list-style-name="L85"/>
    <style:style style:name="P180" style:family="paragraph" style:parent-style-name="Text_20_body" style:list-style-name="L86">
      <style:paragraph-properties fo:margin-top="0cm" fo:margin-bottom="0cm" style:contextual-spacing="false"/>
    </style:style>
    <style:style style:name="P181" style:family="paragraph" style:parent-style-name="Text_20_body" style:list-style-name="L86"/>
    <style:style style:name="P182" style:family="paragraph" style:parent-style-name="Text_20_body" style:list-style-name="L87">
      <style:paragraph-properties fo:margin-top="0cm" fo:margin-bottom="0cm" style:contextual-spacing="false"/>
    </style:style>
    <style:style style:name="P183" style:family="paragraph" style:parent-style-name="Text_20_body" style:list-style-name="L87"/>
    <style:style style:name="P184" style:family="paragraph" style:parent-style-name="Text_20_body" style:list-style-name="L88">
      <style:paragraph-properties fo:margin-top="0cm" fo:margin-bottom="0cm" style:contextual-spacing="false"/>
    </style:style>
    <style:style style:name="P185" style:family="paragraph" style:parent-style-name="Text_20_body" style:list-style-name="L88"/>
    <style:style style:name="P186" style:family="paragraph" style:parent-style-name="Text_20_body" style:list-style-name="L89">
      <style:paragraph-properties fo:margin-top="0cm" fo:margin-bottom="0cm" style:contextual-spacing="false"/>
    </style:style>
    <style:style style:name="P187" style:family="paragraph" style:parent-style-name="Text_20_body" style:list-style-name="L89"/>
    <style:style style:name="P188" style:family="paragraph" style:parent-style-name="Text_20_body" style:list-style-name="L90"/>
    <style:style style:name="P189" style:family="paragraph" style:parent-style-name="Text_20_body" style:list-style-name="L90">
      <style:paragraph-properties fo:margin-top="0cm" fo:margin-bottom="0cm" style:contextual-spacing="false"/>
    </style:style>
    <style:style style:name="P190" style:family="paragraph" style:parent-style-name="Text_20_body" style:list-style-name="L91"/>
    <style:style style:name="P191" style:family="paragraph" style:parent-style-name="Text_20_body" style:list-style-name="L91">
      <style:paragraph-properties fo:margin-top="0cm" fo:margin-bottom="0cm" style:contextual-spacing="false"/>
    </style:style>
    <style:style style:name="P192" style:family="paragraph" style:parent-style-name="Text_20_body" style:list-style-name="L92"/>
    <style:style style:name="P193" style:family="paragraph" style:parent-style-name="Text_20_body" style:list-style-name="L92">
      <style:paragraph-properties fo:margin-top="0cm" fo:margin-bottom="0cm" style:contextual-spacing="false"/>
    </style:style>
    <style:style style:name="P194" style:family="paragraph" style:parent-style-name="Text_20_body" style:list-style-name="L93"/>
    <style:style style:name="P195" style:family="paragraph" style:parent-style-name="Text_20_body" style:list-style-name="L93">
      <style:paragraph-properties fo:margin-top="0cm" fo:margin-bottom="0cm" style:contextual-spacing="false"/>
    </style:style>
    <style:style style:name="P196" style:family="paragraph" style:parent-style-name="Text_20_body" style:list-style-name="L94"/>
    <style:style style:name="P197" style:family="paragraph" style:parent-style-name="Text_20_body" style:list-style-name="L94">
      <style:paragraph-properties fo:margin-top="0cm" fo:margin-bottom="0cm" style:contextual-spacing="false"/>
    </style:style>
    <style:style style:name="P198" style:family="paragraph" style:parent-style-name="Text_20_body" style:list-style-name="L95">
      <style:paragraph-properties fo:margin-top="0cm" fo:margin-bottom="0cm" style:contextual-spacing="false"/>
    </style:style>
    <style:style style:name="P199" style:family="paragraph" style:parent-style-name="Text_20_body" style:list-style-name="L95"/>
    <style:style style:name="P200" style:family="paragraph" style:parent-style-name="Text_20_body" style:list-style-name="L96"/>
    <style:style style:name="P201" style:family="paragraph" style:parent-style-name="Text_20_body" style:list-style-name="L96">
      <style:paragraph-properties fo:margin-top="0cm" fo:margin-bottom="0cm" style:contextual-spacing="false"/>
    </style:style>
    <style:style style:name="P202" style:family="paragraph" style:parent-style-name="Text_20_body" style:list-style-name="L97"/>
    <style:style style:name="P203" style:family="paragraph" style:parent-style-name="Text_20_body" style:list-style-name="L97">
      <style:paragraph-properties fo:margin-top="0cm" fo:margin-bottom="0cm" style:contextual-spacing="false"/>
    </style:style>
    <style:style style:name="P204" style:family="paragraph" style:parent-style-name="Text_20_body" style:list-style-name="L98"/>
    <style:style style:name="P205" style:family="paragraph" style:parent-style-name="Text_20_body" style:list-style-name="L98">
      <style:paragraph-properties fo:margin-top="0cm" fo:margin-bottom="0cm" style:contextual-spacing="false"/>
    </style:style>
    <style:style style:name="P206" style:family="paragraph" style:parent-style-name="Text_20_body" style:list-style-name="L99">
      <style:paragraph-properties fo:margin-top="0cm" fo:margin-bottom="0cm" style:contextual-spacing="false"/>
    </style:style>
    <style:style style:name="P207" style:family="paragraph" style:parent-style-name="Text_20_body" style:list-style-name="L99"/>
    <style:style style:name="P208" style:family="paragraph" style:parent-style-name="Text_20_body" style:list-style-name="L100">
      <style:paragraph-properties fo:margin-top="0cm" fo:margin-bottom="0cm" style:contextual-spacing="false"/>
    </style:style>
    <style:style style:name="P209" style:family="paragraph" style:parent-style-name="Text_20_body" style:list-style-name="L100"/>
    <style:style style:name="P210" style:family="paragraph" style:parent-style-name="Text_20_body" style:list-style-name="L101"/>
    <style:style style:name="P211" style:family="paragraph" style:parent-style-name="Text_20_body" style:list-style-name="L101">
      <style:paragraph-properties fo:margin-top="0cm" fo:margin-bottom="0cm" style:contextual-spacing="false"/>
    </style:style>
    <style:style style:name="P212" style:family="paragraph" style:parent-style-name="Text_20_body" style:list-style-name="L102">
      <style:paragraph-properties fo:margin-top="0cm" fo:margin-bottom="0cm" style:contextual-spacing="false"/>
    </style:style>
    <style:style style:name="P213" style:family="paragraph" style:parent-style-name="Text_20_body" style:list-style-name="L102"/>
    <style:style style:name="P214" style:family="paragraph" style:parent-style-name="Text_20_body" style:list-style-name="L103"/>
    <style:style style:name="P215" style:family="paragraph" style:parent-style-name="Text_20_body" style:list-style-name="L103">
      <style:paragraph-properties fo:margin-top="0cm" fo:margin-bottom="0cm" style:contextual-spacing="false"/>
    </style:style>
    <style:style style:name="P216" style:family="paragraph" style:parent-style-name="Text_20_body" style:list-style-name="L104">
      <style:paragraph-properties fo:margin-top="0cm" fo:margin-bottom="0cm" style:contextual-spacing="false"/>
    </style:style>
    <style:style style:name="P217" style:family="paragraph" style:parent-style-name="Text_20_body" style:list-style-name="L104"/>
    <style:style style:name="P218" style:family="paragraph" style:parent-style-name="Text_20_body" style:list-style-name="L105"/>
    <style:style style:name="P219" style:family="paragraph" style:parent-style-name="Text_20_body" style:list-style-name="L105">
      <style:paragraph-properties fo:margin-top="0cm" fo:margin-bottom="0cm" style:contextual-spacing="false"/>
    </style:style>
    <style:style style:name="P220" style:family="paragraph" style:parent-style-name="Text_20_body" style:list-style-name="L106"/>
    <style:style style:name="P221" style:family="paragraph" style:parent-style-name="Text_20_body" style:list-style-name="L106">
      <style:paragraph-properties fo:margin-top="0cm" fo:margin-bottom="0cm" style:contextual-spacing="false"/>
    </style:style>
    <style:style style:name="P222" style:family="paragraph" style:parent-style-name="Text_20_body" style:list-style-name="L107">
      <style:paragraph-properties fo:margin-top="0cm" fo:margin-bottom="0cm" style:contextual-spacing="false"/>
    </style:style>
    <style:style style:name="P223" style:family="paragraph" style:parent-style-name="Text_20_body" style:list-style-name="L107"/>
    <style:style style:name="P224" style:family="paragraph" style:parent-style-name="Text_20_body" style:list-style-name="L108">
      <style:paragraph-properties fo:margin-top="0cm" fo:margin-bottom="0cm" style:contextual-spacing="false"/>
    </style:style>
    <style:style style:name="P225" style:family="paragraph" style:parent-style-name="Text_20_body" style:list-style-name="L108"/>
    <style:style style:name="P226" style:family="paragraph" style:parent-style-name="Text_20_body" style:list-style-name="L109"/>
    <style:style style:name="P227" style:family="paragraph" style:parent-style-name="Text_20_body" style:list-style-name="L110">
      <style:paragraph-properties fo:margin-top="0cm" fo:margin-bottom="0cm" style:contextual-spacing="false"/>
    </style:style>
    <style:style style:name="P228" style:family="paragraph" style:parent-style-name="Text_20_body" style:list-style-name="L110"/>
    <style:style style:name="P229" style:family="paragraph" style:parent-style-name="Text_20_body" style:list-style-name="L111">
      <style:paragraph-properties fo:margin-top="0cm" fo:margin-bottom="0cm" style:contextual-spacing="false"/>
    </style:style>
    <style:style style:name="P230" style:family="paragraph" style:parent-style-name="Text_20_body" style:list-style-name="L111"/>
    <style:style style:name="P231" style:family="paragraph" style:parent-style-name="Text_20_body" style:list-style-name="L112">
      <style:paragraph-properties fo:margin-top="0cm" fo:margin-bottom="0cm" style:contextual-spacing="false"/>
    </style:style>
    <style:style style:name="P232" style:family="paragraph" style:parent-style-name="Text_20_body" style:list-style-name="L112"/>
    <style:style style:name="P233" style:family="paragraph" style:parent-style-name="Text_20_body" style:list-style-name="L113">
      <style:paragraph-properties fo:margin-top="0cm" fo:margin-bottom="0cm" style:contextual-spacing="false"/>
    </style:style>
    <style:style style:name="P234" style:family="paragraph" style:parent-style-name="Text_20_body" style:list-style-name="L113"/>
    <style:style style:name="P235" style:family="paragraph" style:parent-style-name="Text_20_body" style:list-style-name="L114"/>
    <style:style style:name="P236" style:family="paragraph" style:parent-style-name="Text_20_body" style:list-style-name="L115">
      <style:paragraph-properties fo:margin-top="0cm" fo:margin-bottom="0cm" style:contextual-spacing="false"/>
    </style:style>
    <style:style style:name="P237" style:family="paragraph" style:parent-style-name="Text_20_body" style:list-style-name="L115"/>
    <style:style style:name="P238" style:family="paragraph" style:parent-style-name="Text_20_body" style:list-style-name="L116"/>
    <style:style style:name="P239" style:family="paragraph" style:parent-style-name="Text_20_body" style:list-style-name="L117"/>
    <style:style style:name="P240" style:family="paragraph" style:parent-style-name="Text_20_body" style:list-style-name="L118"/>
    <style:style style:name="P241" style:family="paragraph" style:parent-style-name="Text_20_body" style:list-style-name="L119">
      <style:paragraph-properties fo:margin-top="0cm" fo:margin-bottom="0cm" style:contextual-spacing="false"/>
    </style:style>
    <style:style style:name="P242" style:family="paragraph" style:parent-style-name="Text_20_body" style:list-style-name="L119"/>
    <style:style style:name="P243" style:family="paragraph" style:parent-style-name="Text_20_body" style:list-style-name="L120"/>
    <style:style style:name="P244" style:family="paragraph" style:parent-style-name="Text_20_body" style:list-style-name="L120">
      <style:paragraph-properties fo:margin-top="0cm" fo:margin-bottom="0cm" style:contextual-spacing="false"/>
    </style:style>
    <style:style style:name="P245" style:family="paragraph" style:parent-style-name="Text_20_body" style:list-style-name="L121"/>
    <style:style style:name="P246" style:family="paragraph" style:parent-style-name="Text_20_body" style:list-style-name="L121">
      <style:paragraph-properties fo:margin-top="0cm" fo:margin-bottom="0cm" style:contextual-spacing="false"/>
    </style:style>
    <style:style style:name="P247" style:family="paragraph" style:parent-style-name="Text_20_body" style:list-style-name="L122">
      <style:paragraph-properties fo:margin-top="0cm" fo:margin-bottom="0cm" style:contextual-spacing="false"/>
    </style:style>
    <style:style style:name="P248" style:family="paragraph" style:parent-style-name="Text_20_body" style:list-style-name="L122"/>
    <style:style style:name="P249" style:family="paragraph" style:parent-style-name="Text_20_body" style:list-style-name="L123"/>
    <style:style style:name="P250" style:family="paragraph" style:parent-style-name="Text_20_body" style:list-style-name="L123">
      <style:paragraph-properties fo:margin-top="0cm" fo:margin-bottom="0cm" style:contextual-spacing="false"/>
    </style:style>
    <style:style style:name="P251" style:family="paragraph" style:parent-style-name="Text_20_body" style:list-style-name="L124"/>
    <style:style style:name="P252" style:family="paragraph" style:parent-style-name="Text_20_body" style:list-style-name="L124">
      <style:paragraph-properties fo:margin-top="0cm" fo:margin-bottom="0cm" style:contextual-spacing="false"/>
    </style:style>
    <style:style style:name="P253" style:family="paragraph" style:parent-style-name="Text_20_body" style:list-style-name="L125">
      <style:paragraph-properties fo:margin-top="0cm" fo:margin-bottom="0cm" style:contextual-spacing="false"/>
    </style:style>
    <style:style style:name="P254" style:family="paragraph" style:parent-style-name="Text_20_body" style:list-style-name="L125"/>
    <style:style style:name="P255" style:family="paragraph" style:parent-style-name="Text_20_body" style:list-style-name="L126"/>
    <style:style style:name="P256" style:family="paragraph" style:parent-style-name="Text_20_body" style:list-style-name="L126">
      <style:paragraph-properties fo:margin-top="0cm" fo:margin-bottom="0cm" style:contextual-spacing="false"/>
    </style:style>
    <style:style style:name="P257" style:family="paragraph" style:parent-style-name="Text_20_body" style:list-style-name="L127"/>
    <style:style style:name="P258" style:family="paragraph" style:parent-style-name="Text_20_body" style:list-style-name="L127">
      <style:paragraph-properties fo:margin-top="0cm" fo:margin-bottom="0cm" style:contextual-spacing="false"/>
    </style:style>
    <style:style style:name="P259" style:family="paragraph" style:parent-style-name="Text_20_body" style:list-style-name="L128">
      <style:paragraph-properties fo:margin-top="0cm" fo:margin-bottom="0cm" style:contextual-spacing="false"/>
    </style:style>
    <style:style style:name="P260" style:family="paragraph" style:parent-style-name="Text_20_body" style:list-style-name="L128"/>
    <style:style style:name="P261" style:family="paragraph" style:parent-style-name="Text_20_body" style:list-style-name="L129">
      <style:paragraph-properties fo:margin-top="0cm" fo:margin-bottom="0cm" style:contextual-spacing="false"/>
    </style:style>
    <style:style style:name="P262" style:family="paragraph" style:parent-style-name="Text_20_body" style:list-style-name="L129">
      <style:paragraph-properties fo:margin-top="0cm" fo:margin-bottom="0cm" style:contextual-spacing="false" style:writing-mode="lr-tb"/>
    </style:style>
    <style:style style:name="P263" style:family="paragraph" style:parent-style-name="Text_20_body" style:list-style-name="L129">
      <style:paragraph-properties style:writing-mode="lr-tb"/>
    </style:style>
    <style:style style:name="T1" style:family="text">
      <style:text-properties officeooo:rsid="006ac39e"/>
    </style:style>
    <style:style style:name="T2" style:family="text">
      <style:text-properties style:font-name="DejaVu Sans" fo:font-size="11pt" officeooo:rsid="00670f88" style:font-size-asian="11pt" style:font-size-complex="11pt"/>
    </style:style>
    <style:style style:name="T3" style:family="text">
      <style:text-properties style:font-name="DejaVu Sans" fo:font-size="11pt" style:font-size-asian="11pt" style:font-size-complex="11pt"/>
    </style:style>
    <style:style style:name="T4" style:family="text">
      <style:text-properties style:font-name="DejaVu Sans"/>
    </style:style>
    <style:style style:name="T5" style:family="text">
      <style:text-properties officeooo:rsid="00a61b6a"/>
    </style:style>
    <style:style style:name="T6" style:family="text">
      <style:text-properties officeooo:rsid="00ab24ed"/>
    </style:style>
    <style:style style:name="T7" style:family="text">
      <style:text-properties officeooo:rsid="000f183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Outline system structure</text:p>
      <text:p text:style-name="P1"><text:span text:style-name="T1">2. </text:span>Describe the parallelization algorithm</text:p>
      <text:p text:style-name="P1"><text:span text:style-name="T1">3. </text:span>Describe the simulation algorithm</text:p>
      <text:p text:style-name="P1"><text:span text:style-name="T1">4. </text:span>Data scalability</text:p>
      <text:p text:style-name="P1"><text:span text:style-name="T1">5. </text:span>List of possible graphs</text:p>
      <text:p text:style-name="P2"/>
      <text:p text:style-name="P2"><text:span text:style-name="T1">1. </text:span>Outline system structure</text:p>
      <text:p text:style-name="P2"/>
      <text:p text:style-name="P2"><text:span text:style-name="T1">2. </text:span>Describe the parallelization algorithm</text:p>
      <text:p text:style-name="P2"><text:span text:style-name="T1">3. </text:span>Describe the simulation algorithm</text:p>
      <text:p text:style-name="P2"><text:span text:style-name="T1">4. </text:span>Data scalability</text:p>
      <text:p text:style-name="P2"><text:span text:style-name="T1">5. </text:span>List of possible graphs</text:p>
      <text:p text:style-name="P2"/>
      <text:h text:style-name="P3" text:outline-level="2">Expected System Architecture</text:h>
      <text:h text:style-name="P4" text:outline-level="3">1. <text:span text:style-name="Strong_20_Emphasis">System Structure Outline</text:span></text:h>
      <text:p text:style-name="P5">A whole-cell simulation for JCVI-syn3A should have:</text:p>
      <text:list text:style-name="L1">
        <text:list-item>
          <text:p text:style-name="P6"><text:span text:style-name="Strong_20_Emphasis">Core Engine Layer</text:span>: Main simulation loop, time stepping, configuration management </text:p>
        </text:list-item>
        <text:list-item>
          <text:p text:style-name="P6"><text:span text:style-name="Strong_20_Emphasis">Model Layer</text:span>: Two simulation models (FullAtom and Voxel) </text:p>
        </text:list-item>
        <text:list-item>
          <text:p text:style-name="P6"><text:span text:style-name="Strong_20_Emphasis">Particle/Molecule Management</text:span>: Data structures for atoms, molecules, proteins, DNA, RNA </text:p>
        </text:list-item>
        <text:list-item>
          <text:p text:style-name="P6"><text:span text:style-name="Strong_20_Emphasis">Physics Engine</text:span>: Force calculations, collision detection, reaction kinetics </text:p>
        </text:list-item>
        <text:list-item>
          <text:p text:style-name="P6"><text:span text:style-name="Strong_20_Emphasis">Parallelization Layer</text:span>: Thread management (OpenMP/pthreads) and MPI communication </text:p>
        </text:list-item>
        <text:list-item>
          <text:p text:style-name="P6"><text:span text:style-name="Strong_20_Emphasis">Visualization Layer</text:span>: OpenGL rendering, ImGui interface </text:p>
        </text:list-item>
        <text:list-item>
          <text:p text:style-name="P7"><text:span text:style-name="Strong_20_Emphasis">I/O Layer</text:span>: Configuration reading, data export, checkpoint management </text:p>
        </text:list-item>
      </text:list>
      <text:h text:style-name="P4" text:outline-level="3">2. <text:span text:style-name="Strong_20_Emphasis">Simulation Algorithms</text:span> (Expected)</text:h>
      <text:p text:style-name="P5">For both models, you'd typically have:</text:p>
      <text:list text:style-name="L2">
        <text:list-item>
          <text:p text:style-name="P8">Initialization from genomic data </text:p>
        </text:list-item>
        <text:list-item>
          <text:p text:style-name="P8">Time-stepping loop with molecular dynamics </text:p>
        </text:list-item>
        <text:list-item>
          <text:p text:style-name="P8">Chemical reaction networks </text:p>
        </text:list-item>
        <text:list-item>
          <text:p text:style-name="P9">Spatial organization (membrane, cytoplasm) </text:p>
        </text:list-item>
      </text:list>
      <text:h text:style-name="P4" text:outline-level="3"><text:soft-page-break/>3. <text:span text:style-name="Strong_20_Emphasis">Parallelization Strategies</text:span> (Expected)</text:h>
      <text:list text:style-name="L3">
        <text:list-item>
          <text:p text:style-name="P10"><text:span text:style-name="Strong_20_Emphasis">Domain decomposition</text:span> for spatial parallelization </text:p>
        </text:list-item>
        <text:list-item>
          <text:p text:style-name="P10"><text:span text:style-name="Strong_20_Emphasis">Task parallelization</text:span> for independent reactions </text:p>
        </text:list-item>
        <text:list-item>
          <text:p text:style-name="P10"><text:span text:style-name="Strong_20_Emphasis">MPI</text:span> for distributed memory across nodes </text:p>
        </text:list-item>
        <text:list-item>
          <text:p text:style-name="P11"><text:span text:style-name="Strong_20_Emphasis">Threads</text:span> for shared memory within nodes</text:p>
        </text:list-item>
      </text:list>
      <text:p text:style-name="P2"/>
      <text:p text:style-name="P2"/>
      <text:p text:style-name="P2"/>
      <text:p text:style-name="P2"/>
      <text:p text:style-name="P12"/>
      <text:p text:style-name="P13"><text:span text:style-name="T2">The</text:span><text:span text:style-name="T3"> application simulates the work of a bacterial cell reaction by reaction and particle by particle. </text:span></text:p>
      <text:p text:style-name="P14">The cell is shaped like a sphere with a radius of 200 nm, or a diameter of 400 nm. I placed it in a cube - a test tube with a side of 500 nm. I divided the test tube into cubes-sectors 40x40x40, that is, a total of 64,000 sectors with a real sector side of about 12.5 nm. MPI/CPU processes are also organized in the form of a cuboid with sides NX x NY x NZ. I.e. ex: 2000 processes are 20 x 10 x 10 MPI/CPU processes. Each of these processes has its own slice of the sectors of the cell, and must know the processes (and the sector numbers they have) of their neighbors, in order to send particles to the processes of their neighbors if they move there in reactions or diffusion.</text:p>
      <text:p text:style-name="P14">At home, I used a grid of 2x2x2 processes = 8 CPUs.</text:p>
      <text:p text:style-name="P14">On Helios I started by increasing the grid of processes to 4x4x4 64 CPU (each had 10x10x10 sectors for calculations) and so increased until, to a grid of MPI/CPU procs 20x10x10 = 2000 MPI/CPU processes (20 nodes of 100 cores each) and here I reached the maximum speed of the whole application. Increasing the grid to the size of 20x20x10 MPI/CPU processes (40 nodes of 100 cores each)</text:p>
      <text:p text:style-name="P15">that is 4000 processes or all the way to 20x20x20 MPI/CPU processes (80 nodes of 100 cores each) did not result in an increase in performance but its decrease probably due to multiprocess communication (flipping particles) and synchronization of such a number of processes.</text:p>
      <text:p text:style-name="P14">So 2000 cores of MPI/CPU processes for me for now is the found and tested OPTIMUM-MAXIMUM, but the project thanks to the correct implementation of scalability both downward (accuracy of calculations - more more CPU cores per sector calculation) and upward (larger and larger cells - more sectors means more CPU cores) is very promising for more cores.</text:p>
      <text:p text:style-name="P14">The program works flawlessly - I only corrected minor problems impossible to find on home CPUs. Tests that were successful are in my "plgagh" directory on Helios</text:p>
      <text:p text:style-name="P16">in the directory:</text:p>
      <text:p text:style-name="P16"><text:s/>"~/plgagh/Repos/Cell/CellEngineProject/build/Backups/MPI/SUCESSESS/". </text:p>
      <text:p text:style-name="P17"><text:soft-page-break/>There is a list of directories and each directory contains files with the configuration of my test application and an output file in which is the test run and results. The name of the directory describes the test parameters in the key</text:p>
      <text:p text:style-name="P14">NumberTest_TotalNumberNofCores_NxNyNwithNNgridProcesses_Number of simulation steps. It is located there, also the source code of the program in C++ and its compiled version.</text:p>
      <text:p text:style-name="P13"/>
      <text:p text:style-name="P18"/>
      <text:p text:style-name="P18"/>
      <text:p text:style-name="P18"/>
      <text:p text:style-name="P19">SCIENTIFIC OBJECTIVES:</text:p>
      <text:p text:style-name="P19">1) MOLECULAR DYNAMICS AND CABS OR ANOTHER METHOD</text:p>
      <text:p text:style-name="P19">IS IT POSSIBLE TO VERIFY THE DISTRIBUTION OF MINIMAL ENERGY FOR THE ENTIRE CELL AND DOES THE MOTION PASS FROM MINIMAL ENERGY TO MINIMAL ENERGY WITHOUT DISINTEGRATING?</text:p>
      <text:p text:style-name="P19">IS THE ENTIRE CELL LIKE A SINGLE PARTICLE - <text:s/>this is the fundamental question</text:p>
      <text:p text:style-name="P19">2) IS DIFFUSION SUFFICIENT TO DEFINE LIFE IN SUCH A SMALL ORGANISM PERIOD</text:p>
      <text:p text:style-name="P19">IN OTHER WORDS, IS A CERTAIN DEGREE OF RANDOMNESS OF EVENTS SUFFICIENT TO DEFINE LIFE</text:p>
      <text:p text:style-name="P19">3) DOES DNA HAVE A DEEPER MEANING THAN THE STRUCTURE OF PROTEINS IN THE INCOMPREHENSIBLE JCVI-syn3A SECTOR</text:p>
      <text:p text:style-name="P19">4) ARE THERE CALCULATIONS ON NUMBERS AND HIGHER-ORDER RULES? </text:p>
      <text:p text:style-name="P19">5) ARE THE DNA COMPUTER AND ALGORITHMS LIKE THOSE IN A COMPUTER?</text:p>
      <text:p text:style-name="P19"/>
      <text:p text:style-name="P19">What will a simulation of the entire cell give us?</text:p>
      <text:p text:style-name="P19">I am listing them in no particular order and, of course, only some of them (there are so many that it is impossible to describe them all), because each of these things may be important, and checking even a single one of them means significant progress.</text:p>
      <text:p text:style-name="P19">These are long-term goals, as they also depend on the computing power available to us.</text:p>
      <text:p text:style-name="P19"/>
      <text:p text:style-name="P19">DEFINITELY:</text:p>
      <text:p text:style-name="P19"/>
      <text:p text:style-name="P19">Definitely:</text:p>
      <text:p text:style-name="P19"><text:soft-page-break/>The goal is to understand particle movement—answer the question—diffusion versus/or strictly programmed movement. Even if computability does not allow us to check everything, we will take a big step in that direction.</text:p>
      <text:p text:style-name="P19"/>
      <text:p text:style-name="P19">For sure:</text:p>
      <text:p text:style-name="P19">Currently, we have such a flood of minor discoveries that their abundance as a whole is a certain “curse” of this situation, especially since it is not known which of these discoveries are mutually exclusive.</text:p>
      <text:p text:style-name="P19">The model will collect them and test them all at once, which will save a lot of additional energy for thousands of simulations and experiments, because currently everything is checked separately, and exceptions are tested, while this way many things can be checked at once.</text:p>
      <text:p text:style-name="P19"/>
      <text:p text:style-name="P19">For sure:</text:p>
      <text:p text:style-name="P19">Certain things can only work if they are tested together, just as you cannot test a car or a computer by testing separate parts, because after a while everything can have an impact on everything else.</text:p>
      <text:p text:style-name="P19"/>
      <text:p text:style-name="P19">Certainly:</text:p>
      <text:p text:style-name="P19">Separating those physical phenomena whose calculation has no significant impact on the cell and wastes processor time from what is important, i.e., practical determinism versus impractical indeterminism</text:p>
      <text:p text:style-name="P19"/>
      <text:p text:style-name="P19">Certainly - a fundamental issue:</text:p>
      <text:p text:style-name="P19">Does the physics and chemistry we know explain the functioning of the simplest living cell during the ENTIRE CYCLE, INCLUDING CELL DIVISION?</text:p>
      <text:p text:style-name="P19"/>
      <text:p text:style-name="P19">What corrections do we need to make for the whole cycle to work?</text:p>
      <text:p text:style-name="P19">Even if computability does not allow us to check everything, we will take a big step in that direction.</text:p>
      <text:p text:style-name="P19"/>
      <text:p text:style-name="P19">MAYBE:</text:p>
      <text:p text:style-name="P19"/>
      <text:p text:style-name="P19">Maybe: Checking whether the cell cycle can be written in the form of machine language assembly, i.e., in the form of algorithms.</text:p>
      <text:p text:style-name="P19"/>
      <text:p text:style-name="P19">Maybe: Are calculations and algorithms performed in the cell </text:p>
      <text:p text:style-name="P19">-classical </text:p>
      <text:p text:style-name="P19"><text:soft-page-break/>-quantum</text:p>
      <text:p text:style-name="P19">-and algorithms known from DNA computers?</text:p>
      <text:p text:style-name="P19"/>
      <text:p text:style-name="P19">Perhaps: Checking what else DNA is - does it contain an assembler - definitely </text:p>
      <text:p text:style-name="P19"/>
      <text:p text:style-name="P19">Perhaps: Investigating the self-organization of life - because it is a mystery.</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4">At Chan Zuckerberg </text:span></text:p>
      <text:p text:style-name="P23">(and in similar AI teams, because there are also other teams competing with Chan Zuckerberg, e.g., at DeepMind), they are doing exactly what your bacteria department used to do as a new AI model </text:p>
      <text:p text:style-name="P23">A client company or institute would come to you with the sequenced genome of a new bacterium, and Ms. Kaja and her team, based on the genome and <text:soft-page-break/>scientific knowledge about individual genes in similar other bacterial cells and additional research results, created a report on the probable characteristics of the new bacterium, which could be useful in the development of new drugs.</text:p>
      <text:p text:style-name="P23">So Chan Zuckerberg is doing the same thing, but on a larger scale, not only for bacteria, but also for eukaryotic cells, i.e., animal and plant cells — and most of all for human cells, which are 1-10 thousand times larger than bacterial cells and much more complex.</text:p>
      <text:p text:style-name="P23">In theory, the “Chan Zuckerberg cell model” is more of a SUPER AI GURU of the cell or SUPER AI PROFESSOR of the cell (with all of humanity's available knowledge about the cell that we have accumulated so far) than an actual model or simulator of the cell. </text:p>
      <text:p text:style-name="P23">However, such a SUPER GURU AI FROM A CELL has a major limitation, because it cannot verify its theories, because if you look at the graph of possible reactions and interactions in a cell, there are quadrillions of them, and even the most intelligent “inferring AI professor” is unable to say anything for sure WITHOUT COMPUTER SIMULATION or WITHOUT TESTS ON LIVE BACTERIA IN A TEST TUBE.</text:p>
      <text:p text:style-name="P19">THIS IS BECAUSE</text:p>
      <text:p text:style-name="P19">A CELL IS ACTUALLY A DETERMINISTIC, SELF-REPRODUCING CHEMICAL MACHINE but until now our computers have been too weak to simulate even the functioning of a cell in accordance with the laws of physics and computer science because it would take too long, which is why AlfaFold was invented so that AI could find the rules itself because the human mind is too weak for this.</text:p>
      <text:p text:style-name="P19">Note also that proteins in a cell often behave differently than outside of it, and therefore, without a model of the entire cell, it is not possible to accurately and correctly simulate proteins for a given target.</text:p>
      <text:p text:style-name="P19"><text:span text:style-name="T5">Our </text:span>cell model takes advantage of the fact that much greater computing power has become available thanks to supercomputers, and this gives it the power of prediction, but it is also something more, because it not only draws conclusions </text:p>
      <text:p text:style-name="P19">BUT ALSO ALLOWS YOU TO QUICKLY CHECK various theories and designs IN SIMULATION before they go into the test tube.</text:p>
      <text:p text:style-name="P19">THIS IS SOMETHING DIFFERENT than just SUPER AI Chan Zukerberg - our solution is a VIRTUAL TEST TUBE, i.e. a VERIFICATION STAGE.</text:p>
      <text:p text:style-name="P19"/>
      <text:p text:style-name="P19">NOTE: THERE IS NO TRAINING DATA FOR CREATING A CELL SIMULATOR USING AI ALONE because it is impossible to scan a cell, nanosecond by nanosecond, and record where each particle is located, because, according to Heisenberg's uncertainty principle of quantum mechanics, every measurement changes the measured system, meaning that our measured cell disintegrates or malfunctions.</text:p>
      <text:p text:style-name="P19"/>
      <text:p text:style-name="P19"><text:soft-page-break/>IMPORTANT:</text:p>
      <text:p text:style-name="P19">In summary, both solutions—SUPER GURU AI and our WHOLE CELL SIMULATOR—are necessary because:</text:p>
      <text:p text:style-name="P19">-SUPER AI Chan Zuckerberg and similar AIs make suggestions like scientists and</text:p>
      <text:p text:style-name="P19">-THE HIGH-COMPUTATIONAL FULL-ATOM CELL SIMULATION MODEL TESTS IT and ADDITIONALLY, A SIMPLIFIED LOGICAL MODEL IS CREATED TO SIMULATE THE CELL, WHICH WILL SPEED UP THE SIMULATION, BECAUSE TO SIMULATE an Atari 800 XL computer on a modern Intel/AMD you don't need to simulate every atom of the Atari 800 XL (although if you do it correctly, it should work but it's a waste of computing power for simulation) because it is enough to discover and simulate the Atari 800 XL LOGIC CIRCUIT, i.e., one that correctly gives the correct output for a sequence of input data bits, and that's it.</text:p>
      <text:p text:style-name="P19">Then, with little computing power, you can correctly simulate the Atari 800 XL.</text:p>
      <text:p text:style-name="P19">This is the beautiful goal and Holy Grail of cell simulation - to find a logical model of how particles in a cell work to give accurate and fast predictions <text:s/>(except that this logical model has to be discovered because there are no technical specifications from God or Mother Nature for the cell we have for Atari). In other words, in the language of physics, to find a convenient boundary for testing what in the cell (i.e., the entire PROCESS OF LIFE) is deterministic and non-deterministic. (Atoms in a transistor at a certain low energy level are non-deterministic, and at a certain higher energy level they become deterministic, and this is the division in a classical computer.</text:p>
      <text:p text:style-name="P19"/>
      <text:p text:style-name="P19">I have something important for you regarding the design of proteins for a given target. After analyzing what I was doing as part of our work with the cell simulator together with my colleagues from my university:</text:p>
      <text:p text:style-name="P19">Dr. Dominik Żurek and Dr. Marcin Pietron </text:p>
      <text:p text:style-name="P19">https://badap.agh.edu.pl/autor/zurek-dominik-007170</text:p>
      <text:p text:style-name="P19">we have something in the field of classical AI that can improve the accuracy of models for designing proteins for a given target.</text:p>
      <text:p text:style-name="P19">It is a network that can be trained not only in the static structure of a protein and static binding with other proteins, which AlphaFold 3 already does, but also taking into account both its static basic shape and the entire dynamic work of the protein with other particles <text:span text:style-name="T6">and </text:span>it predicts THE WORK OF PROTEINS OR PROTEIN-NUCLEIC COMPLEXES IN TIME AS A DYNAMIC MACHINE.</text:p>
      <text:p text:style-name="P19">In principle, this must be more accurate than the current AlphaFold because both individual proteins and protein complexes made up of different proteins <text:s/>and DNA and RNA and other particles are complex machines whose state works dynamically, and AlphaFold does not take this into account.</text:p>
      <text:p text:style-name="P19">It is trained using its own databases and (similar to how Chinese DeepSeek was also trained on ChatGPT) it is also trained using AlphaFold, meaning that our system is also trained on AlphaFold as an aid.</text:p>
      <text:p text:style-name="P19"><text:soft-page-break/>We did this so that complex “reactions and interactions” in the cell could be simulated more precisely for entire protein-particle complexes. It is not finished, but this is not a matter of code, but of the scale of data for training and access to computing power and time.</text:p>
      <text:p text:style-name="P19">We haven't finished it because we focused on other, more priority goals in the cell simulator(goals that are now complete, such as parallelism on supercomputers), but completing this prediction of the dynamic structure of proteins and complexes and putting it into production would be a breakthrough because AlphaFold doesn't have it.</text:p>
      <text:p text:style-name="P1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18">FORCE FIELD</text:p>
      <text:p text:style-name="Text_20_body"><text:span text:style-name="T7">I</text:span>n <text:span text:style-name="Strong_20_Emphasis">molecular dynamics (MD) simulations</text:span>, a <text:span text:style-name="Strong_20_Emphasis">force field</text:span> is a mathematical model that describes the interactions between atoms or particles in a system. It defines the <text:span text:style-name="Strong_20_Emphasis">potential energy functions</text:span> and <text:span text:style-name="Strong_20_Emphasis">parameters</text:span> used to calculate the <text:span text:style-name="Strong_20_Emphasis">forces</text:span> acting on each particle, which in turn influence their motion. The force field is essential for determining how the particles move over time and how they interact with each other.</text:p>
      <text:h text:style-name="Heading_20_3" text:outline-level="3">Key Components of a Force Field:</text:h>
      <text:p text:style-name="Text_20_body">A force field consists of several potential energy terms that represent different types of interactions:</text:p>
      <text:list text:style-name="L4">
        <text:list-item>
          <text:p text:style-name="P24"><text:span text:style-name="Strong_20_Emphasis">Bonded Interactions</text:span>:</text:p>
          <text:list>
            <text:list-item>
              <text:p text:style-name="P25">These describe forces between atoms that are <text:span text:style-name="Strong_20_Emphasis">chemically bonded</text:span> to each other.</text:p>
            </text:list-item>
            <text:list-item>
              <text:p text:style-name="P24">They ensure that bonded atoms maintain a specific <text:span text:style-name="Strong_20_Emphasis">bond length</text:span>, <text:span text:style-name="Strong_20_Emphasis">angle</text:span>, or <text:span text:style-name="Strong_20_Emphasis">dihedral angle</text:span>.</text:p>
            </text:list-item>
          </text:list>
          <text:p text:style-name="P24">a. <text:span text:style-name="Strong_20_Emphasis">Bond Stretching</text:span>:</text:p>
          <text:list text:continue-numbering="true">
            <text:list-item>
              <text:p text:style-name="P25">Modeled as a <text:span text:style-name="Strong_20_Emphasis">harmonic potential</text:span> (like a spring): Ebond​=21​kb​(r−r0​)2</text:p>
            </text:list-item>
            <text:list-item>
              <text:p text:style-name="P25">Where kb​ is the <text:span text:style-name="Strong_20_Emphasis">bond force constant</text:span>, r is the <text:span text:style-name="Strong_20_Emphasis">distance</text:span> between two bonded atoms, and r0​ is the <text:span text:style-name="Strong_20_Emphasis">equilibrium bond length</text:span>.</text:p>
            </text:list-item>
            <text:list-item>
              <text:p text:style-name="P24">This ensures that atoms connected by a bond stay close to a specific distance.</text:p>
            </text:list-item>
          </text:list>
          <text:p text:style-name="P24">b. <text:span text:style-name="Strong_20_Emphasis">Angle Bending</text:span>:</text:p>
          <text:list text:continue-numbering="true">
            <text:list-item>
              <text:p text:style-name="P25">Controls the <text:span text:style-name="Strong_20_Emphasis">angle</text:span> between three bonded atoms (like in water, H-O-H): Eangle​=21​kθ​(θ−θ0​)2</text:p>
            </text:list-item>
            <text:list-item>
              <text:p text:style-name="P24">Where θ is the <text:span text:style-name="Strong_20_Emphasis">bond angle</text:span>, θ0​ is the <text:span text:style-name="Strong_20_Emphasis">equilibrium angle</text:span>, and kθ​ is the <text:span text:style-name="Strong_20_Emphasis">angle force constant</text:span>.</text:p>
            </text:list-item>
          </text:list>
          <text:p text:style-name="P24">c. <text:span text:style-name="Strong_20_Emphasis">Dihedral (Torsion) Angle</text:span>:</text:p>
          <text:list text:continue-numbering="true">
            <text:list-item>
              <text:p text:style-name="P25">Governs the <text:span text:style-name="Strong_20_Emphasis">rotation</text:span> around a bond connecting two atoms in a chain (e.g., in a protein backbone): Etorsion​=21​Vn​[1+cos(nϕ−γ)]</text:p>
            </text:list-item>
            <text:list-item>
              <text:p text:style-name="P25">Where ϕ is the <text:span text:style-name="Strong_20_Emphasis">torsion angle</text:span>, Vn​ is the <text:span text:style-name="Strong_20_Emphasis">barrier height</text:span>, n is the <text:span text:style-name="Strong_20_Emphasis">multiplicity</text:span>, and γ is the <text:span text:style-name="Strong_20_Emphasis">phase angle</text:span>.</text:p>
            </text:list-item>
          </text:list>
        </text:list-item>
        <text:list-item>
          <text:p text:style-name="P24"><text:span text:style-name="Strong_20_Emphasis">Non-Bonded Interactions</text:span>:</text:p>
          <text:list>
            <text:list-item>
              <text:p text:style-name="P24">Describe interactions between atoms that are <text:span text:style-name="Strong_20_Emphasis">not directly bonded</text:span> but still exert forces on each other (e.g., atoms in neighboring molecules).</text:p>
            </text:list-item>
          </text:list>
          <text:p text:style-name="P24">a. <text:span text:style-name="Strong_20_Emphasis">Van der Waals (Lennard-Jones Potential)</text:span>:</text:p>
          <text:list text:continue-numbering="true">
            <text:list-item>
              <text:p text:style-name="P25">Models <text:span text:style-name="Strong_20_Emphasis">attractive and repulsive</text:span> forces between neutral atoms: ELJ​=4ϵ[(rσ​)12−(rσ​)6]</text:p>
            </text:list-item>
            <text:list-item>
              <text:p text:style-name="P25">Where ϵ is the <text:span text:style-name="Strong_20_Emphasis">depth of the potential well</text:span> (related to the strength of attraction), σ is the <text:span text:style-name="Strong_20_Emphasis">distance at which the potential is zero</text:span>, and r is the <text:span text:style-name="Strong_20_Emphasis">distance</text:span> between two atoms.</text:p>
            </text:list-item>
            <text:list-item>
              <text:p text:style-name="P24"><text:soft-page-break/>The <text:span text:style-name="Strong_20_Emphasis">(1/r)^12</text:span> term models <text:span text:style-name="Strong_20_Emphasis">short-range repulsion</text:span> (atoms don't overlap), and the <text:span text:style-name="Strong_20_Emphasis">(1/r)^6</text:span> term models <text:span text:style-name="Strong_20_Emphasis">long-range attraction</text:span>.</text:p>
            </text:list-item>
          </text:list>
          <text:p text:style-name="P24">b. <text:span text:style-name="Strong_20_Emphasis">Electrostatic (Coulomb Potential)</text:span>:</text:p>
          <text:list text:continue-numbering="true">
            <text:list-item>
              <text:p text:style-name="P25">Models interactions between <text:span text:style-name="Strong_20_Emphasis">charged atoms</text:span>: Ecoulomb​=4πϵ0​1​rq1​q2​​</text:p>
            </text:list-item>
            <text:list-item>
              <text:p text:style-name="P25">Where q1​ and q2​ are the <text:span text:style-name="Strong_20_Emphasis">charges</text:span> on the two atoms, r is the <text:span text:style-name="Strong_20_Emphasis">distance</text:span> between them, and ϵ0​ is the <text:span text:style-name="Strong_20_Emphasis">permittivity of free space</text:span>.</text:p>
            </text:list-item>
            <text:list-item>
              <text:p text:style-name="P24">Describes the <text:span text:style-name="Strong_20_Emphasis">attraction</text:span> between opposite charges and <text:span text:style-name="Strong_20_Emphasis">repulsion</text:span> between like charges.</text:p>
            </text:list-item>
          </text:list>
        </text:list-item>
      </text:list>
      <text:h text:style-name="Heading_20_3" text:outline-level="3">Combining the Components:</text:h>
      <text:p text:style-name="Text_20_body">In a typical <text:span text:style-name="Strong_20_Emphasis">force field</text:span>, the total potential energy (Etotal​) of the system is calculated as the sum of all these interactions:</text:p>
      <text:p text:style-name="Text_20_body">Etotal​=Ebond​+Eangle​+Etorsion​+ELJ​+Ecoulomb​</text:p>
      <text:p text:style-name="Text_20_body">The <text:span text:style-name="Strong_20_Emphasis">forces</text:span> on each atom are then derived from the potential energy using:</text:p>
      <text:p text:style-name="Text_20_body">F=−∂r∂E​</text:p>
      <text:p text:style-name="Text_20_body">where F is the force, and r is the distance between atoms.</text:p>
      <text:h text:style-name="Heading_20_3" text:outline-level="3">Examples of Popular Force Fields:</text:h>
      <text:list text:style-name="L5">
        <text:list-item>
          <text:p text:style-name="P26"><text:span text:style-name="Strong_20_Emphasis">AMBER</text:span>: Often used for <text:span text:style-name="Strong_20_Emphasis">biomolecules</text:span> like proteins and nucleic acids. It provides detailed parameters for <text:span text:style-name="Strong_20_Emphasis">bonded</text:span> and <text:span text:style-name="Strong_20_Emphasis">non-bonded</text:span> interactions specific to biological systems.</text:p>
        </text:list-item>
        <text:list-item>
          <text:p text:style-name="P26"><text:span text:style-name="Strong_20_Emphasis">CHARMM</text:span>: Another widely-used force field for <text:span text:style-name="Strong_20_Emphasis">proteins, lipids</text:span>, and <text:span text:style-name="Strong_20_Emphasis">nucleic acids</text:span>. It can simulate complex biomolecular systems.</text:p>
        </text:list-item>
        <text:list-item>
          <text:p text:style-name="P26"><text:span text:style-name="Strong_20_Emphasis">OPLS</text:span>: A force field that is often used for <text:span text:style-name="Strong_20_Emphasis">organic molecules</text:span> and <text:span text:style-name="Strong_20_Emphasis">biomolecules</text:span>. It focuses on accurate modeling of both <text:span text:style-name="Strong_20_Emphasis">bonded</text:span> and <text:span text:style-name="Strong_20_Emphasis">non-bonded</text:span> interactions.</text:p>
        </text:list-item>
        <text:list-item>
          <text:p text:style-name="P27"><text:span text:style-name="Strong_20_Emphasis">GROMOS</text:span>: Frequently used in the <text:span text:style-name="Strong_20_Emphasis">simulation of biomolecules</text:span>, particularly <text:span text:style-name="Strong_20_Emphasis">proteins</text:span>.</text:p>
        </text:list-item>
      </text:list>
      <text:h text:style-name="Heading_20_3" text:outline-level="3">How Force Fields are Used in Simulations:</text:h>
      <text:list text:style-name="L6">
        <text:list-item>
          <text:p text:style-name="P28"><text:span text:style-name="Strong_20_Emphasis">Initialization</text:span>:</text:p>
          <text:list>
            <text:list-item>
              <text:p text:style-name="P29">Define the <text:span text:style-name="Strong_20_Emphasis">atoms</text:span>, <text:span text:style-name="Strong_20_Emphasis">positions</text:span>, <text:span text:style-name="Strong_20_Emphasis">velocities</text:span>, <text:span text:style-name="Strong_20_Emphasis">bonds</text:span>, and <text:span text:style-name="Strong_20_Emphasis">charges</text:span>.</text:p>
            </text:list-item>
            <text:list-item>
              <text:p text:style-name="P29">Use the <text:span text:style-name="Strong_20_Emphasis">force field parameters</text:span> to calculate initial <text:span text:style-name="Strong_20_Emphasis">forces</text:span>.</text:p>
            </text:list-item>
          </text:list>
        </text:list-item>
        <text:list-item>
          <text:p text:style-name="P28"><text:span text:style-name="Strong_20_Emphasis">Iterative Calculation</text:span>:</text:p>
          <text:list>
            <text:list-item>
              <text:p text:style-name="P29">Use the <text:span text:style-name="Strong_20_Emphasis">potential energy functions</text:span> from the force field to calculate <text:span text:style-name="Strong_20_Emphasis">forces</text:span> at each time step.</text:p>
            </text:list-item>
            <text:list-item>
              <text:p text:style-name="P29">Update the <text:span text:style-name="Strong_20_Emphasis">positions</text:span> and <text:span text:style-name="Strong_20_Emphasis">velocities</text:span> of atoms using these forces (e.g., using a <text:span text:style-name="Strong_20_Emphasis">Verlet integrator</text:span>).</text:p>
            </text:list-item>
            <text:list-item>
              <text:p text:style-name="P29">Repeat this for many time steps to simulate the <text:span text:style-name="Strong_20_Emphasis">dynamics</text:span> of the system over time.</text:p>
            </text:list-item>
          </text:list>
        </text:list-item>
        <text:list-item>
          <text:p text:style-name="P28"><text:span text:style-name="Strong_20_Emphasis">Equilibrium and Analysis</text:span>:</text:p>
          <text:list>
            <text:list-item>
              <text:p text:style-name="P28">After running the simulation, analyze how the system <text:span text:style-name="Strong_20_Emphasis">evolves</text:span>, look for <text:span text:style-name="Strong_20_Emphasis">equilibrium states</text:span>, <text:span text:style-name="Strong_20_Emphasis">binding interactions</text:span>, <text:span text:style-name="Strong_20_Emphasis">conformational changes</text:span>, etc.</text:p>
            </text:list-item>
          </text:list>
        </text:list-item>
      </text:list>
      <text:h text:style-name="Heading_20_3" text:outline-level="3"><text:soft-page-break/>Summary:</text:h>
      <text:p text:style-name="Text_20_body">A <text:span text:style-name="Strong_20_Emphasis">force field</text:span> in molecular dynamics is a comprehensive set of mathematical equations and parameters that describe how atoms interact based on their <text:span text:style-name="Strong_20_Emphasis">bonded</text:span> and <text:span text:style-name="Strong_20_Emphasis">non-bonded interactions</text:span>. It is essential for accurately simulating the behavior of molecules, allowing scientists to study the <text:span text:style-name="Strong_20_Emphasis">dynamics</text:span> of complex systems, from <text:span text:style-name="Strong_20_Emphasis">simple gases</text:span> to <text:span text:style-name="Strong_20_Emphasis">large biomolecules</text:span> like <text:span text:style-name="Strong_20_Emphasis">proteins</text:span> and <text:span text:style-name="Strong_20_Emphasis">DNA</text:span>.</text:p>
      <text:p text:style-name="Standard"/>
      <text:p text:style-name="Standard"/>
      <text:p text:style-name="Standard"/>
      <text:p text:style-name="Standard"/>
      <text:p text:style-name="P30">In the C++ code provided for the <text:span text:style-name="Strong_20_Emphasis">molecular dynamics simulation</text:span> with <text:span text:style-name="Strong_20_Emphasis">atoms</text:span> and <text:span text:style-name="Strong_20_Emphasis">particles (molecules formed by strong bonds)</text:span>, we used a <text:span text:style-name="Strong_20_Emphasis">simplified force field</text:span> that included the following components:</text:p>
      <text:h text:style-name="Heading_20_3" text:outline-level="3">1. <text:span text:style-name="Strong_20_Emphasis">Bonded Interactions</text:span>:</text:h>
      <text:list text:style-name="L7">
        <text:list-item>
          <text:p text:style-name="P31">We used a <text:span text:style-name="Strong_20_Emphasis">harmonic potential</text:span> to simulate <text:span text:style-name="Strong_20_Emphasis">bond stretching</text:span>, which keeps bonded atoms at a specific distance, representing a <text:span text:style-name="Strong_20_Emphasis">strong chemical bond</text:span>. This is similar to the <text:span text:style-name="Strong_20_Emphasis">bond stretching</text:span> component in a typical force field.</text:p>
        </text:list-item>
      </text:list>
      <text:h text:style-name="Heading_20_4" text:outline-level="4">Harmonic Bond Stretching (Hooke’s Law):</text:h>
      <text:p text:style-name="Text_20_body">Ebond​=21​kb​(r−r0​)2</text:p>
      <text:list text:style-name="L8">
        <text:list-item>
          <text:p text:style-name="P32"><text:span text:style-name="Strong_20_Emphasis">Ebond​</text:span>: Potential energy due to bond stretching.</text:p>
        </text:list-item>
        <text:list-item>
          <text:p text:style-name="P32"><text:span text:style-name="Strong_20_Emphasis">kb​</text:span>: Bond force constant (representing the strength of the chemical bond).</text:p>
        </text:list-item>
        <text:list-item>
          <text:p text:style-name="P32"><text:span text:style-name="Strong_20_Emphasis">r</text:span>: Current distance between the two bonded atoms.</text:p>
        </text:list-item>
        <text:list-item>
          <text:p text:style-name="P32"><text:span text:style-name="Strong_20_Emphasis">r0​</text:span>: Equilibrium bond length (the preferred distance between the two atoms when no external forces act on them).</text:p>
        </text:list-item>
        <text:list-item>
          <text:p text:style-name="P33">The forces derived from this potential ensure that bonded atoms remain close to the equilibrium bond distance, resisting both <text:span text:style-name="Strong_20_Emphasis">stretching</text:span> and <text:span text:style-name="Strong_20_Emphasis">compression</text:span>.</text:p>
        </text:list-item>
      </text:list>
      <text:h text:style-name="Heading_20_3" text:outline-level="3">2. <text:span text:style-name="Strong_20_Emphasis">Non-Bonded Interactions</text:span>:</text:h>
      <text:list text:style-name="L9">
        <text:list-item>
          <text:p text:style-name="P34">The simulation also included <text:span text:style-name="Strong_20_Emphasis">Coulomb interactions</text:span> to model <text:span text:style-name="Strong_20_Emphasis">electrostatic forces</text:span> between charged atoms. This allows for attraction and repulsion based on the electric charges assigned to each atom, simulating <text:span text:style-name="Strong_20_Emphasis">ionic interactions</text:span>.</text:p>
        </text:list-item>
      </text:list>
      <text:h text:style-name="Heading_20_4" text:outline-level="4">Coulomb Potential:</text:h>
      <text:p text:style-name="Text_20_body">Ecoulomb​=4πϵ0​1​rq1​q2​​</text:p>
      <text:list text:style-name="L10">
        <text:list-item>
          <text:p text:style-name="P35"><text:span text:style-name="Strong_20_Emphasis">Ecoulomb​</text:span>: Electrostatic potential energy between two charged atoms.</text:p>
        </text:list-item>
        <text:list-item>
          <text:p text:style-name="P35"><text:span text:style-name="Strong_20_Emphasis">q1​ and q2​</text:span>: Charges of the two interacting atoms (in Coulombs).</text:p>
        </text:list-item>
        <text:list-item>
          <text:p text:style-name="P35"><text:span text:style-name="Strong_20_Emphasis">r</text:span>: Distance between the two atoms.</text:p>
        </text:list-item>
        <text:list-item>
          <text:p text:style-name="P35"><text:span text:style-name="Strong_20_Emphasis">ϵ0​</text:span>: Permittivity of free space (a constant).</text:p>
        </text:list-item>
        <text:list-item>
          <text:p text:style-name="P35"><text:span text:style-name="Strong_20_Emphasis">Force Calculation</text:span>:</text:p>
          <text:p text:style-name="P36">Fcoulomb​=4πϵ0​1​r2q1​q2​​</text:p>
          <text:list>
            <text:list-item>
              <text:p text:style-name="P35">This force acts <text:span text:style-name="Strong_20_Emphasis">attractive</text:span> if the charges are opposite (one positive, one negative) and <text:span text:style-name="Strong_20_Emphasis">repulsive</text:span> if the charges are the same.</text:p>
            </text:list-item>
          </text:list>
        </text:list-item>
      </text:list>
      <text:h text:style-name="Heading_20_3" text:outline-level="3">Summary of the Force Field Used:</text:h>
      <text:list text:style-name="L11">
        <text:list-item>
          <text:p text:style-name="P37"><text:span text:style-name="Strong_20_Emphasis">Bond Stretching</text:span>:</text:p>
          <text:list>
            <text:list-item>
              <text:p text:style-name="P38">Simulated using a <text:span text:style-name="Strong_20_Emphasis">harmonic potential</text:span> similar to the <text:span text:style-name="Strong_20_Emphasis">bonded interactions</text:span> in standard molecular force fields like <text:span text:style-name="Strong_20_Emphasis">AMBER</text:span> or <text:span text:style-name="Strong_20_Emphasis">CHARMM</text:span>.</text:p>
            </text:list-item>
            <text:list-item>
              <text:p text:style-name="P38"><text:soft-page-break/>Ensured that atoms connected by <text:span text:style-name="Strong_20_Emphasis">strong chemical bonds</text:span> stay close to their equilibrium distances.</text:p>
            </text:list-item>
          </text:list>
        </text:list-item>
        <text:list-item>
          <text:p text:style-name="P37"><text:span text:style-name="Strong_20_Emphasis">Coulomb Interactions</text:span>:</text:p>
          <text:list>
            <text:list-item>
              <text:p text:style-name="P38">Used <text:span text:style-name="Strong_20_Emphasis">Coulomb’s law</text:span> to simulate the <text:span text:style-name="Strong_20_Emphasis">electrostatic forces</text:span> between charged atoms.</text:p>
            </text:list-item>
            <text:list-item>
              <text:p text:style-name="P37">Allowed for realistic simulation of <text:span text:style-name="Strong_20_Emphasis">ionic interactions</text:span> or <text:span text:style-name="Strong_20_Emphasis">electrostatic repulsion</text:span>/<text:span text:style-name="Strong_20_Emphasis">attraction</text:span> between atoms and particles.</text:p>
            </text:list-item>
          </text:list>
        </text:list-item>
      </text:list>
      <text:h text:style-name="Heading_20_3" text:outline-level="3">Differences From a Full Force Field:</text:h>
      <text:list text:style-name="L12">
        <text:list-item>
          <text:p text:style-name="P39"><text:span text:style-name="Strong_20_Emphasis">Simplified Model</text:span>: The code primarily used <text:span text:style-name="Strong_20_Emphasis">bond stretching</text:span> and <text:span text:style-name="Strong_20_Emphasis">Coulomb interactions</text:span> without additional terms like <text:span text:style-name="Strong_20_Emphasis">angle bending</text:span>, <text:span text:style-name="Strong_20_Emphasis">dihedral torsion</text:span>, or <text:span text:style-name="Strong_20_Emphasis">Lennard-Jones</text:span> potentials (which are typical in more comprehensive force fields).</text:p>
        </text:list-item>
        <text:list-item>
          <text:p text:style-name="P39"><text:span text:style-name="Strong_20_Emphasis">No Angle or Torsion Potentials</text:span>: Realistic force fields include terms to manage <text:span text:style-name="Strong_20_Emphasis">angle bending</text:span> (for three atoms bonded in a sequence) and <text:span text:style-name="Strong_20_Emphasis">torsion</text:span> (for four atoms, involving rotation around bonds). These were not included in the simplified C++ code, meaning the program doesn't restrict how angles or dihedral angles change within molecules.</text:p>
        </text:list-item>
        <text:list-item>
          <text:p text:style-name="P40"><text:span text:style-name="Strong_20_Emphasis">No Van der Waals</text:span>: There was no explicit <text:span text:style-name="Strong_20_Emphasis">van der Waals</text:span> interaction (e.g., <text:span text:style-name="Strong_20_Emphasis">Lennard-Jones potential</text:span>), which is often used to represent weak <text:span text:style-name="Strong_20_Emphasis">attraction</text:span> and <text:span text:style-name="Strong_20_Emphasis">repulsion</text:span> between neutral atoms.</text:p>
        </text:list-item>
      </text:list>
      <text:h text:style-name="Heading_20_3" text:outline-level="3">Potential Enhancements:</text:h>
      <text:list text:style-name="L13">
        <text:list-item>
          <text:p text:style-name="P41"><text:span text:style-name="Strong_20_Emphasis">Add Angle and Torsion Potentials</text:span>:</text:p>
          <text:list>
            <text:list-item>
              <text:p text:style-name="P41">Include potentials for <text:span text:style-name="Strong_20_Emphasis">angle bending</text:span> and <text:span text:style-name="Strong_20_Emphasis">dihedral torsion</text:span> to make the bonded interactions more realistic, especially for <text:span text:style-name="Strong_20_Emphasis">complex molecules</text:span>.</text:p>
            </text:list-item>
          </text:list>
        </text:list-item>
        <text:list-item>
          <text:p text:style-name="P41"><text:span text:style-name="Strong_20_Emphasis">Introduce Van der Waals Interactions</text:span>:</text:p>
          <text:list>
            <text:list-item>
              <text:p text:style-name="P41">Use the <text:span text:style-name="Strong_20_Emphasis">Lennard-Jones potential</text:span> to better represent <text:span text:style-name="Strong_20_Emphasis">neutral atom interactions</text:span>, including <text:span text:style-name="Strong_20_Emphasis">repulsion</text:span> at short distances and <text:span text:style-name="Strong_20_Emphasis">attraction</text:span> at longer distances.</text:p>
            </text:list-item>
          </text:list>
        </text:list-item>
        <text:list-item>
          <text:p text:style-name="P41"><text:span text:style-name="Strong_20_Emphasis">Temperature Control</text:span>:</text:p>
          <text:list>
            <text:list-item>
              <text:p text:style-name="P42">Implement a <text:span text:style-name="Strong_20_Emphasis">thermostat</text:span> to control the temperature of the system, ensuring <text:span text:style-name="Strong_20_Emphasis">realistic kinetic energy</text:span> distribution over time.</text:p>
            </text:list-item>
          </text:list>
        </text:list-item>
      </text:list>
      <text:p text:style-name="Text_20_body">By implementing a <text:span text:style-name="Strong_20_Emphasis">simplified force field</text:span> that combined <text:span text:style-name="Strong_20_Emphasis">harmonic bonds</text:span> and <text:span text:style-name="Strong_20_Emphasis">Coulomb forces</text:span>, the C++ code aimed to realistically simulate both <text:span text:style-name="Strong_20_Emphasis">strong chemical bonds</text:span> and <text:span text:style-name="Strong_20_Emphasis">ionic interactions</text:span>. For more sophisticated simulations, additional <text:span text:style-name="Strong_20_Emphasis">bonded</text:span> and <text:span text:style-name="Strong_20_Emphasis">non-bonded interactions</text:span> could be introduced, as is standard in advanced <text:span text:style-name="Strong_20_Emphasis">molecular dynamics</text:span> packag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soft-page-break/>Certainly! Let’s update the <text:span text:style-name="Strong_20_Emphasis">molecular dynamics simulation</text:span> in C++ to make it more realistic by including:</text:p>
      <text:list text:style-name="L14">
        <text:list-item>
          <text:p text:style-name="P44"><text:span text:style-name="Strong_20_Emphasis">Angle Bending Potentials</text:span> for three bonded atoms.</text:p>
        </text:list-item>
        <text:list-item>
          <text:p text:style-name="P44"><text:span text:style-name="Strong_20_Emphasis">Dihedral Torsion Potentials</text:span> for four atoms in a bond chain.</text:p>
        </text:list-item>
        <text:list-item>
          <text:p text:style-name="P44"><text:span text:style-name="Strong_20_Emphasis">Lennard-Jones Potential</text:span> for van der Waals interactions between neutral atoms.</text:p>
        </text:list-item>
        <text:list-item>
          <text:p text:style-name="P45"><text:span text:style-name="Strong_20_Emphasis">Thermostat</text:span> to control the temperature and maintain realistic kinetic energy distribution.</text:p>
        </text:list-item>
      </text:list>
      <text:h text:style-name="Heading_20_3" text:outline-level="3">1. <text:span text:style-name="Strong_20_Emphasis">Angle Bending Potential</text:span>:</text:h>
      <text:p text:style-name="Text_20_body">This potential manages the energy change when the angle between three bonded atoms deviates from its equilibrium angle. A typical potential form is: Vangle​(θ)=21​kθ​(θ−θ0​)2 Where:</text:p>
      <text:list text:style-name="L15">
        <text:list-item>
          <text:p text:style-name="P46">kθ​ is the force constant.</text:p>
        </text:list-item>
        <text:list-item>
          <text:p text:style-name="P47">θ0​ is the equilibrium angle.</text:p>
        </text:list-item>
      </text:list>
      <text:h text:style-name="Heading_20_3" text:outline-level="3">2. <text:span text:style-name="Strong_20_Emphasis">Dihedral Torsion Potential</text:span>:</text:h>
      <text:p text:style-name="Text_20_body">The torsion potential describes the energy associated with the rotation around a bond in a sequence of four atoms. A common form is: Vtorsion​(ϕ)=21​Vn​(1+cos(nϕ−γ)) Where:</text:p>
      <text:list text:style-name="L16">
        <text:list-item>
          <text:p text:style-name="P48">Vn​ is the amplitude of the torsion.</text:p>
        </text:list-item>
        <text:list-item>
          <text:p text:style-name="P48">n is the periodicity.</text:p>
        </text:list-item>
        <text:list-item>
          <text:p text:style-name="P48">ϕ is the dihedral angle.</text:p>
        </text:list-item>
        <text:list-item>
          <text:p text:style-name="P49">γ is the phase angle.</text:p>
        </text:list-item>
      </text:list>
      <text:h text:style-name="Heading_20_3" text:outline-level="3">3. <text:span text:style-name="Strong_20_Emphasis">Lennard-Jones Potential</text:span> (van der Waals interactions):</text:h>
      <text:p text:style-name="Text_20_body">This potential describes the weak attraction and repulsion between neutral atoms: VLJ​(r)=4ϵ[(rσ​)12−(rσ​)6] Where:</text:p>
      <text:list text:style-name="L17">
        <text:list-item>
          <text:p text:style-name="P50">ϵ controls the depth of the potential well.</text:p>
        </text:list-item>
        <text:list-item>
          <text:p text:style-name="P50">σ is the distance at which the potential between two atoms is zero.</text:p>
        </text:list-item>
        <text:list-item>
          <text:p text:style-name="P51">r is the distance between atoms.</text:p>
        </text:list-item>
      </text:list>
      <text:h text:style-name="Heading_20_3" text:outline-level="3">4. <text:span text:style-name="Strong_20_Emphasis">Thermostat for Temperature Control</text:span>:</text:h>
      <text:p text:style-name="Text_20_body">We'll use the <text:span text:style-name="Strong_20_Emphasis">Berendsen thermostat</text:span> to control the temperature. The velocity of each particle is scaled based on the desired temperature: vi​(t+Δt)=λvi​(t) Where λ is a scaling factor that ensures the desired temperature is maintained.</text:p>
      <text:p text:style-name="P52"/>
      <text:p text:style-name="P52"/>
      <text:p text:style-name="P52"/>
      <text:p text:style-name="P52"/>
      <text:p text:style-name="P52"/>
      <text:p text:style-name="P43"><text:soft-page-break/>Let's build a <text:span text:style-name="Strong_20_Emphasis">full force field implementation</text:span> of molecular dynamics in C++, combining <text:span text:style-name="Strong_20_Emphasis">strong bonds, angle bending, dihedral torsion, Coulomb forces, Lennard-Jones potentials</text:span>, and <text:span text:style-name="Strong_20_Emphasis">Hooke's law</text:span> for bonded interactions. This will give you a complete molecular dynamics simulation including <text:span text:style-name="Strong_20_Emphasis">realistic bonded and non-bonded forces</text:span>.</text:p>
      <text:h text:style-name="Heading_20_3" text:outline-level="3">Key Components:</text:h>
      <text:list text:style-name="L18">
        <text:list-item>
          <text:p text:style-name="P53"><text:span text:style-name="Strong_20_Emphasis">Bond Stretching (Hooke's Law)</text:span>:</text:p>
          <text:list>
            <text:list-item>
              <text:p text:style-name="P54">Simulates strong bonds between atoms using Hooke's Law: Vbond​(r)=21​kb​(r−r0​)2 Where kb​ is the bond force constant and r0​ is the equilibrium bond length.</text:p>
            </text:list-item>
          </text:list>
        </text:list-item>
        <text:list-item>
          <text:p text:style-name="P53"><text:span text:style-name="Strong_20_Emphasis">Angle Bending</text:span>:</text:p>
          <text:list>
            <text:list-item>
              <text:p text:style-name="P54">Bending of angles between three bonded atoms is represented by: Vangle​(θ)=21​kθ​(θ−θ0​)2 Where kθ​ is the angle force constant, and θ0​ is the equilibrium angle.</text:p>
            </text:list-item>
          </text:list>
        </text:list-item>
        <text:list-item>
          <text:p text:style-name="P53"><text:span text:style-name="Strong_20_Emphasis">Dihedral Torsion</text:span>:</text:p>
          <text:list>
            <text:list-item>
              <text:p text:style-name="P54">Torsion around bonds in chains of four atoms: Vtorsion​(ϕ)=21​Vn​(1+cos(nϕ−γ))</text:p>
            </text:list-item>
          </text:list>
        </text:list-item>
        <text:list-item>
          <text:p text:style-name="P53"><text:span text:style-name="Strong_20_Emphasis">Coulomb Force</text:span>:</text:p>
          <text:list>
            <text:list-item>
              <text:p text:style-name="P54">Simulates electrostatic interactions between charged particles using Coulomb’s law: FCoulomb​=r2ke​q1​q2​​</text:p>
            </text:list-item>
          </text:list>
        </text:list-item>
        <text:list-item>
          <text:p text:style-name="P53"><text:span text:style-name="Strong_20_Emphasis">Lennard-Jones Potential</text:span>:</text:p>
          <text:list>
            <text:list-item>
              <text:p text:style-name="P54">Models van der Waals interactions between non-bonded atoms: VLJ​(r)=4ϵ[(rσ​)12−(rσ​)6]</text:p>
            </text:list-item>
          </text:list>
        </text:list-item>
        <text:list-item>
          <text:p text:style-name="P53"><text:span text:style-name="Strong_20_Emphasis">Thermostat (Berendsen)</text:span>:</text:p>
          <text:list>
            <text:list-item>
              <text:p text:style-name="P53">Keeps the system at the target temperature.</text:p>
            </text:list-item>
          </text:list>
        </text:list-item>
      </text:list>
      <text:h text:style-name="P55" text:outline-level="3">Key Features:</text:h>
      <text:list text:style-name="L19">
        <text:list-item>
          <text:p text:style-name="P56"><text:span text:style-name="Strong_20_Emphasis">Lennard-Jones Potential</text:span>: Models the weak van der Waals interactions between neutral atoms.</text:p>
        </text:list-item>
        <text:list-item>
          <text:p text:style-name="P56"><text:span text:style-name="Strong_20_Emphasis">Hooke's Law for Bond Stretching</text:span>: Ensures that bonded atoms do not stretch too far from the equilibrium bond length.</text:p>
        </text:list-item>
        <text:list-item>
          <text:p text:style-name="P56"><text:span text:style-name="Strong_20_Emphasis">Angle Bending and Dihedral Torsion</text:span>: Simulates bond angles and torsional forces, important for realistic molecular geometry in chains.</text:p>
        </text:list-item>
        <text:list-item>
          <text:p text:style-name="P56"><text:span text:style-name="Strong_20_Emphasis">Coulomb Forces</text:span>: Computes the electrostatic forces between charged particles based on Coulomb's law.</text:p>
        </text:list-item>
        <text:list-item>
          <text:p text:style-name="P57"><text:span text:style-name="Strong_20_Emphasis">Berendsen Thermostat</text:span>: Controls temperature to maintain the desired kinetic energy in the system, ensuring a stable simulation environment.</text:p>
        </text:list-item>
      </text:list>
      <text:h text:style-name="Heading_20_3" text:outline-level="3">Simulation Steps:</text:h>
      <text:list text:style-name="L20">
        <text:list-item>
          <text:p text:style-name="P58"><text:span text:style-name="Strong_20_Emphasis">Velocity Verlet Integration</text:span>: Updates the positions and velocities of particles based on the forces calculated from all potentials (Lennard-Jones, Coulomb, bonds, angles, torsions).</text:p>
        </text:list-item>
        <text:list-item>
          <text:p text:style-name="P58"><text:soft-page-break/><text:span text:style-name="Strong_20_Emphasis">Force Calculation</text:span>: For each particle pair, the program calculates the Lennard-Jones, Coulomb, and bond forces. For angle bending and dihedral torsion, forces are applied based on bonding interactions.</text:p>
        </text:list-item>
        <text:list-item>
          <text:p text:style-name="P59"><text:span text:style-name="Strong_20_Emphasis">Temperature Control</text:span>: The <text:span text:style-name="Strong_20_Emphasis">Berendsen thermostat</text:span> keeps the system at the target temperature by scaling velocities according to the current temperature.</text:p>
        </text:list-item>
      </text:list>
      <text:h text:style-name="Heading_20_3" text:outline-level="3">Visualization and Further Refinement:</text:h>
      <text:p text:style-name="Text_20_body">The output data from the simulation (positions and velocities) can be saved to files at each step and visualized using tools like <text:span text:style-name="Strong_20_Emphasis">VMD</text:span> (Visual Molecular Dynamics) or <text:span text:style-name="Strong_20_Emphasis">matplotlib</text:span> in Python.</text:p>
      <text:p text:style-name="Text_20_body"/>
      <text:p text:style-name="Text_20_body">Here is the fully updated <text:span text:style-name="Strong_20_Emphasis">C++ molecular dynamics program</text:span> that incorporates the following key features:</text:p>
      <text:list text:style-name="L21">
        <text:list-item>
          <text:p text:style-name="P60"><text:span text:style-name="Strong_20_Emphasis">Strong Bonds</text:span>: We use Hooke’s law to simulate strong bonds between specific atoms in molecules.</text:p>
        </text:list-item>
        <text:list-item>
          <text:p text:style-name="P60"><text:span text:style-name="Strong_20_Emphasis">Coulomb Forces</text:span>: Simulate electrostatic interactions between charged atoms using Coulomb’s law.</text:p>
        </text:list-item>
        <text:list-item>
          <text:p text:style-name="P60"><text:span text:style-name="Strong_20_Emphasis">Lennard-Jones Potential</text:span>: To represent van der Waals interactions between atoms.</text:p>
        </text:list-item>
        <text:list-item>
          <text:p text:style-name="P60"><text:span text:style-name="Strong_20_Emphasis">Angle Bending</text:span>: Force field to keep angle constraints between three bonded atoms.</text:p>
        </text:list-item>
        <text:list-item>
          <text:p text:style-name="P60"><text:span text:style-name="Strong_20_Emphasis">Dihedral Torsion</text:span>: Rotation around bonds between four atoms.</text:p>
        </text:list-item>
        <text:list-item>
          <text:p text:style-name="P61"><text:span text:style-name="Strong_20_Emphasis">Temperature Control (Thermostat)</text:span>: The Berendsen thermostat ensures that the system remains at the desired temperature.</text:p>
        </text:list-item>
      </text:list>
      <text:h text:style-name="Heading_20_3" text:outline-level="3">Explanation:</text:h>
      <text:list text:style-name="L22">
        <text:list-item>
          <text:p text:style-name="P62"><text:span text:style-name="Strong_20_Emphasis">Initialization</text:span>:</text:p>
          <text:list>
            <text:list-item>
              <text:p text:style-name="P63">Atoms are initialized with random positions, velocities, and charges. A subset of atoms is connected by <text:span text:style-name="Strong_20_Emphasis">strong bonds</text:span> to form molecules.</text:p>
            </text:list-item>
            <text:list-item>
              <text:p text:style-name="P63">Bonds are randomly created between pairs of atoms using <text:span text:style-name="Strong_20_Emphasis">Hooke’s law</text:span> for bond strength.</text:p>
            </text:list-item>
          </text:list>
        </text:list-item>
        <text:list-item>
          <text:p text:style-name="P62"><text:span text:style-name="Strong_20_Emphasis">Force Calculation</text:span>:</text:p>
          <text:list>
            <text:list-item>
              <text:p text:style-name="P63"><text:span text:style-name="Strong_20_Emphasis">Coulomb Forces</text:span>: Electrostatic forces between charged atoms.</text:p>
            </text:list-item>
            <text:list-item>
              <text:p text:style-name="P63"><text:span text:style-name="Strong_20_Emphasis">Lennard-Jones Forces</text:span>: van der Waals interactions for non-bonded atoms.</text:p>
            </text:list-item>
            <text:list-item>
              <text:p text:style-name="P63"><text:span text:style-name="Strong_20_Emphasis">Bond Forces</text:span>: Hooke's law is applied to ensure bond stretching is limited between connected atoms.</text:p>
            </text:list-item>
          </text:list>
        </text:list-item>
        <text:list-item>
          <text:p text:style-name="P62"><text:span text:style-name="Strong_20_Emphasis">Position and Velocity Update</text:span>:</text:p>
          <text:list>
            <text:list-item>
              <text:p text:style-name="P63">Uses <text:span text:style-name="Strong_20_Emphasis">Velocity Verlet integration</text:span> to update atom positions and velocities over time based on the computed forces.</text:p>
            </text:list-item>
          </text:list>
        </text:list-item>
        <text:list-item>
          <text:p text:style-name="P62"><text:span text:style-name="Strong_20_Emphasis">Thermostat</text:span>:</text:p>
          <text:list>
            <text:list-item>
              <text:p text:style-name="P63">The <text:span text:style-name="Strong_20_Emphasis">Berendsen thermostat</text:span> is applied every time step to ensure that the system’s temperature remains close to the desired target value, maintaining the kinetic energy distribution.</text:p>
            </text:list-item>
          </text:list>
        </text:list-item>
        <text:list-item>
          <text:p text:style-name="P62"><text:soft-page-break/><text:span text:style-name="Strong_20_Emphasis">Output</text:span>:</text:p>
          <text:list>
            <text:list-item>
              <text:p text:style-name="P62">Progress is printed every 1000 steps to monitor the simulation.</text:p>
            </text:list-item>
          </text:list>
        </text:list-item>
      </text:list>
      <text:h text:style-name="Heading_20_3" text:outline-level="3">Final Notes:</text:h>
      <text:list text:style-name="L23">
        <text:list-item>
          <text:p text:style-name="P64">This simulation is designed for <text:span text:style-name="Strong_20_Emphasis">100 atoms</text:span> of <text:span text:style-name="Strong_20_Emphasis">O, N, P, and C</text:span> randomly initialized in 3D space, interacting through <text:span text:style-name="Strong_20_Emphasis">Coulomb forces</text:span>, <text:span text:style-name="Strong_20_Emphasis">Lennard-Jones potentials</text:span>, and <text:span text:style-name="Strong_20_Emphasis">strong bonds</text:span>.</text:p>
        </text:list-item>
        <text:list-item>
          <text:p text:style-name="P64">The <text:span text:style-name="Strong_20_Emphasis">angle bending</text:span> and <text:span text:style-name="Strong_20_Emphasis">dihedral torsion</text:span> can also be added by extending the <text:span text:style-name="Source_20_Text">compute_forces</text:span> function to handle these interactions similarly to how bonds are handled.</text:p>
        </text:list-item>
        <text:list-item>
          <text:p text:style-name="P65">You can output data to files at each step for visualization using external tools such as <text:span text:style-name="Strong_20_Emphasis">VMD</text:span> (Visual Molecular Dynamics) or other visualization software.</text:p>
        </text:list-item>
      </text:list>
      <text:p text:style-name="Text_20_body"/>
      <text:p text:style-name="P43">Here are the two <text:span text:style-name="Strong_20_Emphasis">C++ functions</text:span> implementing <text:span text:style-name="Strong_20_Emphasis">angle bending</text:span> and <text:span text:style-name="Strong_20_Emphasis">dihedral torsion</text:span> forces, as requested. These functions include force computations to handle more realistic bonded interactions in complex molecules.</text:p>
      <text:h text:style-name="Heading_20_3" text:outline-level="3">1. <text:span text:style-name="Strong_20_Emphasis">Angle Bending Force</text:span> (for three atoms):</text:h>
      <text:p text:style-name="Text_20_body">The force acts on three atoms forming a bond angle. The potential is: Vangle​(θ)=21​kθ​(θ−θ0​)2 Where:</text:p>
      <text:list text:style-name="L24">
        <text:list-item>
          <text:p text:style-name="P66">kθ​ is the angle force constant.</text:p>
        </text:list-item>
        <text:list-item>
          <text:p text:style-name="P67">θ0​ is the equilibrium bond angle.</text:p>
        </text:list-item>
      </text:list>
      <text:h text:style-name="Heading_20_3" text:outline-level="3">2. <text:span text:style-name="Strong_20_Emphasis">Dihedral Torsion Force</text:span> (for four atoms):</text:h>
      <text:p text:style-name="Text_20_body">The force acts on four atoms forming a dihedral angle. The potential is: Vtorsion​(ϕ)=21​Vn​(1+cos(nϕ−γ)) Where:</text:p>
      <text:list text:style-name="L25">
        <text:list-item>
          <text:p text:style-name="P68">Vn​ is the amplitude of the torsion potential.</text:p>
        </text:list-item>
        <text:list-item>
          <text:p text:style-name="P68">n is the periodicity.</text:p>
        </text:list-item>
        <text:list-item>
          <text:p text:style-name="P68">ϕ is the dihedral angle.</text:p>
        </text:list-item>
        <text:list-item>
          <text:p text:style-name="P69">γ is the phase angle.</text:p>
        </text:list-item>
      </text:list>
      <text:h text:style-name="Heading_20_3" text:outline-level="3">Explanation:</text:h>
      <text:h text:style-name="Heading_20_4" text:outline-level="4"><text:span text:style-name="Strong_20_Emphasis">Angle Bending Force</text:span>:</text:h>
      <text:list text:style-name="L26">
        <text:list-item>
          <text:p text:style-name="P70">We compute the vectors between the <text:span text:style-name="Strong_20_Emphasis">central atom</text:span> p2 and the two bonded atoms p1 and p3.</text:p>
        </text:list-item>
        <text:list-item>
          <text:p text:style-name="P70">The angle between the bonds is calculated using the dot product formula.</text:p>
        </text:list-item>
        <text:list-item>
          <text:p text:style-name="P71">The force is proportional to the deviation from the equilibrium angle θ0​ and is applied to the three atoms, ensuring they remain close to the desired bond angle.</text:p>
        </text:list-item>
      </text:list>
      <text:h text:style-name="Heading_20_4" text:outline-level="4"><text:span text:style-name="Strong_20_Emphasis">Dihedral Torsion Force</text:span>:</text:h>
      <text:list text:style-name="L27">
        <text:list-item>
          <text:p text:style-name="P72">We compute the normal vectors to the planes formed by the atoms <text:span text:style-name="Strong_20_Emphasis">p1-p2-p3</text:span> and <text:span text:style-name="Strong_20_Emphasis">p2-p3-p4</text:span>.</text:p>
        </text:list-item>
        <text:list-item>
          <text:p text:style-name="P72"><text:soft-page-break/>Using these normal vectors, we calculate the <text:span text:style-name="Strong_20_Emphasis">dihedral angle</text:span> between the planes.</text:p>
        </text:list-item>
        <text:list-item>
          <text:p text:style-name="P72">The torsion force is based on the potential V(ϕ), where ϕ is the dihedral angle.</text:p>
        </text:list-item>
        <text:list-item>
          <text:p text:style-name="P73">Forces are applied to the four atoms involved in the torsion, maintaining realistic rotations around the bonds.</text:p>
        </text:list-item>
      </text:list>
      <text:p text:style-name="Text_20_body">These functions provide more realistic behavior for complex molecular systems where angle and torsion forces are essential to maintaining structural integrity. You can integrate these functions with the other force field calculations (Lennard-Jones, Coulomb, etc.) in a larger molecular dynamics simulation.</text:p>
      <text:p text:style-name="Text_20_body">Let’s finish the <text:span text:style-name="Strong_20_Emphasis">dihedral torsion force function</text:span>. The force will be applied to the four atoms involved in the dihedral torsion (p1, p2, p3, and p4) based on the dihedral angle. We will apply forces according to the potential energy associated with the torsion angle.</text:p>
      <text:h text:style-name="Heading_20_3" text:outline-level="3">Explanation of Final Dihedral Torsion Force Function:</text:h>
      <text:list text:style-name="L28">
        <text:list-item>
          <text:p text:style-name="P74"><text:span text:style-name="Strong_20_Emphasis">Normal Vectors</text:span>: The normals to the planes formed by atoms <text:span text:style-name="Strong_20_Emphasis">p1-p2-p3</text:span> and <text:span text:style-name="Strong_20_Emphasis">p2-p3-p4</text:span> are calculated. These normals are critical for determining the angle between the planes, which gives the <text:span text:style-name="Strong_20_Emphasis">dihedral angle</text:span>.</text:p>
        </text:list-item>
        <text:list-item>
          <text:p text:style-name="P74"><text:span text:style-name="Strong_20_Emphasis">Dihedral Angle (φ)</text:span>: The cosine and sine of the dihedral angle are computed to give the dihedral angle ϕ in radians. This is the angle between the two planes.</text:p>
        </text:list-item>
        <text:list-item>
          <text:p text:style-name="P74"><text:span text:style-name="Strong_20_Emphasis">Torsion Potential</text:span>: The torsion potential energy is based on the form:</text:p>
          <text:p text:style-name="P75">V(ϕ)=21​Vn​(1+cos(nϕ−γ))</text:p>
          <text:p text:style-name="P74">And the <text:span text:style-name="Strong_20_Emphasis">torsion force</text:span> is computed by differentiating the potential with respect to ϕ.</text:p>
        </text:list-item>
        <text:list-item>
          <text:p text:style-name="P74"><text:span text:style-name="Strong_20_Emphasis">Force Application</text:span>:</text:p>
          <text:list>
            <text:list-item>
              <text:p text:style-name="P76">The torsion force is distributed to the four atoms.</text:p>
            </text:list-item>
            <text:list-item>
              <text:p text:style-name="P76">Atoms <text:span text:style-name="Strong_20_Emphasis">p1</text:span> and <text:span text:style-name="Strong_20_Emphasis">p4</text:span> experience forces based on the normals to their respective planes.</text:p>
            </text:list-item>
            <text:list-item>
              <text:p text:style-name="P74">Atoms <text:span text:style-name="Strong_20_Emphasis">p2</text:span> and <text:span text:style-name="Strong_20_Emphasis">p3</text:span> (the central atoms) share the force equally.</text:p>
            </text:list-item>
          </text:list>
        </text:list-item>
      </text:list>
      <text:p text:style-name="Text_20_body">This function computes the forces resulting from <text:span text:style-name="Strong_20_Emphasis">dihedral torsion</text:span>, ensuring that the bond between four atoms maintains a realistic rotation around the bond axis.</text:p>
      <text:p text:style-name="Text_20_body">You can now use these two functions (<text:span text:style-name="Source_20_Text">computeAngleBending</text:span> and <text:span text:style-name="Source_20_Text">computeDihedralTorsion</text:span>) together with <text:span text:style-name="Strong_20_Emphasis">bond stretching</text:span> and other interactions like <text:span text:style-name="Strong_20_Emphasis">Coulomb</text:span> and <text:span text:style-name="Strong_20_Emphasis">Lennard-Jones potentials</text:span> for a complete molecular dynamics simulation involving more realistic force fields.</text:p>
      <text:p text:style-name="Text_20_body">Let me know if you would like further refinement or explanation of this code!</text:p>
      <text:p text:style-name="Text_20_body"/>
      <text:p text:style-name="P52"/>
      <text:p text:style-name="P52"/>
      <text:p text:style-name="P52"/>
      <text:p text:style-name="P52"><text:soft-page-break/>Could You write me the list of currently known chemical reactions of minimal organism bacteria JCVI-syn3A?</text:p>
      <text:p text:style-name="P77">The <text:span text:style-name="Strong_20_Emphasis">minimal organism JCVI-syn3A</text:span> is a synthetic bacterium engineered to have only the essential genes required for basic cellular life. To understand its metabolic pathways, we can refer to various databases like <text:span text:style-name="Strong_20_Emphasis">BioCyc</text:span>, <text:span text:style-name="Strong_20_Emphasis">KEGG</text:span>, and scientific publications that detail its metabolic reactions. JCVI-syn3A is designed to have a minimal, yet functional, metabolic network, including pathways for:</text:p>
      <text:list text:style-name="L29">
        <text:list-item>
          <text:p text:style-name="P78"><text:span text:style-name="Strong_20_Emphasis">Energy Metabolism</text:span> (ATP production, glycolysis)</text:p>
        </text:list-item>
        <text:list-item>
          <text:p text:style-name="P78"><text:span text:style-name="Strong_20_Emphasis">Amino Acid Biosynthesis</text:span></text:p>
        </text:list-item>
        <text:list-item>
          <text:p text:style-name="P78"><text:span text:style-name="Strong_20_Emphasis">Nucleotide Biosynthesis</text:span></text:p>
        </text:list-item>
        <text:list-item>
          <text:p text:style-name="P78"><text:span text:style-name="Strong_20_Emphasis">Lipid Metabolism</text:span></text:p>
        </text:list-item>
        <text:list-item>
          <text:p text:style-name="P79"><text:span text:style-name="Strong_20_Emphasis">DNA Replication, Transcription, and Translation</text:span></text:p>
        </text:list-item>
      </text:list>
      <text:h text:style-name="Heading_20_3" text:outline-level="3">Chemical Reactions and Pathways in JCVI-syn3A</text:h>
      <text:p text:style-name="Text_20_body">Here is a list of <text:span text:style-name="Strong_20_Emphasis">key metabolic reactions and pathways</text:span> based on current knowledge. This will not be exhaustive but should cover most of the primary metabolic processes identified in JCVI-syn3A. Some of these reactions may involve multiple steps; I have included the general pathways and representative reactions for simplicity.</text:p>
      <text:h text:style-name="Heading_20_4" text:outline-level="4">1. <text:span text:style-name="Strong_20_Emphasis">Glycolysis and Energy Production</text:span></text:h>
      <text:list text:style-name="L30">
        <text:list-item>
          <text:p text:style-name="P80"><text:span text:style-name="Strong_20_Emphasis">Glucose + ATP → Glucose-6-phosphate + ADP</text:span></text:p>
        </text:list-item>
        <text:list-item>
          <text:p text:style-name="P80"><text:span text:style-name="Strong_20_Emphasis">Fructose-6-phosphate + ATP → Fructose-1,6-bisphosphate + ADP</text:span></text:p>
        </text:list-item>
        <text:list-item>
          <text:p text:style-name="P80"><text:span text:style-name="Strong_20_Emphasis">Fructose-1,6-bisphosphate → Glyceraldehyde-3-phosphate + Dihydroxyacetone phosphate</text:span></text:p>
        </text:list-item>
        <text:list-item>
          <text:p text:style-name="P80"><text:span text:style-name="Strong_20_Emphasis">Glyceraldehyde-3-phosphate + NAD+ + Pi → 1,3-Bisphosphoglycerate + NADH + H+</text:span></text:p>
        </text:list-item>
        <text:list-item>
          <text:p text:style-name="P80"><text:span text:style-name="Strong_20_Emphasis">1,3-Bisphosphoglycerate + ADP → 3-Phosphoglycerate + ATP</text:span></text:p>
        </text:list-item>
        <text:list-item>
          <text:p text:style-name="P80"><text:span text:style-name="Strong_20_Emphasis">Phosphoenolpyruvate + ADP → Pyruvate + ATP</text:span></text:p>
        </text:list-item>
        <text:list-item>
          <text:p text:style-name="P80"><text:span text:style-name="Strong_20_Emphasis">Pyruvate + NAD+ + CoA → Acetyl-CoA + NADH + H+</text:span></text:p>
        </text:list-item>
        <text:list-item>
          <text:p text:style-name="P80"><text:span text:style-name="Strong_20_Emphasis">Acetyl-CoA enters the TCA (Krebs) cycle if oxygen is available.</text:span></text:p>
        </text:list-item>
      </text:list>
      <text:h text:style-name="Heading_20_4" text:outline-level="4">2. <text:span text:style-name="Strong_20_Emphasis">TCA Cycle (Tricarboxylic Acid Cycle)</text:span></text:h>
      <text:list text:style-name="L31">
        <text:list-item>
          <text:p text:style-name="P81"><text:span text:style-name="Strong_20_Emphasis">Acetyl-CoA + Oxaloacetate → Citrate + CoA</text:span></text:p>
        </text:list-item>
        <text:list-item>
          <text:p text:style-name="P81"><text:span text:style-name="Strong_20_Emphasis">Citrate → Isocitrate</text:span></text:p>
        </text:list-item>
        <text:list-item>
          <text:p text:style-name="P81"><text:span text:style-name="Strong_20_Emphasis">Isocitrate + NAD+ → α-Ketoglutarate + CO2 + NADH</text:span></text:p>
        </text:list-item>
        <text:list-item>
          <text:p text:style-name="P81"><text:span text:style-name="Strong_20_Emphasis">α-Ketoglutarate + NAD+ + CoA → Succinyl-CoA + CO2 + NADH</text:span></text:p>
        </text:list-item>
        <text:list-item>
          <text:p text:style-name="P81"><text:span text:style-name="Strong_20_Emphasis">Succinyl-CoA + ADP + Pi → Succinate + CoA + ATP</text:span></text:p>
        </text:list-item>
        <text:list-item>
          <text:p text:style-name="P81"><text:span text:style-name="Strong_20_Emphasis">Succinate + FAD → Fumarate + FADH2</text:span></text:p>
        </text:list-item>
        <text:list-item>
          <text:p text:style-name="P81"><text:span text:style-name="Strong_20_Emphasis">Fumarate → Malate</text:span></text:p>
        </text:list-item>
        <text:list-item>
          <text:p text:style-name="P82"><text:span text:style-name="Strong_20_Emphasis">Malate + NAD+ → Oxaloacetate + NADH</text:span></text:p>
        </text:list-item>
      </text:list>
      <text:h text:style-name="Heading_20_4" text:outline-level="4"><text:soft-page-break/>3. <text:span text:style-name="Strong_20_Emphasis">Pentose Phosphate Pathway</text:span></text:h>
      <text:list text:style-name="L32">
        <text:list-item>
          <text:p text:style-name="P83"><text:span text:style-name="Strong_20_Emphasis">Glucose-6-phosphate + NADP+ → 6-Phosphogluconolactone + NADPH</text:span></text:p>
        </text:list-item>
        <text:list-item>
          <text:p text:style-name="P84"><text:span text:style-name="Strong_20_Emphasis">Ribulose-5-phosphate → Ribose-5-phosphate (used in nucleotide biosynthesis)</text:span></text:p>
        </text:list-item>
      </text:list>
      <text:h text:style-name="Heading_20_4" text:outline-level="4">4. <text:span text:style-name="Strong_20_Emphasis">Amino Acid Biosynthesis</text:span></text:h>
      <text:list text:style-name="L33">
        <text:list-item>
          <text:p text:style-name="P85"><text:span text:style-name="Strong_20_Emphasis">Glutamate + NH4+ → Glutamine (via Glutamine Synthetase)</text:span></text:p>
        </text:list-item>
        <text:list-item>
          <text:p text:style-name="P85"><text:span text:style-name="Strong_20_Emphasis">Oxaloacetate + Glutamate → Aspartate + α-Ketoglutarate</text:span></text:p>
        </text:list-item>
        <text:list-item>
          <text:p text:style-name="P85"><text:span text:style-name="Strong_20_Emphasis">Pyruvate + Glutamate → Alanine + α-Ketoglutarate</text:span></text:p>
        </text:list-item>
        <text:list-item>
          <text:p text:style-name="P85"><text:span text:style-name="Strong_20_Emphasis">Serine Biosynthesis: 3-Phosphoglycerate → Phosphohydroxypyruvate → Phosphoserine → Serine</text:span></text:p>
        </text:list-item>
        <text:list-item>
          <text:p text:style-name="P86"><text:span text:style-name="Strong_20_Emphasis">Aromatic amino acids (e.g., phenylalanine, tyrosine) can be synthesized via the shikimate pathway.</text:span></text:p>
        </text:list-item>
      </text:list>
      <text:h text:style-name="Heading_20_4" text:outline-level="4">5. <text:span text:style-name="Strong_20_Emphasis">Nucleotide Biosynthesis</text:span></text:h>
      <text:list text:style-name="L34">
        <text:list-item>
          <text:p text:style-name="P87"><text:span text:style-name="Strong_20_Emphasis">Ribose-5-phosphate + ATP → PRPP (Phosphoribosyl pyrophosphate)</text:span></text:p>
        </text:list-item>
        <text:list-item>
          <text:p text:style-name="P87"><text:span text:style-name="Strong_20_Emphasis">PRPP + Glutamine → Phosphoribosylamine (Purine biosynthesis precursor)</text:span></text:p>
        </text:list-item>
        <text:list-item>
          <text:p text:style-name="P87"><text:span text:style-name="Strong_20_Emphasis">IMP (Inosine monophosphate) is a precursor for both adenine (AMP) and guanine (GMP) nucleotides.</text:span></text:p>
        </text:list-item>
        <text:list-item>
          <text:p text:style-name="P88"><text:span text:style-name="Strong_20_Emphasis">UMP (Uridine monophosphate) is a precursor for cytosine (CMP) and thymine (TMP) nucleotides.</text:span></text:p>
        </text:list-item>
      </text:list>
      <text:h text:style-name="Heading_20_4" text:outline-level="4">6. <text:span text:style-name="Strong_20_Emphasis">Lipid Metabolism</text:span></text:h>
      <text:list text:style-name="L35">
        <text:list-item>
          <text:p text:style-name="P89"><text:span text:style-name="Strong_20_Emphasis">Acetyl-CoA Carboxylase converts Acetyl-CoA → Malonyl-CoA</text:span></text:p>
        </text:list-item>
        <text:list-item>
          <text:p text:style-name="P89"><text:span text:style-name="Strong_20_Emphasis">Fatty Acid Synthase converts Malonyl-CoA + Acetyl-CoA into long-chain fatty acids.</text:span></text:p>
        </text:list-item>
        <text:list-item>
          <text:p text:style-name="P89"><text:span text:style-name="Strong_20_Emphasis">Glycerol + Fatty Acyl-CoA → Monoacylglycerol</text:span></text:p>
        </text:list-item>
        <text:list-item>
          <text:p text:style-name="P89"><text:span text:style-name="Strong_20_Emphasis">Monoacylglycerol + Fatty Acyl-CoA → Diacylglycerol</text:span></text:p>
        </text:list-item>
        <text:list-item>
          <text:p text:style-name="P90"><text:span text:style-name="Strong_20_Emphasis">Diacylglycerol + Fatty Acyl-CoA → Triacylglycerol (storage fat)</text:span></text:p>
        </text:list-item>
      </text:list>
      <text:h text:style-name="Heading_20_4" text:outline-level="4">7. <text:span text:style-name="Strong_20_Emphasis">DNA Replication</text:span></text:h>
      <text:list text:style-name="L36">
        <text:list-item>
          <text:p text:style-name="P91"><text:span text:style-name="Strong_20_Emphasis">Nucleotide triphosphates (dATP, dCTP, dGTP, dTTP) are polymerized by DNA Polymerase.</text:span></text:p>
        </text:list-item>
        <text:list-item>
          <text:p text:style-name="P91"><text:span text:style-name="Strong_20_Emphasis">Template-directed replication:</text:span></text:p>
          <text:list>
            <text:list-item>
              <text:p text:style-name="P92"><text:span text:style-name="Strong_20_Emphasis">dNTPs + Template DNA → Extended DNA chain + PPi</text:span></text:p>
            </text:list-item>
          </text:list>
        </text:list-item>
      </text:list>
      <text:h text:style-name="Heading_20_4" text:outline-level="4">8. <text:span text:style-name="Strong_20_Emphasis">RNA Transcription</text:span></text:h>
      <text:list text:style-name="L37">
        <text:list-item>
          <text:p text:style-name="P93"><text:span text:style-name="Strong_20_Emphasis">NTPs (ATP, CTP, GTP, UTP) are polymerized by RNA Polymerase to form mRNA.</text:span></text:p>
        </text:list-item>
        <text:list-item>
          <text:p text:style-name="P93"><text:span text:style-name="Strong_20_Emphasis">Template-directed RNA synthesis:</text:span></text:p>
          <text:list>
            <text:list-item>
              <text:p text:style-name="P94"><text:span text:style-name="Strong_20_Emphasis">NTPs + DNA Template → RNA chain + PPi</text:span></text:p>
            </text:list-item>
          </text:list>
        </text:list-item>
      </text:list>
      <text:h text:style-name="Heading_20_4" text:outline-level="4">9. <text:span text:style-name="Strong_20_Emphasis">Protein Translation</text:span></text:h>
      <text:list text:style-name="L38">
        <text:list-item>
          <text:p text:style-name="P95"><text:span text:style-name="Strong_20_Emphasis">tRNA Aminoacylation:</text:span></text:p>
          <text:list>
            <text:list-item>
              <text:p text:style-name="P95"><text:span text:style-name="Strong_20_Emphasis">Amino acid + tRNA + ATP → Aminoacyl-tRNA + AMP + PPi</text:span></text:p>
            </text:list-item>
          </text:list>
        </text:list-item>
        <text:list-item>
          <text:p text:style-name="P95"><text:span text:style-name="Strong_20_Emphasis">Ribosomal Synthesis of Polypeptides:</text:span></text:p>
          <text:list>
            <text:list-item>
              <text:p text:style-name="P96"><text:soft-page-break/><text:span text:style-name="Strong_20_Emphasis">mRNA template + Aminoacyl-tRNA → Polypeptide + Empty tRNA</text:span></text:p>
            </text:list-item>
          </text:list>
        </text:list-item>
      </text:list>
      <text:h text:style-name="Heading_20_4" text:outline-level="4">10. <text:span text:style-name="Strong_20_Emphasis">Membrane Transport and Other Cellular Processes</text:span></text:h>
      <text:list text:style-name="L39">
        <text:list-item>
          <text:p text:style-name="P97"><text:span text:style-name="Strong_20_Emphasis">ATP Synthase: ADP + Pi → ATP (coupled with proton gradient)</text:span></text:p>
        </text:list-item>
        <text:list-item>
          <text:p text:style-name="P97"><text:span text:style-name="Strong_20_Emphasis">ABC Transporters and Ion Pumps: ATP-driven transport of ions and molecules across membranes.</text:span></text:p>
        </text:list-item>
        <text:list-item>
          <text:p text:style-name="P98"><text:span text:style-name="Strong_20_Emphasis">Cell division machinery involving FtsZ and other proteins.</text:span></text:p>
        </text:list-item>
      </text:list>
      <text:h text:style-name="Heading_20_3" text:outline-level="3">Resources for More Details:</text:h>
      <text:list text:style-name="L40">
        <text:list-item>
          <text:p text:style-name="P99"><text:span text:style-name="Strong_20_Emphasis">BioCyc Database</text:span>:</text:p>
          <text:list>
            <text:list-item>
              <text:p text:style-name="P100">The <text:span text:style-name="Strong_20_Emphasis">BioCyc</text:span> pathway/genome database provides comprehensive information on metabolic pathways for JCVI-syn3A. This can help you find detailed reaction networks.</text:p>
            </text:list-item>
            <text:list-item>
              <text:p text:style-name="P100">Link: <text:a xlink:type="simple" xlink:href="https://biocyc.org/" office:target-frame-name="_new" xlink:show="replace" text:style-name="Internet_20_link" text:visited-style-name="Visited_20_Internet_20_Link">BioCyc JCVI-syn3A</text:a></text:p>
            </text:list-item>
          </text:list>
        </text:list-item>
        <text:list-item>
          <text:p text:style-name="P99"><text:span text:style-name="Strong_20_Emphasis">KEGG (Kyoto Encyclopedia of Genes and Genomes)</text:span>:</text:p>
          <text:list>
            <text:list-item>
              <text:p text:style-name="P100"><text:span text:style-name="Strong_20_Emphasis">KEGG</text:span> also provides pathways, gene products, and metabolic reactions. You can find <text:span text:style-name="Strong_20_Emphasis">JCVI-syn3A</text:span> data or similar bacterial models to extend your knowledge.</text:p>
            </text:list-item>
            <text:list-item>
              <text:p text:style-name="P100">Link: KEGG Pathway Database</text:p>
            </text:list-item>
          </text:list>
        </text:list-item>
        <text:list-item>
          <text:p text:style-name="P99"><text:span text:style-name="Strong_20_Emphasis">Scientific Publications</text:span>:</text:p>
          <text:list>
            <text:list-item>
              <text:p text:style-name="P99">Key research papers from <text:span text:style-name="Strong_20_Emphasis">JCVI</text:span> (J. Craig Venter Institute) and collaborators on the minimal genome project provide detailed information on the biochemical functions retained in <text:span text:style-name="Strong_20_Emphasis">JCVI-syn3A</text:span>.</text:p>
            </text:list-item>
          </text:list>
        </text:list-item>
      </text:list>
      <text:h text:style-name="Heading_20_3" text:outline-level="3">Conclusion:</text:h>
      <text:p text:style-name="Text_20_body">The above list outlines <text:span text:style-name="Strong_20_Emphasis">major metabolic processes</text:span> and reactions in <text:span text:style-name="Strong_20_Emphasis">JCVI-syn3A</text:span>, providing a foundation to understand its cellular processes. For an accurate whole-cell simulation, you would need to incorporate these reactions into a model with specific details on enzymes, substrates, and regulatory mechanisms. Accessing databases like <text:span text:style-name="Strong_20_Emphasis">BioCyc</text:span> and <text:span text:style-name="Strong_20_Emphasis">KEGG</text:span> will give you a detailed view of each reaction, which you can then integrate into your <text:span text:style-name="Strong_20_Emphasis">simulation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text:soft-page-break/>Could You write me the list of all known chemical reactions for JCVI-syn3A or bacteria Mycoplasma that happens during division of cell and which are responsible for building membrane that separates two new cells and reactions which are responsible for separating old DNA and new replicated DNA?</text:p>
      <text:p text:style-name="Text_20_body">During the <text:span text:style-name="Strong_20_Emphasis">cell division</text:span> of <text:span text:style-name="Strong_20_Emphasis">JCVI-syn3A</text:span> or <text:span text:style-name="Strong_20_Emphasis">Mycoplasma</text:span>, several key processes involving <text:span text:style-name="Strong_20_Emphasis">membrane synthesis</text:span> and <text:span text:style-name="Strong_20_Emphasis">DNA replication/segregation</text:span> occur. These reactions are essential for the formation of two new cells, ensuring that each daughter cell receives a complete genome and the necessary cellular components. Below is an overview of these processes, focusing on chemical reactions related to <text:span text:style-name="Strong_20_Emphasis">membrane biogenesis</text:span> and <text:span text:style-name="Strong_20_Emphasis">DNA segregation</text:span>.</text:p>
      <text:h text:style-name="Heading_20_3" text:outline-level="3">1. <text:span text:style-name="Strong_20_Emphasis">Membrane Synthesis and Cell Separation</text:span></text:h>
      <text:p text:style-name="Text_20_body">Membrane synthesis during cell division ensures that each daughter cell has a fully functional lipid bilayer to separate it from the external environment.</text:p>
      <text:list text:style-name="L41">
        <text:list-item>
          <text:p text:style-name="P101"><text:span text:style-name="Strong_20_Emphasis">FtsZ Polymerization</text:span>:</text:p>
          <text:list>
            <text:list-item>
              <text:p text:style-name="P102"><text:span text:style-name="Strong_20_Emphasis">FtsZ</text:span>, a tubulin-like protein, forms a contractile Z-ring at the future division site. This is the first step in assembling the <text:span text:style-name="Strong_20_Emphasis">divisome</text:span>, a complex responsible for cytokinesis.</text:p>
            </text:list-item>
            <text:list-item>
              <text:p text:style-name="P102">The <text:span text:style-name="Strong_20_Emphasis">FtsZ ring</text:span> constricts, guiding the invagination of the cell membrane during division.</text:p>
            </text:list-item>
          </text:list>
        </text:list-item>
        <text:list-item>
          <text:p text:style-name="P101"><text:span text:style-name="Strong_20_Emphasis">Lipid Biosynthesis</text:span>:</text:p>
          <text:list>
            <text:list-item>
              <text:p text:style-name="P102"><text:span text:style-name="Strong_20_Emphasis">Phospholipid synthesis</text:span> is essential for expanding the membrane as the cell divides.</text:p>
            </text:list-item>
            <text:list-item>
              <text:p text:style-name="P102">Key reactions include:</text:p>
              <text:list>
                <text:list-item>
                  <text:p text:style-name="P102"><text:span text:style-name="Strong_20_Emphasis">Acetyl-CoA + Glycerol-3-phosphate → Lysophosphatidic acid</text:span> (LPA)</text:p>
                </text:list-item>
                <text:list-item>
                  <text:p text:style-name="P102"><text:span text:style-name="Strong_20_Emphasis">Lysophosphatidic acid + Fatty acyl-CoA → Phosphatidic acid</text:span></text:p>
                </text:list-item>
                <text:list-item>
                  <text:p text:style-name="P102"><text:span text:style-name="Strong_20_Emphasis">Phosphatidic acid → Diacylglycerol + Pi</text:span></text:p>
                </text:list-item>
                <text:list-item>
                  <text:p text:style-name="P102"><text:span text:style-name="Strong_20_Emphasis">Diacylglycerol + CTP → CDP-Diacylglycerol</text:span></text:p>
                </text:list-item>
              </text:list>
            </text:list-item>
            <text:list-item>
              <text:p text:style-name="P102">These steps contribute to forming new membrane lipids that are inserted into the expanding membrane.</text:p>
            </text:list-item>
          </text:list>
        </text:list-item>
        <text:list-item>
          <text:p text:style-name="P101"><text:span text:style-name="Strong_20_Emphasis">Cardiolipin and Phosphatidylglycerol</text:span>:</text:p>
          <text:list>
            <text:list-item>
              <text:p text:style-name="P102"><text:span text:style-name="Strong_20_Emphasis">Cardiolipin</text:span> and <text:span text:style-name="Strong_20_Emphasis">phosphatidylglycerol</text:span> are critical lipids involved in membrane curvature and stability during cytokinesis.</text:p>
            </text:list-item>
            <text:list-item>
              <text:p text:style-name="P102"><text:span text:style-name="Strong_20_Emphasis">Phosphatidylglycerol + CDP-Diacylglycerol → Cardiolipin + CMP</text:span>.</text:p>
            </text:list-item>
          </text:list>
        </text:list-item>
        <text:list-item>
          <text:p text:style-name="P101"><text:span text:style-name="Strong_20_Emphasis">SepF Interaction with FtsZ</text:span>:</text:p>
          <text:list>
            <text:list-item>
              <text:p text:style-name="P101"><text:span text:style-name="Strong_20_Emphasis">SepF</text:span>, another division-related protein, interacts with FtsZ to facilitate the final steps of membrane separation by enhancing the rigidity and localization of the Z-ring at the division site.</text:p>
            </text:list-item>
          </text:list>
        </text:list-item>
      </text:list>
      <text:h text:style-name="Heading_20_3" text:outline-level="3">2. <text:span text:style-name="Strong_20_Emphasis">DNA Replication and Segregation</text:span></text:h>
      <text:p text:style-name="Text_20_body">The separation of newly replicated DNA is essential to ensure each daughter cell receives one copy of the genome. This involves <text:span text:style-name="Strong_20_Emphasis">replication</text:span> of the DNA, followed by <text:span text:style-name="Strong_20_Emphasis">segregation</text:span> into each daughter cell.</text:p>
      <text:list text:style-name="L42">
        <text:list-item>
          <text:p text:style-name="P103"><text:soft-page-break/><text:span text:style-name="Strong_20_Emphasis">DNA Replication Fork</text:span>:</text:p>
          <text:list>
            <text:list-item>
              <text:p text:style-name="P104">The <text:span text:style-name="Strong_20_Emphasis">DNA polymerase complex</text:span> moves along the template DNA, adding nucleotides to the growing strand:</text:p>
              <text:list>
                <text:list-item>
                  <text:p text:style-name="P104"><text:span text:style-name="Strong_20_Emphasis">dNTPs (deoxynucleoside triphosphates) + DNA Template → DNA Chain + PPi</text:span>.</text:p>
                </text:list-item>
              </text:list>
            </text:list-item>
            <text:list-item>
              <text:p text:style-name="P104">The enzyme <text:span text:style-name="Strong_20_Emphasis">DNA gyrase</text:span> and <text:span text:style-name="Strong_20_Emphasis">helicase</text:span> unwind the DNA helix to allow replication to proceed.</text:p>
            </text:list-item>
          </text:list>
        </text:list-item>
        <text:list-item>
          <text:p text:style-name="P103"><text:span text:style-name="Strong_20_Emphasis">Topoisomerase Activity</text:span>:</text:p>
          <text:list>
            <text:list-item>
              <text:p text:style-name="P104"><text:span text:style-name="Strong_20_Emphasis">Topoisomerase</text:span> is responsible for relieving the supercoiling that occurs ahead of the replication fork by creating transient breaks in the DNA backbone.</text:p>
            </text:list-item>
          </text:list>
        </text:list-item>
        <text:list-item>
          <text:p text:style-name="P103"><text:span text:style-name="Strong_20_Emphasis">Segregation of DNA</text:span>:</text:p>
          <text:list>
            <text:list-item>
              <text:p text:style-name="P104">Once the DNA is replicated, <text:span text:style-name="Strong_20_Emphasis">partitioning proteins</text:span> help segregate the newly replicated DNA into daughter cells.</text:p>
            </text:list-item>
            <text:list-item>
              <text:p text:style-name="P104">Proteins like <text:span text:style-name="Strong_20_Emphasis">ParA</text:span> and <text:span text:style-name="Strong_20_Emphasis">ParB</text:span> (although absent in many minimal bacteria like <text:span text:style-name="Strong_20_Emphasis">JCVI-syn3A</text:span>, their function might be mimicked by other essential proteins) ensure proper separation of chromosomal DNA to each pole of the dividing cell.</text:p>
            </text:list-item>
          </text:list>
        </text:list-item>
        <text:list-item>
          <text:p text:style-name="P103"><text:span text:style-name="Strong_20_Emphasis">DNA Decatenation</text:span>:</text:p>
          <text:list>
            <text:list-item>
              <text:p text:style-name="P104">After replication, <text:span text:style-name="Strong_20_Emphasis">topoisomerase IV</text:span> resolves any remaining <text:span text:style-name="Strong_20_Emphasis">catenated (interlinked)</text:span> DNA molecules, allowing complete separation of the replicated chromosomes.</text:p>
            </text:list-item>
          </text:list>
        </text:list-item>
        <text:list-item>
          <text:p text:style-name="P103"><text:span text:style-name="Strong_20_Emphasis">Cell Wall Synthesis</text:span>:</text:p>
          <text:list>
            <text:list-item>
              <text:p text:style-name="P103"><text:span text:style-name="Strong_20_Emphasis">Peptidoglycan</text:span> (although not in Mycoplasma, which lacks a traditional cell wall) or similar structural proteins are synthesized and deposited at the division site to ensure cell stability post-division.</text:p>
            </text:list-item>
          </text:list>
        </text:list-item>
      </text:list>
      <text:h text:style-name="Heading_20_3" text:outline-level="3">Key Proteins Involved in JCVI-syn3A and Mycoplasma Cell Division:</text:h>
      <text:list text:style-name="L43">
        <text:list-item>
          <text:p text:style-name="P105"><text:span text:style-name="Strong_20_Emphasis">FtsZ</text:span>: Assembles the Z-ring, essential for membrane constriction and cell division.</text:p>
        </text:list-item>
        <text:list-item>
          <text:p text:style-name="P105"><text:span text:style-name="Strong_20_Emphasis">SepF</text:span>: Works with FtsZ to facilitate the final separation of the cell.</text:p>
        </text:list-item>
        <text:list-item>
          <text:p text:style-name="P105"><text:span text:style-name="Strong_20_Emphasis">Topoisomerase IV</text:span>: Resolves catenated DNA post-replication.</text:p>
        </text:list-item>
        <text:list-item>
          <text:p text:style-name="P105"><text:span text:style-name="Strong_20_Emphasis">DNA polymerase complex</text:span>: Catalyzes the replication of the bacterial genome.</text:p>
        </text:list-item>
        <text:list-item>
          <text:p text:style-name="P106"><text:span text:style-name="Strong_20_Emphasis">Enzymes for lipid biosynthesis</text:span>: Synthesize the components of the membrane needed to separate the two daughter cells.</text:p>
        </text:list-item>
      </text:list>
      <text:h text:style-name="Heading_20_3" text:outline-level="3">Sources of Data:</text:h>
      <text:list text:style-name="L44">
        <text:list-item>
          <text:p text:style-name="P107"><text:span text:style-name="Strong_20_Emphasis">J. Craig Venter Institute (JCVI)</text:span> provides in-depth research on the <text:span text:style-name="Strong_20_Emphasis">genetic requirements for cell division</text:span> in minimal cells like <text:span text:style-name="Strong_20_Emphasis">JCVI-syn3A</text:span>​</text:p>
          <text:p text:style-name="P107"><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07">​</text:p>
          <text:p text:style-name="P107">CBA MIT</text:p>
          <text:p text:style-name="P107">.</text:p>
        </text:list-item>
        <text:list-item>
          <text:p text:style-name="P107"><text:soft-page-break/><text:span text:style-name="Strong_20_Emphasis">BioCyc Database</text:span> offers detailed information on the metabolic pathways and the specific reactions involved in <text:span text:style-name="Strong_20_Emphasis">membrane biosynthesis</text:span> and <text:span text:style-name="Strong_20_Emphasis">DNA replication/segregation</text:span> for <text:span text:style-name="Strong_20_Emphasis">JCVI-syn3A</text:span> and related Mycoplasma species​</text:p>
          <text:p text:style-name="P107"><text:a xlink:type="simple" xlink:href="https://www.jcvi.org/publications/genetic-requirements-cell-division-genomically-minimal-cell" office:target-frame-name="_blank" xlink:show="new" text:style-name="Internet_20_link" text:visited-style-name="Visited_20_Internet_20_Link">J. Craig Venter Institute</text:a></text:p>
          <text:p text:style-name="P108">.</text:p>
        </text:list-item>
      </text:list>
      <text:p text:style-name="Text_20_body">By integrating these <text:span text:style-name="Strong_20_Emphasis">reactions</text:span> and <text:span text:style-name="Strong_20_Emphasis">proteins</text:span> into a model, one can simulate the cell division processes in <text:span text:style-name="Strong_20_Emphasis">JCVI-syn3A</text:span>, including the formation of membranes and the proper segregation of the genetic material.</text:p>
      <text:p text:style-name="Text_20_body"/>
      <text:p text:style-name="Text_20_body">For the <text:span text:style-name="Strong_20_Emphasis">cell division process</text:span> in <text:span text:style-name="Strong_20_Emphasis">JCVI-syn3A</text:span> and related <text:span text:style-name="Strong_20_Emphasis">Mycoplasma</text:span> species, several chemical reactions and key genes are involved, particularly in <text:span text:style-name="Strong_20_Emphasis">membrane synthesis</text:span> and <text:span text:style-name="Strong_20_Emphasis">DNA segregation</text:span>.</text:p>
      <text:h text:style-name="Heading_20_3" text:outline-level="3">1. <text:span text:style-name="Strong_20_Emphasis">Membrane Synthesis and Separation</text:span>:</text:h>
      <text:p text:style-name="Text_20_body">The formation of the <text:span text:style-name="Strong_20_Emphasis">membrane</text:span> that separates two new cells during division involves several essential reactions:</text:p>
      <text:list text:style-name="L45">
        <text:list-item>
          <text:p text:style-name="P109"><text:span text:style-name="Strong_20_Emphasis">FtsZ ring formation</text:span>: The <text:span text:style-name="Strong_20_Emphasis">FtsZ protein</text:span> polymerizes to form a contractile Z-ring at the center of the cell, which initiates cell division by guiding membrane invagination. This is similar to its function in other bacteria, where it works with other division proteins like <text:span text:style-name="Strong_20_Emphasis">SepF</text:span> to facilitate membrane fission.</text:p>
        </text:list-item>
        <text:list-item>
          <text:p text:style-name="P109"><text:span text:style-name="Strong_20_Emphasis">Lipid Biosynthesis</text:span>: Key reactions include:</text:p>
          <text:list>
            <text:list-item>
              <text:p text:style-name="P109"><text:span text:style-name="Strong_20_Emphasis">Acetyl-CoA + Glycerol-3-phosphate → Lysophosphatidic acid</text:span> (LPA)</text:p>
            </text:list-item>
            <text:list-item>
              <text:p text:style-name="P109"><text:span text:style-name="Strong_20_Emphasis">LPA + Fatty acyl-CoA → Phosphatidic acid</text:span></text:p>
            </text:list-item>
            <text:list-item>
              <text:p text:style-name="P109"><text:span text:style-name="Strong_20_Emphasis">Phosphatidic acid → Diacylglycerol + Pi</text:span></text:p>
            </text:list-item>
            <text:list-item>
              <text:p text:style-name="P110"><text:span text:style-name="Strong_20_Emphasis">Diacylglycerol + Fatty acyl-CoA → Phospholipids</text:span> such as phosphatidylglycerol, critical for membrane structure.</text:p>
            </text:list-item>
          </text:list>
        </text:list-item>
      </text:list>
      <text:h text:style-name="Heading_20_3" text:outline-level="3">2. <text:span text:style-name="Strong_20_Emphasis">DNA Replication and Segregation</text:span>:</text:h>
      <text:p text:style-name="Text_20_body">During DNA replication and segregation, the following steps are critical:</text:p>
      <text:list text:style-name="L46">
        <text:list-item>
          <text:p text:style-name="P111"><text:span text:style-name="Strong_20_Emphasis">DNA Replication</text:span>: DNA polymerase replicates the genome:</text:p>
          <text:list>
            <text:list-item>
              <text:p text:style-name="P111"><text:span text:style-name="Strong_20_Emphasis">dNTPs + DNA template → DNA + PPi</text:span></text:p>
            </text:list-item>
            <text:list-item>
              <text:p text:style-name="P111"><text:span text:style-name="Strong_20_Emphasis">Helicase</text:span> unwinds the DNA double helix, while <text:span text:style-name="Strong_20_Emphasis">topoisomerase</text:span> prevents supercoiling.</text:p>
            </text:list-item>
          </text:list>
        </text:list-item>
        <text:list-item>
          <text:p text:style-name="P112"><text:span text:style-name="Strong_20_Emphasis">Segregation</text:span>: After replication, proteins such as <text:span text:style-name="Strong_20_Emphasis">ParA</text:span> and <text:span text:style-name="Strong_20_Emphasis">Topoisomerase IV</text:span> assist in separating the newly replicated DNA. <text:span text:style-name="Strong_20_Emphasis">Topoisomerase IV</text:span> resolves any interlinked (catenated) DNA strands to ensure the proper separation into daughter cells.</text:p>
        </text:list-item>
      </text:list>
      <text:h text:style-name="Heading_20_3" text:outline-level="3">Key Proteins Involved:</text:h>
      <text:list text:style-name="L47">
        <text:list-item>
          <text:p text:style-name="P113"><text:span text:style-name="Strong_20_Emphasis">FtsZ and SepF</text:span>: These proteins work together to control the division ring formation and membrane constriction.</text:p>
        </text:list-item>
        <text:list-item>
          <text:p text:style-name="P113"><text:span text:style-name="Strong_20_Emphasis">Topoisomerase IV</text:span>: Resolves interlinked DNA during replication, ensuring each daughter cell gets one copy of the genome.</text:p>
        </text:list-item>
        <text:list-item>
          <text:p text:style-name="P114"><text:soft-page-break/><text:span text:style-name="Strong_20_Emphasis">DNA Polymerase Complex</text:span>: Catalyzes the actual replication of the DNA genome.</text:p>
        </text:list-item>
      </text:list>
      <text:p text:style-name="Text_20_body">These processes ensure that <text:span text:style-name="Strong_20_Emphasis">JCVI-syn3A</text:span> can divide and generate two fully functional daughter cells, each with a complete genome and membr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write a C++ algorithm that finds all the promoters and the start of coding sequences (start codon) in the genome of a minimal bacterium, <text:span text:style-name="Strong_20_Emphasis">JCVI-syn3A</text:span>, we need to understand a few biological principles and map them into our algorithm:</text:p>
      <text:h text:style-name="Heading_20_3" text:outline-level="3">Biological Background:</text:h>
      <text:list text:style-name="L48">
        <text:list-item>
          <text:p text:style-name="P115"><text:span text:style-name="Strong_20_Emphasis">Promoter regions</text:span> are upstream DNA sequences where RNA polymerase binds to initiate transcription of the gene. In bacteria, promoters often contain:</text:p>
          <text:list>
            <text:list-item>
              <text:p text:style-name="P115"><text:span text:style-name="Strong_20_Emphasis">-35 region</text:span>: Around 35 nucleotides upstream of the transcription start site (TSS), consensus sequence is typically <text:span text:style-name="Source_20_Text">TTGACA</text:span>.</text:p>
            </text:list-item>
            <text:list-item>
              <text:p text:style-name="P115"><text:span text:style-name="Strong_20_Emphasis">-10 region (Pribnow box)</text:span>: Around 10 nucleotides upstream of the TSS, consensus sequence is typically <text:span text:style-name="Source_20_Text">TATAAT</text:span>.</text:p>
            </text:list-item>
          </text:list>
        </text:list-item>
        <text:list-item>
          <text:p text:style-name="P116"><text:span text:style-name="Strong_20_Emphasis">Start codons</text:span> mark the start of translation and are usually <text:span text:style-name="Strong_20_Emphasis">ATG</text:span> (but also GTG or TTG in some cases) in bacteria.</text:p>
        </text:list-item>
      </text:list>
      <text:h text:style-name="Heading_20_3" text:outline-level="3">Approach for Algorithm:</text:h>
      <text:list text:style-name="L49">
        <text:list-item>
          <text:p text:style-name="P117">Search for bacterial promoter motifs such as <text:span text:style-name="Strong_20_Emphasis">-35 box</text:span> and <text:span text:style-name="Strong_20_Emphasis">-10 box</text:span>.</text:p>
        </text:list-item>
        <text:list-item>
          <text:p text:style-name="P117">Identify the <text:span text:style-name="Strong_20_Emphasis">start codon</text:span> of the coding sequence downstream of the promoter.</text:p>
        </text:list-item>
        <text:list-item>
          <text:p text:style-name="P118">For simplicity, assume that the promoter is always upstream of a coding region and the coding starts with a start codon like <text:span text:style-name="Strong_20_Emphasis">ATG</text:span>.</text:p>
        </text:list-item>
      </text:list>
      <text:h text:style-name="Heading_20_3" text:outline-level="3">Steps:</text:h>
      <text:list text:style-name="L50">
        <text:list-item>
          <text:p text:style-name="P119"><text:span text:style-name="Strong_20_Emphasis">Read the genome sequence</text:span> (could be from a file or hard-coded string).</text:p>
        </text:list-item>
        <text:list-item>
          <text:p text:style-name="P119"><text:span text:style-name="Strong_20_Emphasis">Scan for promoter regions</text:span> by identifying the <text:span text:style-name="Strong_20_Emphasis">-35</text:span> and <text:span text:style-name="Strong_20_Emphasis">-10</text:span> regions using a windowed search.</text:p>
        </text:list-item>
        <text:list-item>
          <text:p text:style-name="P119"><text:span text:style-name="Strong_20_Emphasis">Search for the start codon</text:span> after the promoter region.</text:p>
        </text:list-item>
        <text:list-item>
          <text:p text:style-name="P120">Output the locations of each identified promoter and start codon.</text:p>
        </text:list-item>
      </text:list>
      <text:h text:style-name="Heading_20_3" text:outline-level="3">Explanation of Code:</text:h>
      <text:list text:style-name="L51">
        <text:list-item>
          <text:p text:style-name="P121"><text:span text:style-name="Strong_20_Emphasis">Genome Input</text:span>: The <text:span text:style-name="Source_20_Text">genome</text:span> string represents the DNA sequence of the JCVI-syn3A bacterium. In reality, this could be a much larger string or read from a file.</text:p>
        </text:list-item>
        <text:list-item>
          <text:p text:style-name="P121"><text:span text:style-name="Strong_20_Emphasis">Promoter Detection</text:span>:</text:p>
          <text:list>
            <text:list-item>
              <text:p text:style-name="P121">The <text:span text:style-name="Strong_20_Emphasis">-35 box</text:span> (<text:span text:style-name="Source_20_Text">TTGACA</text:span>) is searched first.</text:p>
            </text:list-item>
            <text:list-item>
              <text:p text:style-name="P121">After detecting the -35 box, the code looks for a <text:span text:style-name="Strong_20_Emphasis">-10 box</text:span> (<text:span text:style-name="Source_20_Text">TATAAT</text:span>) within a reasonable distance (e.g., 50 base pairs).</text:p>
            </text:list-item>
          </text:list>
        </text:list-item>
        <text:list-item>
          <text:p text:style-name="P121"><text:span text:style-name="Strong_20_Emphasis">Start Codon Detection</text:span>: After the -10 box, the code searches for the start codons (<text:span text:style-name="Strong_20_Emphasis">ATG</text:span>, <text:span text:style-name="Strong_20_Emphasis">GTG</text:span>, or <text:span text:style-name="Strong_20_Emphasis">TTG</text:span>) within a reasonable distance (e.g., 50 base pairs).</text:p>
        </text:list-item>
        <text:list-item>
          <text:p text:style-name="P122"><text:span text:style-name="Strong_20_Emphasis">Output</text:span>: The algorithm prints the location of each promoter (-35 and -10) and the corresponding start codon.</text:p>
        </text:list-item>
      </text:list>
      <text:h text:style-name="Heading_20_3" text:outline-level="3">Enhancements:</text:h>
      <text:list text:style-name="L52">
        <text:list-item>
          <text:p text:style-name="P123"><text:span text:style-name="Strong_20_Emphasis">File Input</text:span>: The genome sequence can be read from a file rather than hard-coded.</text:p>
        </text:list-item>
        <text:list-item>
          <text:p text:style-name="P123"><text:span text:style-name="Strong_20_Emphasis">Error Checking</text:span>: Add additional error handling for edge cases (e.g., overlapping promoters).</text:p>
        </text:list-item>
        <text:list-item>
          <text:p text:style-name="P124"><text:soft-page-break/><text:span text:style-name="Strong_20_Emphasis">More Complex Promoters</text:span>: The algorithm can be extended to account for variability in bacterial promoter regions.</text:p>
        </text:list-item>
      </text:list>
      <text:p text:style-name="Text_20_body">This approach provides a basic framework for identifying bacterial promoters and coding sequence start points in the genome of JCVI-syn3A.</text:p>
      <text:p text:style-name="Text_20_body"/>
      <text:p text:style-name="Text_20_body">Since bacterial promoter regions are more variable in sequence than the simple consensus patterns, we need a more flexible approach to account for these variations, especially in <text:span text:style-name="Strong_20_Emphasis">JCVI-syn3A</text:span>, where the sequence might deviate from canonical patterns. We can address this by implementing:</text:p>
      <text:h text:style-name="Heading_20_3" text:outline-level="3">Improvements:</text:h>
      <text:list text:style-name="L53">
        <text:list-item>
          <text:p text:style-name="P125"><text:span text:style-name="Strong_20_Emphasis">Fuzzy Matching for Promoter Regions</text:span>:</text:p>
          <text:list>
            <text:list-item>
              <text:p text:style-name="P126">The exact match approach for the <text:span text:style-name="Strong_20_Emphasis">-35</text:span> (<text:span text:style-name="Source_20_Text">TTGACA</text:span>) and <text:span text:style-name="Strong_20_Emphasis">-10</text:span> (<text:span text:style-name="Source_20_Text">TATAAT</text:span>) consensus sequences is too rigid.</text:p>
            </text:list-item>
            <text:list-item>
              <text:p text:style-name="P126">Introduce a way to allow <text:span text:style-name="Strong_20_Emphasis">mismatches</text:span> (e.g., allowing up to 1-2 mismatches in the sequences of the -35 and -10 boxes).</text:p>
            </text:list-item>
          </text:list>
        </text:list-item>
        <text:list-item>
          <text:p text:style-name="P125"><text:span text:style-name="Strong_20_Emphasis">More Sophisticated Scoring for Promoters</text:span>:</text:p>
          <text:list>
            <text:list-item>
              <text:p text:style-name="P126">Instead of exact matches, use a <text:span text:style-name="Strong_20_Emphasis">similarity score</text:span> based on the number of matching nucleotides in the <text:span text:style-name="Strong_20_Emphasis">-35</text:span> and <text:span text:style-name="Strong_20_Emphasis">-10</text:span> regions. If the score is above a certain threshold, consider it a valid promoter.</text:p>
            </text:list-item>
          </text:list>
        </text:list-item>
        <text:list-item>
          <text:p text:style-name="P125"><text:span text:style-name="Strong_20_Emphasis">Fine-Tuning Start Codon Search</text:span>:</text:p>
          <text:list>
            <text:list-item>
              <text:p text:style-name="P126">Once a promoter is identified, refine the downstream search for start codons by increasing the search distance and possibly accounting for variable distances from the promoter.</text:p>
            </text:list-item>
          </text:list>
        </text:list-item>
        <text:list-item>
          <text:p text:style-name="P125"><text:span text:style-name="Strong_20_Emphasis">Additional Promoter Motifs</text:span>:</text:p>
          <text:list>
            <text:list-item>
              <text:p text:style-name="P125">Besides <text:span text:style-name="Strong_20_Emphasis">TTGACA</text:span> and <text:span text:style-name="Strong_20_Emphasis">TATAAT</text:span>, we can add more potential motifs for the <text:span text:style-name="Strong_20_Emphasis">-35</text:span> and <text:span text:style-name="Strong_20_Emphasis">-10</text:span> regions based on known variability in bacterial promoters.</text:p>
            </text:list-item>
          </text:list>
        </text:list-item>
      </text:list>
      <text:h text:style-name="Heading_20_3" text:outline-level="3">Steps to Modify:</text:h>
      <text:list text:style-name="L54">
        <text:list-item>
          <text:p text:style-name="P127">Implement a <text:span text:style-name="Strong_20_Emphasis">fuzzy matching function</text:span> for detecting promoter regions.</text:p>
        </text:list-item>
        <text:list-item>
          <text:p text:style-name="P127">Use a <text:span text:style-name="Strong_20_Emphasis">scoring system</text:span> to evaluate how closely a potential promoter matches the consensus.</text:p>
        </text:list-item>
        <text:list-item>
          <text:p text:style-name="P128">Increase the window for searching for start codons to better capture the downstream variability.</text:p>
        </text:list-item>
      </text:list>
      <text:h text:style-name="Heading_20_3" text:outline-level="3">Key Changes:</text:h>
      <text:list text:style-name="L55">
        <text:list-item>
          <text:p text:style-name="P129"><text:span text:style-name="Strong_20_Emphasis">Fuzzy Matching</text:span>:</text:p>
          <text:list>
            <text:list-item>
              <text:p text:style-name="P130">The function <text:span text:style-name="Source_20_Text">calculateSimilarity</text:span> compares two sequences and counts mismatches. We allow up to <text:span text:style-name="Strong_20_Emphasis">1 mismatch</text:span> for both <text:span text:style-name="Strong_20_Emphasis">-35</text:span> and <text:span text:style-name="Strong_20_Emphasis">-10</text:span> regions by adjusting <text:span text:style-name="Source_20_Text">max_mismatches_35</text:span> and <text:span text:style-name="Source_20_Text">max_mismatches_10</text:span>.</text:p>
            </text:list-item>
            <text:list-item>
              <text:p text:style-name="P130"><text:soft-page-break/>The code iterates over all possible <text:span text:style-name="Strong_20_Emphasis">-35</text:span> and <text:span text:style-name="Strong_20_Emphasis">-10</text:span> sequences, checking for similarity with the genome.</text:p>
            </text:list-item>
          </text:list>
        </text:list-item>
        <text:list-item>
          <text:p text:style-name="P129"><text:span text:style-name="Strong_20_Emphasis">Extended Search Windows</text:span>:</text:p>
          <text:list>
            <text:list-item>
              <text:p text:style-name="P130">The window for searching for the <text:span text:style-name="Strong_20_Emphasis">-10 box</text:span> downstream of the <text:span text:style-name="Strong_20_Emphasis">-35 box</text:span> is extended to account for variability in promoter length.</text:p>
            </text:list-item>
            <text:list-item>
              <text:p text:style-name="P130">Similarly, the distance from the <text:span text:style-name="Strong_20_Emphasis">-10 box</text:span> to the <text:span text:style-name="Strong_20_Emphasis">start codon</text:span> is extended to 100 base pairs to capture possible downstream coding sequences.</text:p>
            </text:list-item>
          </text:list>
        </text:list-item>
        <text:list-item>
          <text:p text:style-name="P129"><text:span text:style-name="Strong_20_Emphasis">Variability in Promoters</text:span>:</text:p>
          <text:list>
            <text:list-item>
              <text:p text:style-name="P129">Added more <text:span text:style-name="Strong_20_Emphasis">-35</text:span> and <text:span text:style-name="Strong_20_Emphasis">-10</text:span> motifs based on common variations observed in bacterial promoters. You can extend these lists further to capture more variation specific to <text:span text:style-name="Strong_20_Emphasis">JCVI-syn3A</text:span>.</text:p>
            </text:list-item>
          </text:list>
        </text:list-item>
      </text:list>
      <text:h text:style-name="Heading_20_3" text:outline-level="3">Next Steps:</text:h>
      <text:list text:style-name="L56">
        <text:list-item>
          <text:p text:style-name="P131"><text:span text:style-name="Strong_20_Emphasis">Genome Input</text:span>: Instead of a hard-coded genome string, the genome can be read from a FASTA file or other genomic data format.</text:p>
        </text:list-item>
        <text:list-item>
          <text:p text:style-name="P132"><text:span text:style-name="Strong_20_Emphasis">Testing and Fine-Tuning</text:span>: You can adjust the allowed mismatch threshold, window sizes, or add more promoter sequences based on observed data from <text:span text:style-name="Strong_20_Emphasis">JCVI-syn3A</text:span>.</text:p>
        </text:list-item>
      </text:list>
      <text:p text:style-name="Text_20_body">By allowing variability and mismatches, the algorithm should now be more capable of detecting bacterial promoters in <text:span text:style-name="Strong_20_Emphasis">JCVI-syn3A</text:span> even when the sequence deviates from the canonical consensus. Let me know how this performs with your real genome data!</text:p>
      <text:p text:style-name="Text_20_body"/>
      <text:p text:style-name="Text_20_body"/>
      <text:p text:style-name="Text_20_body">the <text:span text:style-name="Strong_20_Emphasis">JCVI-syn3A</text:span> bacterium is a synthetic organism created as part of the <text:span text:style-name="Strong_20_Emphasis">Minimal Genome Project</text:span> by the J. Craig Venter Institute (JCVI). It represents a minimal bacterial genome with only the essential genes required for life. Here's a brief summary based on the research data:</text:p>
      <text:h text:style-name="Heading_20_3" text:outline-level="3">Promoters in JCVI-syn3A:</text:h>
      <text:list text:style-name="L57">
        <text:list-item>
          <text:p text:style-name="P133"><text:span text:style-name="Strong_20_Emphasis">JCVI-syn3A</text:span> is derived from the synthetic organism <text:span text:style-name="Strong_20_Emphasis">JCVI-syn3.0</text:span>, which is one of the smallest genomes ever synthesized, containing about <text:span text:style-name="Strong_20_Emphasis">531,000 base pairs</text:span> and <text:span text:style-name="Strong_20_Emphasis">493 genes</text:span>.</text:p>
        </text:list-item>
        <text:list-item>
          <text:p text:style-name="P134">According to studies, <text:span text:style-name="Strong_20_Emphasis">JCVI-syn3A</text:span> has an expanded genome compared to JCVI-syn3.0, with <text:span text:style-name="Strong_20_Emphasis">492 protein-coding genes</text:span> and some additional non-coding RNAs.</text:p>
        </text:list-item>
      </text:list>
      <text:h text:style-name="Heading_20_3" text:outline-level="3">Estimated Number of Promoters:</text:h>
      <text:list text:style-name="L58">
        <text:list-item>
          <text:p text:style-name="P135"><text:span text:style-name="Strong_20_Emphasis">JCVI-syn3A</text:span> has approximately <text:span text:style-name="Strong_20_Emphasis">492 genes</text:span>, and typically, each gene has at least one promoter. However, bacterial genomes often have genes that share promoters (especially in <text:span text:style-name="Strong_20_Emphasis">operons</text:span>, where multiple genes are co-transcribed under the control of a single promoter).</text:p>
        </text:list-item>
        <text:list-item>
          <text:p text:style-name="P135">In <text:span text:style-name="Strong_20_Emphasis">JCVI-syn3A</text:span>, it's estimated that there are about <text:span text:style-name="Strong_20_Emphasis">250-300 distinct promoters</text:span>, given that many of the genes are organized into operons or are regulated together.</text:p>
        </text:list-item>
      </text:list>
      <text:h text:style-name="Heading_20_3" text:outline-level="3"><text:soft-page-break/>Key References:</text:h>
      <text:list text:style-name="L59">
        <text:list-item>
          <text:p text:style-name="P136">The publication for <text:span text:style-name="Strong_20_Emphasis">JCVI-syn3A</text:span> in 2021 reported that it has a slightly more complex genome than <text:span text:style-name="Strong_20_Emphasis">JCVI-syn3.0</text:span> due to the addition of genes related to DNA repair and stress response, but the basic structure of transcriptional regulation with promoters remains minimal.</text:p>
        </text:list-item>
      </text:list>
      <text:h text:style-name="Heading_20_3" text:outline-level="3">Comparison Metric:</text:h>
      <text:list text:style-name="L60">
        <text:list-item>
          <text:p text:style-name="P137">When you run your algorithm, if you find close to <text:span text:style-name="Strong_20_Emphasis">250-300 promoters</text:span>, your result should be within the expected range. However, due to variability in motif matching and gene co-regulation, slight deviations are normal.</text:p>
        </text:list-item>
      </text:list>
      <text:h text:style-name="Heading_20_3" text:outline-level="3">Suggested Approach for Validation:</text:h>
      <text:list text:style-name="L61">
        <text:list-item>
          <text:p text:style-name="P138"><text:span text:style-name="Strong_20_Emphasis">Count the promoters detected</text:span> by your algorithm.</text:p>
        </text:list-item>
        <text:list-item>
          <text:p text:style-name="P138"><text:span text:style-name="Strong_20_Emphasis">Compare with known data</text:span>: A good benchmark would be around <text:span text:style-name="Strong_20_Emphasis">250-300</text:span> distinct promoters in <text:span text:style-name="Strong_20_Emphasis">JCVI-syn3A</text:span>.</text:p>
        </text:list-item>
        <text:list-item>
          <text:p text:style-name="P139">You can also cross-reference your results with experimental data available for JCVI-syn3A from sources like <text:span text:style-name="Strong_20_Emphasis">ChIP-seq</text:span> (Chromatin Immunoprecipitation Sequencing) or other promoter-mapping experiments if needed.</text:p>
        </text:list-item>
      </text:list>
      <text:p text:style-name="Text_20_body">t's really useful in refining the approach. It looks like the second algorithm is over-predicting promoters, which often happens when allowing too much flexibility in motif matching. The challenge now is to <text:span text:style-name="Strong_20_Emphasis">distinguish true promoters from false ones</text:span> purely computationally, without experimental data.</text:p>
      <text:h text:style-name="Heading_20_3" text:outline-level="3">Approaches to Distinguish True Promoters from False Promoters</text:h>
      <text:p text:style-name="Text_20_body">We can implement additional <text:span text:style-name="Strong_20_Emphasis">biological rules</text:span>, <text:span text:style-name="Strong_20_Emphasis">heuristics</text:span>, and <text:span text:style-name="Strong_20_Emphasis">scoring methods</text:span> to improve accuracy. Here are several strategies that can be applied to refine the promoter detection and filter out false positives:</text:p>
      <text:h text:style-name="Heading_20_3" text:outline-level="3">1. <text:span text:style-name="Strong_20_Emphasis">Tighten Scoring System for Promoter Motifs</text:span></text:h>
      <text:list text:style-name="L62">
        <text:list-item>
          <text:p text:style-name="P140"><text:span text:style-name="Strong_20_Emphasis">Current Problem</text:span>: The algorithm might be finding too many near-matches for the <text:span text:style-name="Strong_20_Emphasis">-35</text:span> and <text:span text:style-name="Strong_20_Emphasis">-10</text:span> boxes by allowing too much flexibility (e.g., allowing 1 or 2 mismatches).</text:p>
        </text:list-item>
        <text:list-item>
          <text:p text:style-name="P140"><text:span text:style-name="Strong_20_Emphasis">Solution</text:span>: Use a <text:span text:style-name="Strong_20_Emphasis">weighted scoring system</text:span> instead of a strict mismatch count. The closer a sequence is to the canonical promoter motifs (e.g., <text:span text:style-name="Source_20_Text">TTGACA</text:span> for -35 and <text:span text:style-name="Source_20_Text">TATAAT</text:span> for -10), the higher its score.</text:p>
        </text:list-item>
        <text:list-item>
          <text:p text:style-name="P141"><text:span text:style-name="Strong_20_Emphasis">Improvement</text:span>: Only consider a match valid if it scores above a certain threshold. You can calculate the <text:span text:style-name="Strong_20_Emphasis">total score</text:span> for each promoter (based on the degree of match for -35 and -10 boxes) and filter those with scores above a threshold (e.g., 70% similarity).</text:p>
        </text:list-item>
      </text:list>
      <text:p text:style-name="Text_20_body">Example:</text:p>
      <text:list text:style-name="L63">
        <text:list-item>
          <text:p text:style-name="P142">Score the number of exact matches for both -35 and -10 regions, and multiply by a weighting factor for each region.</text:p>
        </text:list-item>
      </text:list>
      <text:h text:style-name="Heading_20_3" text:outline-level="3"><text:soft-page-break/>2. <text:span text:style-name="Strong_20_Emphasis">Distance Between -35 and -10 Boxes</text:span></text:h>
      <text:list text:style-name="L64">
        <text:list-item>
          <text:p text:style-name="P143"><text:span text:style-name="Strong_20_Emphasis">Current Problem</text:span>: In bacterial promoters, the distance between the -35 and -10 regions is usually around <text:span text:style-name="Strong_20_Emphasis">15-19 base pairs</text:span>. The current algorithm may be allowing distances that are too wide, leading to spurious promoter predictions.</text:p>
        </text:list-item>
        <text:list-item>
          <text:p text:style-name="P144"><text:span text:style-name="Strong_20_Emphasis">Solution</text:span>: Refine the acceptable <text:span text:style-name="Strong_20_Emphasis">distance window</text:span> between the -35 and -10 boxes. Allow only a promoter where the -35 and -10 boxes are separated by <text:span text:style-name="Strong_20_Emphasis">16-18 bp</text:span>.</text:p>
        </text:list-item>
      </text:list>
      <text:h text:style-name="Heading_20_3" text:outline-level="3">3. <text:span text:style-name="Strong_20_Emphasis">Limit the Search Space for Promoters</text:span></text:h>
      <text:list text:style-name="L65">
        <text:list-item>
          <text:p text:style-name="P145"><text:span text:style-name="Strong_20_Emphasis">Current Problem</text:span>: The algorithm is searching the entire genome without regard to known genomic features, which can lead to many false positives in regions where promoters are unlikely to occur.</text:p>
        </text:list-item>
        <text:list-item>
          <text:p text:style-name="P145"><text:span text:style-name="Strong_20_Emphasis">Solution</text:span>:</text:p>
          <text:list>
            <text:list-item>
              <text:p text:style-name="P145"><text:span text:style-name="Strong_20_Emphasis">Gene Proximity</text:span>: Only consider promoter regions located <text:span text:style-name="Strong_20_Emphasis">upstream of annotated genes</text:span>. The distance between the promoter and the start of the gene should be within a reasonable range (e.g., <text:span text:style-name="Strong_20_Emphasis">50-100 bp</text:span>).</text:p>
            </text:list-item>
            <text:list-item>
              <text:p text:style-name="P146">This reduces the search space significantly and makes the results more biologically plausible.</text:p>
            </text:list-item>
          </text:list>
        </text:list-item>
      </text:list>
      <text:h text:style-name="Heading_20_3" text:outline-level="3">4. <text:span text:style-name="Strong_20_Emphasis">Codon Usage and Context Filtering</text:span></text:h>
      <text:list text:style-name="L66">
        <text:list-item>
          <text:p text:style-name="P147"><text:span text:style-name="Strong_20_Emphasis">Current Problem</text:span>: Some promoters may be detected in non-coding or low-likelihood regions. These are likely to be false positives.</text:p>
        </text:list-item>
        <text:list-item>
          <text:p text:style-name="P147"><text:span text:style-name="Strong_20_Emphasis">Solution</text:span>:</text:p>
          <text:list>
            <text:list-item>
              <text:p text:style-name="P147">After identifying a promoter, check whether there is a <text:span text:style-name="Strong_20_Emphasis">valid start codon</text:span> (e.g., ATG, GTG, TTG) within a biologically plausible distance.</text:p>
            </text:list-item>
            <text:list-item>
              <text:p text:style-name="P148">Additionally, ensure that the <text:span text:style-name="Strong_20_Emphasis">coding sequence downstream of the promoter</text:span> shows a reasonable match to expected codon usage bias for bacteria. Codon usage biases can be used to filter out unlikely coding regions.</text:p>
            </text:list-item>
          </text:list>
        </text:list-item>
      </text:list>
      <text:h text:style-name="Heading_20_3" text:outline-level="3">5. <text:span text:style-name="Strong_20_Emphasis">Sequence Conservation and Energy Models</text:span></text:h>
      <text:list text:style-name="L67">
        <text:list-item>
          <text:p text:style-name="P149"><text:span text:style-name="Strong_20_Emphasis">Current Problem</text:span>: Many false positives may arise due to random sequence similarity. We need to differentiate based on more sophisticated models.</text:p>
        </text:list-item>
        <text:list-item>
          <text:p text:style-name="P149"><text:span text:style-name="Strong_20_Emphasis">Solution</text:span>: Utilize <text:span text:style-name="Strong_20_Emphasis">sequence conservation</text:span> scores or <text:span text:style-name="Strong_20_Emphasis">DNA structural information</text:span> (like energy-based models) to refine which promoter sequences are likely to be functional. This would typically involve computing the <text:span text:style-name="Strong_20_Emphasis">binding energy</text:span> or <text:span text:style-name="Strong_20_Emphasis">affinity</text:span> of RNA polymerase to the promoter sequences.</text:p>
        </text:list-item>
        <text:list-item>
          <text:p text:style-name="P150">Since you're not using experimental data, a simpler approach would be to look for promoters in conserved regions (based on known essential genes in JCVI-syn3A).</text:p>
        </text:list-item>
      </text:list>
      <text:h text:style-name="Heading_20_3" text:outline-level="3">6. <text:span text:style-name="Strong_20_Emphasis">Refine Operon Identification</text:span></text:h>
      <text:list text:style-name="L68">
        <text:list-item>
          <text:p text:style-name="P151"><text:span text:style-name="Strong_20_Emphasis">Current Problem</text:span>: In bacterial genomes, multiple genes can be regulated by a single promoter (within operons), which could lead to either under- or over-prediction.</text:p>
        </text:list-item>
        <text:list-item>
          <text:p text:style-name="P152"><text:soft-page-break/><text:span text:style-name="Strong_20_Emphasis">Solution</text:span>: If a promoter is detected upstream of a gene that is part of an operon, do not search for additional promoters upstream of every individual gene withi</text:p>
        </text:list-item>
      </text:list>
      <text:p text:style-name="Text_20_body"/>
      <text:h text:style-name="Heading_20_3" text:outline-level="3">Key Improvements:</text:h>
      <text:list text:style-name="L69">
        <text:list-item>
          <text:p text:style-name="P153"><text:span text:style-name="Strong_20_Emphasis">Scoring System</text:span>: Improved similarity scoring for -35 and -10 boxes.</text:p>
        </text:list-item>
        <text:list-item>
          <text:p text:style-name="P153"><text:span text:style-name="Strong_20_Emphasis">Distance Filter</text:span>: Limit distance between -35 and -10 regions to <text:span text:style-name="Strong_20_Emphasis">16-18 bp</text:span>, which is biologically accurate.</text:p>
        </text:list-item>
        <text:list-item>
          <text:p text:style-name="P153"><text:span text:style-name="Strong_20_Emphasis">Gene Proximity Filter</text:span>: Add logic to consider only promoters upstream of genes (you can incorporate gene annotation information into this).</text:p>
        </text:list-item>
        <text:list-item>
          <text:p text:style-name="P154"><text:span text:style-name="Strong_20_Emphasis">Start Codon Filtering</text:span>: Refine distance from -10 box to valid start codon, only allowing <text:span text:style-name="Strong_20_Emphasis">10-50 bp</text:span> upstream of the coding sequence.</text:p>
        </text:list-item>
      </text:list>
      <text:h text:style-name="Heading_20_3" text:outline-level="3">Next Steps:</text:h>
      <text:list text:style-name="L70">
        <text:list-item>
          <text:p text:style-name="P155">You can test this refined approach, which should give you a more accurate set of promoters with fewer false positives.</text:p>
        </text:list-item>
        <text:list-item>
          <text:p text:style-name="P156">Once the algorithm works well, you can compare the <text:span text:style-name="Strong_20_Emphasis">250 likely true promoters</text:span> against known gene annotations or available databases for further validation.</text:p>
        </text:list-item>
      </text:list>
      <text:p text:style-name="Text_20_body">Let me know how this works</text:p>
      <text:p text:style-name="Text_20_body">Here's how we can write an algorithm that looks <text:span text:style-name="Strong_20_Emphasis">backwards</text:span> from the start of each gene (stored in <text:span text:style-name="Source_20_Text">GenesStarts</text:span>) to identify the promoter by finding the <text:span text:style-name="Strong_20_Emphasis">-10 box</text:span> and <text:span text:style-name="Strong_20_Emphasis">-35 box</text:span>:</text:p>
      <text:h text:style-name="Heading_20_3" text:outline-level="3">Approach:</text:h>
      <text:list text:style-name="L71">
        <text:list-item>
          <text:p text:style-name="P157"><text:span text:style-name="Strong_20_Emphasis">GenesStarts Vector</text:span>: You have a sorted vector <text:span text:style-name="Source_20_Text">GenesStarts</text:span> containing the starting positions of each gene in the genome. For each gene, we'll look backward to find the <text:span text:style-name="Strong_20_Emphasis">-10 box</text:span> and <text:span text:style-name="Strong_20_Emphasis">-35 box</text:span> upstream.</text:p>
        </text:list-item>
        <text:list-item>
          <text:p text:style-name="P157"><text:span text:style-name="Strong_20_Emphasis">Search for Promoters</text:span>:</text:p>
          <text:list>
            <text:list-item>
              <text:p text:style-name="P157">We'll start by looking for the <text:span text:style-name="Strong_20_Emphasis">-10 box</text:span> (e.g., <text:span text:style-name="Source_20_Text">TATAAT</text:span>) by searching upstream from the gene start.</text:p>
            </text:list-item>
            <text:list-item>
              <text:p text:style-name="P157">Once we find the <text:span text:style-name="Strong_20_Emphasis">-10 box</text:span>, we will continue looking further upstream to find the <text:span text:style-name="Strong_20_Emphasis">-35 box</text:span> (e.g., <text:span text:style-name="Source_20_Text">TTGACA</text:span>) within the expected distance range.</text:p>
            </text:list-item>
          </text:list>
        </text:list-item>
        <text:list-item>
          <text:p text:style-name="P157"><text:span text:style-name="Strong_20_Emphasis">Distance Constraints</text:span>:</text:p>
          <text:list>
            <text:list-item>
              <text:p text:style-name="P157">The distance between the <text:span text:style-name="Strong_20_Emphasis">-10 box</text:span> and the gene start should be within a biologically reasonable range (e.g., 10-50 bp).</text:p>
            </text:list-item>
            <text:list-item>
              <text:p text:style-name="P158">The distance between the <text:span text:style-name="Strong_20_Emphasis">-35 box</text:span> and the <text:span text:style-name="Strong_20_Emphasis">-10 box</text:span> should be around 16-18 bp, as typical for bacterial promoters.</text:p>
            </text:list-item>
          </text:list>
        </text:list-item>
      </text:list>
      <text:h text:style-name="Heading_20_3" text:outline-level="3">Key Considerations:</text:h>
      <text:list text:style-name="L72">
        <text:list-item>
          <text:p text:style-name="P159">The genome is assumed to be a string of nucleotides (<text:span text:style-name="Source_20_Text">A</text:span>, <text:span text:style-name="Source_20_Text">T</text:span>, <text:span text:style-name="Source_20_Text">C</text:span>, <text:span text:style-name="Source_20_Text">G</text:span>).</text:p>
        </text:list-item>
        <text:list-item>
          <text:p text:style-name="P159">We'll perform a reverse search for promoter motifs upstream of each gene start.</text:p>
        </text:list-item>
        <text:list-item>
          <text:p text:style-name="P160">We apply biologically valid constraints on the distance between the boxes and the gene start.</text:p>
        </text:list-item>
      </text:list>
      <text:h text:style-name="Heading_20_3" text:outline-level="3"><text:soft-page-break/>Explanation:</text:h>
      <text:list text:style-name="L73">
        <text:list-item>
          <text:p text:style-name="P161"><text:span text:style-name="Strong_20_Emphasis"><text:span text:style-name="Source_20_Text">GenesStarts</text:span></text:span>: Contains the positions of the gene starts in the genome. The algorithm iterates over each position.</text:p>
        </text:list-item>
        <text:list-item>
          <text:p text:style-name="P161"><text:span text:style-name="Strong_20_Emphasis">Reverse Search for -10 Box</text:span>:</text:p>
          <text:list>
            <text:list-item>
              <text:p text:style-name="P161">Starting from each gene's start position, the algorithm searches upstream for the <text:span text:style-name="Strong_20_Emphasis">-10 box</text:span> by checking positions within the range <text:span text:style-name="Strong_20_Emphasis">[geneStart - 50, geneStart - 10]</text:span>.</text:p>
            </text:list-item>
          </text:list>
        </text:list-item>
        <text:list-item>
          <text:p text:style-name="P161"><text:span text:style-name="Strong_20_Emphasis">Search for -35 Box</text:span>:</text:p>
          <text:list>
            <text:list-item>
              <text:p text:style-name="P161">Once a <text:span text:style-name="Strong_20_Emphasis">-10 box</text:span> is found, the algorithm looks further upstream (about <text:span text:style-name="Strong_20_Emphasis">16-19 bp</text:span> before the <text:span text:style-name="Strong_20_Emphasis">-10 box</text:span>) for the <text:span text:style-name="Strong_20_Emphasis">-35 box</text:span>.</text:p>
            </text:list-item>
          </text:list>
        </text:list-item>
        <text:list-item>
          <text:p text:style-name="P161"><text:span text:style-name="Strong_20_Emphasis">Similarity Thresholds</text:span>:</text:p>
          <text:list>
            <text:list-item>
              <text:p text:style-name="P161">The algorithm checks for a match based on a similarity score. You can adjust the allowed mismatches or make the scoring stricter by changing <text:span text:style-name="Source_20_Text">threshold_similarity_35</text:span> and <text:span text:style-name="Source_20_Text">threshold_similarity_10</text:span>.</text:p>
            </text:list-item>
          </text:list>
        </text:list-item>
        <text:list-item>
          <text:p text:style-name="P161"><text:span text:style-name="Strong_20_Emphasis">Output</text:span>:</text:p>
          <text:list>
            <text:list-item>
              <text:p text:style-name="P162">If a promoter is found for a gene, it prints the position of both the <text:span text:style-name="Strong_20_Emphasis">-35 box</text:span> and <text:span text:style-name="Strong_20_Emphasis">-10 box</text:span>. If no promoter is found, it reports that as well.</text:p>
            </text:list-item>
          </text:list>
        </text:list-item>
      </text:list>
      <text:h text:style-name="Heading_20_3" text:outline-level="3">Testing:</text:h>
      <text:list text:style-name="L74">
        <text:list-item>
          <text:p text:style-name="P163">You can test this algorithm by replacing the <text:span text:style-name="Source_20_Text">genome</text:span> string and <text:span text:style-name="Source_20_Text">GenesStarts</text:span> vector with actual data from <text:span text:style-name="Strong_20_Emphasis">JCVI-syn3A</text:span>.</text:p>
        </text:list-item>
      </text:list>
      <text:h text:style-name="Heading_20_3" text:outline-level="3">Additional Enhancements:</text:h>
      <text:list text:style-name="L75">
        <text:list-item>
          <text:p text:style-name="P164">You can further refine the search by incorporating more variability in promoter motifs, or adjust the distance windows based on biological data from <text:span text:style-name="Strong_20_Emphasis">JCVI-syn3A</text:span>.</text:p>
        </text:list-item>
      </text:list>
      <text:p text:style-name="Text_20_body">This approach should efficiently find promoters upstream of each gene in the genome by searching for both the <text:span text:style-name="Strong_20_Emphasis">-10</text:span> and <text:span text:style-name="Strong_20_Emphasis">-35</text:span> boxes. Let me know if you need further adjustment</text:p>
      <text:p text:style-name="Text_20_body"/>
      <text:p text:style-name="Text_20_body"/>
      <text:p text:style-name="Text_20_body">here are a few reliable places where you can find experimental data related to <text:span text:style-name="Strong_20_Emphasis">JCVI-syn3A</text:span> and its promoters:</text:p>
      <text:h text:style-name="Heading_20_3" text:outline-level="3">1. <text:span text:style-name="Strong_20_Emphasis">J. Craig Venter Institute (JCVI)</text:span></text:h>
      <text:list text:style-name="L76">
        <text:list-item>
          <text:p text:style-name="P165"><text:span text:style-name="Strong_20_Emphasis">JCVI</text:span> is the institute responsible for the creation of <text:span text:style-name="Strong_20_Emphasis">JCVI-syn3A</text:span> as part of the <text:span text:style-name="Strong_20_Emphasis">Minimal Genome Project</text:span>.</text:p>
        </text:list-item>
        <text:list-item>
          <text:p text:style-name="P165"><text:span text:style-name="Strong_20_Emphasis">JCVI publications</text:span> and their associated supplementary materials often include experimental promoter data, gene annotations, and regulatory elements for synthetic organisms like <text:span text:style-name="Strong_20_Emphasis">JCVI-syn3A</text:span>.</text:p>
        </text:list-item>
        <text:list-item>
          <text:p text:style-name="P165">Visit the official JCVI website and search for publications related to <text:span text:style-name="Strong_20_Emphasis">JCVI-syn3A</text:span>:</text:p>
          <text:list>
            <text:list-item>
              <text:p text:style-name="P166">JCVI Research Publications</text:p>
            </text:list-item>
          </text:list>
        </text:list-item>
        <text:list-item>
          <text:p text:style-name="P165"><text:soft-page-break/>You can also browse the <text:span text:style-name="Strong_20_Emphasis">JCVI-syn3A</text:span> genome project page to see if they provide specific links to experimental data or annotations:</text:p>
          <text:list>
            <text:list-item>
              <text:p text:style-name="P165">Minimal Cell Project Page</text:p>
            </text:list-item>
          </text:list>
        </text:list-item>
      </text:list>
      <text:h text:style-name="Heading_20_3" text:outline-level="3">2. <text:span text:style-name="Strong_20_Emphasis">NCBI (National Center for Biotechnology Information)</text:span></text:h>
      <text:list text:style-name="L77">
        <text:list-item>
          <text:p text:style-name="P167">NCBI hosts genomic data for <text:span text:style-name="Strong_20_Emphasis">JCVI-syn3A</text:span> under the accession number <text:span text:style-name="Strong_20_Emphasis">CP016816.2</text:span>. You can find the genome and annotations there, although specific promoter regions may not always be directly listed in the basic genome file.</text:p>
        </text:list-item>
        <text:list-item>
          <text:p text:style-name="P168">NCBI also links to <text:span text:style-name="Strong_20_Emphasis">experimental papers</text:span> and datasets that may include promoter mapping studies.</text:p>
        </text:list-item>
      </text:list>
      <text:p text:style-name="Text_20_body">Link to the <text:span text:style-name="Strong_20_Emphasis">JCVI-syn3A genome</text:span> on NCBI:</text:p>
      <text:list text:style-name="L78">
        <text:list-item>
          <text:p text:style-name="P169"><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Use the <text:span text:style-name="Strong_20_Emphasis">"Related Articles"</text:span> section for experimental papers that may have tested promoter regions.</text:p>
      <text:h text:style-name="Heading_20_3" text:outline-level="3">3. <text:span text:style-name="Strong_20_Emphasis">BioCyc Database (JCVI-syn3A Pathway/Genome Database)</text:span></text:h>
      <text:list text:style-name="L79">
        <text:list-item>
          <text:p text:style-name="P170"><text:span text:style-name="Strong_20_Emphasis">BioCyc</text:span> provides a curated database for bacterial genomes, and it might contain promoter information for <text:span text:style-name="Strong_20_Emphasis">JCVI-syn3A</text:span>. Their entries often contain detailed annotations, including <text:span text:style-name="Strong_20_Emphasis">promoters</text:span> and <text:span text:style-name="Strong_20_Emphasis">transcription start sites (TSS)</text:span>.</text:p>
        </text:list-item>
        <text:list-item>
          <text:p text:style-name="P171">You can search for <text:span text:style-name="Strong_20_Emphasis">JCVI-syn3A</text:span> within the BioCyc system, specifically in the <text:span text:style-name="Strong_20_Emphasis">Pathway/Genome Database</text:span> section.</text:p>
        </text:list-item>
      </text:list>
      <text:p text:style-name="Text_20_body">Here's the BioCyc page for <text:span text:style-name="Strong_20_Emphasis">JCVI-syn3A</text:span>:</text:p>
      <text:list text:style-name="L80">
        <text:list-item>
          <text:p text:style-name="P172">BioCyc JCVI-syn3A Database</text:p>
        </text:list-item>
      </text:list>
      <text:p text:style-name="Text_20_body">You'll need to explore individual genes to find regulatory elements like promoters.</text:p>
      <text:h text:style-name="Heading_20_3" text:outline-level="3">4. <text:span text:style-name="Strong_20_Emphasis">RegulonDB (for General Bacterial Promoters)</text:span></text:h>
      <text:list text:style-name="L81">
        <text:list-item>
          <text:p text:style-name="P173">Although <text:span text:style-name="Strong_20_Emphasis">RegulonDB</text:span> is mainly focused on <text:span text:style-name="Strong_20_Emphasis">E. coli</text:span>, it contains comprehensive data on bacterial promoter elements that can be used as a reference when analyzing the promoters of related organisms, including <text:span text:style-name="Strong_20_Emphasis">JCVI-syn3A</text:span>.</text:p>
        </text:list-item>
        <text:list-item>
          <text:p text:style-name="P174">While you won't find JCVI-specific data here, it could help in understanding common bacterial promoter structures and how they relate to minimal genomes like <text:span text:style-name="Strong_20_Emphasis">JCVI-syn3A</text:span>.</text:p>
        </text:list-item>
      </text:list>
      <text:p text:style-name="Text_20_body">Visit <text:span text:style-name="Strong_20_Emphasis">RegulonDB</text:span>:</text:p>
      <text:list text:style-name="L82">
        <text:list-item>
          <text:p text:style-name="P175">RegulonDB Database</text:p>
        </text:list-item>
      </text:list>
      <text:h text:style-name="Heading_20_3" text:outline-level="3">5. <text:span text:style-name="Strong_20_Emphasis">Experimental Studies and Supplementary Materials</text:span></text:h>
      <text:list text:style-name="L83">
        <text:list-item>
          <text:p text:style-name="P176">The best source for <text:span text:style-name="Strong_20_Emphasis">empirical promoter data</text:span> specific to <text:span text:style-name="Strong_20_Emphasis">JCVI-syn3A</text:span> will be the <text:span text:style-name="Strong_20_Emphasis">supplementary materials</text:span> from experimental publications. These often include tables of <text:span text:style-name="Strong_20_Emphasis">experimentally verified promoters</text:span>, <text:span text:style-name="Strong_20_Emphasis">TSS (transcription start sites)</text:span>, and related regulatory elements.</text:p>
        </text:list-item>
        <text:list-item>
          <text:p text:style-name="P176">Some key papers you might want to look up:</text:p>
          <text:list>
            <text:list-item>
              <text:p text:style-name="P176"><text:soft-page-break/><text:span text:style-name="Strong_20_Emphasis">"Design and synthesis of a minimal bacterial genome" (JCVI-syn3.0 paper)</text:span> published in <text:span text:style-name="Emphasis">Science</text:span> (2016).</text:p>
            </text:list-item>
            <text:list-item>
              <text:p text:style-name="P177"><text:span text:style-name="Strong_20_Emphasis">"Essential genes and the minimal cell"</text:span> (follow-up papers) that describe the regulatory elements of <text:span text:style-name="Strong_20_Emphasis">JCVI-syn3A</text:span>.</text:p>
            </text:list-item>
          </text:list>
        </text:list-item>
      </text:list>
      <text:p text:style-name="Text_20_body">You can find these papers in databases like <text:span text:style-name="Strong_20_Emphasis">PubMed</text:span> or directly on publisher websites like <text:span text:style-name="Strong_20_Emphasis">Science</text:span>.</text:p>
      <text:h text:style-name="Heading_20_3" text:outline-level="3">6. <text:span text:style-name="Strong_20_Emphasis">Ensembl Bacteria</text:span></text:h>
      <text:list text:style-name="L84">
        <text:list-item>
          <text:p text:style-name="P178"><text:span text:style-name="Strong_20_Emphasis">Ensembl Bacteria</text:span> hosts genome data for bacterial species and synthetic genomes. They may have promoter annotations for <text:span text:style-name="Strong_20_Emphasis">JCVI-syn3A</text:span>, although it may not be comprehensive.</text:p>
        </text:list-item>
      </text:list>
      <text:p text:style-name="Text_20_body">Search for <text:span text:style-name="Strong_20_Emphasis">JCVI-syn3A</text:span> in <text:span text:style-name="Strong_20_Emphasis">Ensembl Bacteria</text:span>:</text:p>
      <text:list text:style-name="L85">
        <text:list-item>
          <text:p text:style-name="P179">Ensembl Bacteria JCVI-syn3A</text:p>
        </text:list-item>
      </text:list>
      <text:p text:style-name="Text_20_body"/>
      <text:p text:style-name="Text_20_body">To find <text:span text:style-name="Strong_20_Emphasis">transcription terminators</text:span> in the DNA of <text:span text:style-name="Strong_20_Emphasis">JCVI-syn3A</text:span>, we need to understand the biological mechanisms of how transcription ends in bacteria. Bacterial transcription termination generally occurs in two main ways:</text:p>
      <text:h text:style-name="Heading_20_3" text:outline-level="3">1. <text:span text:style-name="Strong_20_Emphasis">Rho-Independent Termination (Intrinsic Termination)</text:span></text:h>
      <text:list text:style-name="L86">
        <text:list-item>
          <text:p text:style-name="P180">This is the most common form of termination in bacteria.</text:p>
        </text:list-item>
        <text:list-item>
          <text:p text:style-name="P180">It involves:</text:p>
          <text:list>
            <text:list-item>
              <text:p text:style-name="P180">A <text:span text:style-name="Strong_20_Emphasis">GC-rich region</text:span> that forms a <text:span text:style-name="Strong_20_Emphasis">hairpin loop</text:span> (stem-loop structure) followed by a <text:span text:style-name="Strong_20_Emphasis">run of U's</text:span> (in RNA) or a <text:span text:style-name="Strong_20_Emphasis">run of A's</text:span> in the DNA sequence.</text:p>
            </text:list-item>
            <text:list-item>
              <text:p text:style-name="P181">The hairpin loop causes the RNA polymerase to stall, and the U-rich sequence leads to the detachment of the RNA transcript.</text:p>
            </text:list-item>
          </text:list>
        </text:list-item>
      </text:list>
      <text:h text:style-name="Heading_20_3" text:outline-level="3">2. <text:span text:style-name="Strong_20_Emphasis">Rho-Dependent Termination</text:span></text:h>
      <text:list text:style-name="L87">
        <text:list-item>
          <text:p text:style-name="P182">Requires a protein called <text:span text:style-name="Strong_20_Emphasis">Rho</text:span>.</text:p>
        </text:list-item>
        <text:list-item>
          <text:p text:style-name="P182">Rho binds to a specific site on the RNA transcript and moves towards the RNA polymerase to terminate transcription.</text:p>
        </text:list-item>
        <text:list-item>
          <text:p text:style-name="P183">This type of termination is harder to predict solely from the DNA sequence, as it involves protein-RNA interaction.</text:p>
        </text:list-item>
      </text:list>
      <text:h text:style-name="Heading_20_3" text:outline-level="3">Approach for the Algorithm:</text:h>
      <text:p text:style-name="Text_20_body">Since <text:span text:style-name="Strong_20_Emphasis">Rho-independent termination</text:span> is the most straightforward to detect from DNA sequences, I'll focus on that. We’ll search for:</text:p>
      <text:list text:style-name="L88">
        <text:list-item>
          <text:p text:style-name="P184"><text:span text:style-name="Strong_20_Emphasis">GC-rich regions</text:span> that could form a hairpin loop.</text:p>
        </text:list-item>
        <text:list-item>
          <text:p text:style-name="P185">A <text:span text:style-name="Strong_20_Emphasis">downstream sequence</text:span> of <text:span text:style-name="Strong_20_Emphasis">4-8 A's</text:span> which corresponds to a run of U's in the RNA.</text:p>
        </text:list-item>
      </text:list>
      <text:h text:style-name="Heading_20_3" text:outline-level="3">Steps to Implement the Algorithm:</text:h>
      <text:list text:style-name="L89">
        <text:list-item>
          <text:p text:style-name="P186"><text:span text:style-name="Strong_20_Emphasis">Read the genome sequence</text:span> of <text:span text:style-name="Strong_20_Emphasis">JCVI-syn3A</text:span>.</text:p>
        </text:list-item>
        <text:list-item>
          <text:p text:style-name="P186"><text:soft-page-break/><text:span text:style-name="Strong_20_Emphasis">Scan for potential GC-rich hairpin loops</text:span> (a region of about 7-10 base pairs that is palindromic, meaning it can fold back on itself).</text:p>
        </text:list-item>
        <text:list-item>
          <text:p text:style-name="P186"><text:span text:style-name="Strong_20_Emphasis">Check for a run of A's downstream</text:span> of the hairpin to determine if it's a potential terminator.</text:p>
        </text:list-item>
        <text:list-item>
          <text:p text:style-name="P187"><text:span text:style-name="Strong_20_Emphasis">Output the locations</text:span> of identified terminators.</text:p>
        </text:list-item>
      </text:list>
      <text:p text:style-name="Text_20_body"/>
      <text:h text:style-name="Heading_20_3" text:outline-level="3">Explanation of the Code:</text:h>
      <text:list text:style-name="L90">
        <text:list-item>
          <text:p text:style-name="P188"><text:span text:style-name="Strong_20_Emphasis"><text:span text:style-name="Source_20_Text">isPotentialHairpin</text:span></text:span>:</text:p>
          <text:list>
            <text:list-item>
              <text:p text:style-name="P189">This function checks if a sequence could form a hairpin by comparing the first half of the sequence to the reverse complement of the second half.</text:p>
            </text:list-item>
            <text:list-item>
              <text:p text:style-name="P189">Hairpins are typically GC-rich, so we focus on base pairs like <text:span text:style-name="Strong_20_Emphasis">G-C</text:span> and <text:span text:style-name="Strong_20_Emphasis">C-G</text:span>.</text:p>
            </text:list-item>
          </text:list>
        </text:list-item>
        <text:list-item>
          <text:p text:style-name="P188"><text:span text:style-name="Strong_20_Emphasis">Main Search Loop</text:span>:</text:p>
          <text:list>
            <text:list-item>
              <text:p text:style-name="P189">The code scans through the genome and extracts a <text:span text:style-name="Strong_20_Emphasis">hairpin candidate</text:span> of 8 base pairs.</text:p>
            </text:list-item>
            <text:list-item>
              <text:p text:style-name="P189">If it looks like a <text:span text:style-name="Strong_20_Emphasis">palindromic (self-complementary) sequence</text:span>, we check downstream for a <text:span text:style-name="Strong_20_Emphasis">run of A's</text:span> (representing U's in RNA).</text:p>
            </text:list-item>
          </text:list>
        </text:list-item>
        <text:list-item>
          <text:p text:style-name="P188"><text:span text:style-name="Strong_20_Emphasis">Detecting Runs of A's</text:span>:</text:p>
          <text:list>
            <text:list-item>
              <text:p text:style-name="P189">After a potential hairpin, the code searches for <text:span text:style-name="Strong_20_Emphasis">4-8 A's</text:span> in a row.</text:p>
            </text:list-item>
            <text:list-item>
              <text:p text:style-name="P189">If it finds them, it identifies that region as a possible <text:span text:style-name="Strong_20_Emphasis">Rho-independent terminator</text:span>.</text:p>
            </text:list-item>
          </text:list>
        </text:list-item>
        <text:list-item>
          <text:p text:style-name="P188"><text:span text:style-name="Strong_20_Emphasis">Output</text:span>:</text:p>
          <text:list>
            <text:list-item>
              <text:p text:style-name="P188">The program prints the <text:span text:style-name="Strong_20_Emphasis">start position of the terminator</text:span>, the <text:span text:style-name="Strong_20_Emphasis">hairpin sequence</text:span>, and the position of the <text:span text:style-name="Strong_20_Emphasis">run of A's</text:span>.</text:p>
            </text:list-item>
          </text:list>
        </text:list-item>
      </text:list>
      <text:h text:style-name="Heading_20_3" text:outline-level="3">Improvements and Next Steps:</text:h>
      <text:list text:style-name="L91">
        <text:list-item>
          <text:p text:style-name="P190"><text:span text:style-name="Strong_20_Emphasis">Fine-Tuning Hairpin Detection</text:span>:</text:p>
          <text:list>
            <text:list-item>
              <text:p text:style-name="P191">You can adjust the <text:span text:style-name="Strong_20_Emphasis">hairpin length</text:span> or add additional rules (like stronger GC pairing).</text:p>
            </text:list-item>
            <text:list-item>
              <text:p text:style-name="P191">Extend the search length if needed.</text:p>
            </text:list-item>
          </text:list>
        </text:list-item>
        <text:list-item>
          <text:p text:style-name="P190"><text:span text:style-name="Strong_20_Emphasis">Expand to Include Rho-Dependent Termination</text:span>:</text:p>
          <text:list>
            <text:list-item>
              <text:p text:style-name="P191">Implement advanced logic for detecting Rho-binding sites if needed, though it requires more complex prediction methods.</text:p>
            </text:list-item>
          </text:list>
        </text:list-item>
        <text:list-item>
          <text:p text:style-name="P190"><text:span text:style-name="Strong_20_Emphasis">Test with Real Genome Data</text:span>:</text:p>
          <text:list>
            <text:list-item>
              <text:p text:style-name="P191">Replace the sample genome string with the actual <text:span text:style-name="Strong_20_Emphasis">JCVI-syn3A</text:span> genome.</text:p>
            </text:list-item>
            <text:list-item>
              <text:p text:style-name="P190">Make sure to preprocess the genome to a <text:span text:style-name="Strong_20_Emphasis">clean string</text:span> of nucleotides (e.g., from a FASTA file).</text:p>
            </text:list-item>
          </text:list>
        </text:list-item>
      </text:list>
      <text:p text:style-name="Text_20_body">This algorithm should give you a solid starting point for finding <text:span text:style-name="Strong_20_Emphasis">transcription terminators</text:span> in <text:span text:style-name="Strong_20_Emphasis">JCVI-syn3A</text:span>. Let me know if you need further adjustments or have more questions!</text:p>
      <text:p text:style-name="Text_20_body"/>
      <text:p text:style-name="Text_20_body">esting the program on the <text:span text:style-name="Strong_20_Emphasis">JCVI-syn3A</text:span> genome! The fact that it found <text:span text:style-name="Strong_20_Emphasis">631 terminators</text:span> indicates that the algorithm might be over-predicting potential termination sites. This is a common issue <text:soft-page-break/>when dealing with DNA sequences because <text:span text:style-name="Strong_20_Emphasis">hairpin structures</text:span> and <text:span text:style-name="Strong_20_Emphasis">runs of A's</text:span> can occur by chance, even if they don't serve as true terminators.</text:p>
      <text:h text:style-name="Heading_20_3" text:outline-level="3">Explanation for Over-Prediction:</text:h>
      <text:list text:style-name="L92">
        <text:list-item>
          <text:p text:style-name="P192"><text:span text:style-name="Strong_20_Emphasis">Hairpin Structures Are Common</text:span>:</text:p>
          <text:list>
            <text:list-item>
              <text:p text:style-name="P193">DNA sequences can often form <text:span text:style-name="Strong_20_Emphasis">GC-rich hairpins</text:span> by chance, especially if there are <text:span text:style-name="Strong_20_Emphasis">repetitive sequences</text:span>. This can lead to over-prediction since the current algorithm detects any palindromic sequences, even if they aren't biologically functional terminators.</text:p>
            </text:list-item>
          </text:list>
        </text:list-item>
        <text:list-item>
          <text:p text:style-name="P192"><text:span text:style-name="Strong_20_Emphasis">Runs of A's Are Not Always True Terminators</text:span>:</text:p>
          <text:list>
            <text:list-item>
              <text:p text:style-name="P193">The presence of a run of <text:span text:style-name="Strong_20_Emphasis">A's</text:span> doesn't always indicate a real terminator. It could simply be part of the genetic sequence without serving a functional role in transcription termination.</text:p>
            </text:list-item>
            <text:list-item>
              <text:p text:style-name="P192">The algorithm might detect these runs without considering their biological context.</text:p>
            </text:list-item>
          </text:list>
        </text:list-item>
      </text:list>
      <text:h text:style-name="Heading_20_3" text:outline-level="3">Improved Approach:</text:h>
      <text:p text:style-name="Text_20_body">To improve the precision of detecting <text:span text:style-name="Strong_20_Emphasis">Rho-independent terminators</text:span> and reduce the number of false positives, we can:</text:p>
      <text:list text:style-name="L93">
        <text:list-item>
          <text:p text:style-name="P194"><text:span text:style-name="Strong_20_Emphasis">Refine Hairpin Detection</text:span>:</text:p>
          <text:list>
            <text:list-item>
              <text:p text:style-name="P195">Increase the stringency for detecting hairpins by requiring more <text:span text:style-name="Strong_20_Emphasis">GC content</text:span> and <text:span text:style-name="Strong_20_Emphasis">stronger base pairing</text:span> (e.g., more <text:span text:style-name="Strong_20_Emphasis">G-C pairs</text:span> compared to A-T pairs).</text:p>
            </text:list-item>
            <text:list-item>
              <text:p text:style-name="P195">Consider the <text:span text:style-name="Strong_20_Emphasis">stem-loop stability</text:span> by checking if the hairpin has a more balanced structure (palindromic on both ends with a loop in the middle).</text:p>
            </text:list-item>
          </text:list>
        </text:list-item>
        <text:list-item>
          <text:p text:style-name="P194"><text:span text:style-name="Strong_20_Emphasis">Tighter Constraints on Distance Between Hairpin and Poly-A Tail</text:span>:</text:p>
          <text:list>
            <text:list-item>
              <text:p text:style-name="P195">Typical terminators have a <text:span text:style-name="Strong_20_Emphasis">short loop</text:span> (e.g., 4-6 bases) followed by a <text:span text:style-name="Strong_20_Emphasis">run of A's</text:span> within a small distance (e.g., within 10 bp).</text:p>
            </text:list-item>
            <text:list-item>
              <text:p text:style-name="P195">We can narrow down the acceptable range between the hairpin structure and the run of A's to reduce false positives.</text:p>
            </text:list-item>
          </text:list>
        </text:list-item>
        <text:list-item>
          <text:p text:style-name="P194"><text:span text:style-name="Strong_20_Emphasis">Score-Based System</text:span>:</text:p>
          <text:list>
            <text:list-item>
              <text:p text:style-name="P195">Introduce a <text:span text:style-name="Strong_20_Emphasis">scoring mechanism</text:span> to rate potential terminators. The score can be based on:</text:p>
              <text:list>
                <text:list-item>
                  <text:p text:style-name="P195"><text:span text:style-name="Strong_20_Emphasis">Hairpin stability</text:span> (more G-C pairs, balanced loops).</text:p>
                </text:list-item>
                <text:list-item>
                  <text:p text:style-name="P195"><text:span text:style-name="Strong_20_Emphasis">Length and proximity</text:span> of the run of A's.</text:p>
                </text:list-item>
                <text:list-item>
                  <text:p text:style-name="P194">Total score threshold: Only consider sequences that exceed a certain score as valid terminators.</text:p>
                </text:list-item>
              </text:list>
            </text:list-item>
          </text:list>
        </text:list-item>
      </text:list>
      <text:h text:style-name="Heading_20_3" text:outline-level="3">Key Changes:</text:h>
      <text:list text:style-name="L94">
        <text:list-item>
          <text:p text:style-name="P196"><text:span text:style-name="Strong_20_Emphasis">Scoring Mechanism</text:span>:</text:p>
          <text:list>
            <text:list-item>
              <text:p text:style-name="P197"><text:soft-page-break/><text:span text:style-name="Strong_20_Emphasis"><text:span text:style-name="Source_20_Text">calculateHairpinScore</text:span></text:span>: Rates the stability of hairpin candidates. It gives higher scores for <text:span text:style-name="Strong_20_Emphasis">G-C pairs</text:span> since they form stronger bonds, making the hairpin more stable.</text:p>
            </text:list-item>
            <text:list-item>
              <text:p text:style-name="P197">Only <text:span text:style-name="Strong_20_Emphasis">stable hairpins</text:span> with a score above a defined threshold (<text:span text:style-name="Source_20_Text">min_hairpin_score</text:span>) are considered.</text:p>
            </text:list-item>
          </text:list>
        </text:list-item>
        <text:list-item>
          <text:p text:style-name="P196"><text:span text:style-name="Strong_20_Emphasis">Distance Constraint</text:span>:</text:p>
          <text:list>
            <text:list-item>
              <text:p text:style-name="P197">Limits the distance between the <text:span text:style-name="Strong_20_Emphasis">hairpin</text:span> and the <text:span text:style-name="Strong_20_Emphasis">run of A's</text:span> to a <text:span text:style-name="Strong_20_Emphasis">maximum of 10 bp</text:span>. This ensures that the predicted terminator matches a typical biological configuration.</text:p>
            </text:list-item>
          </text:list>
        </text:list-item>
        <text:list-item>
          <text:p text:style-name="P196"><text:span text:style-name="Strong_20_Emphasis">Higher Stringency</text:span>:</text:p>
          <text:list>
            <text:list-item>
              <text:p text:style-name="P196">By tightening criteria on <text:span text:style-name="Strong_20_Emphasis">hairpin stability</text:span> and <text:span text:style-name="Strong_20_Emphasis">distance between components</text:span>, we can reduce the number of false positives.</text:p>
            </text:list-item>
          </text:list>
        </text:list-item>
      </text:list>
      <text:h text:style-name="Heading_20_3" text:outline-level="3">Testing the Updated Algorithm:</text:h>
      <text:list text:style-name="L95">
        <text:list-item>
          <text:p text:style-name="P198"><text:span text:style-name="Strong_20_Emphasis">Replace the example genome</text:span> string with the actual <text:span text:style-name="Strong_20_Emphasis">JCVI-syn3A</text:span> genome data.</text:p>
        </text:list-item>
        <text:list-item>
          <text:p text:style-name="P199">The tighter constraints should now help in reducing the count of <text:span text:style-name="Strong_20_Emphasis">false positives</text:span> and bring the terminator predictions closer to a realistic number.</text:p>
        </text:list-item>
      </text:list>
      <text:h text:style-name="Heading_20_3" text:outline-level="3">Next Steps:</text:h>
      <text:list text:style-name="L96">
        <text:list-item>
          <text:p text:style-name="P200"><text:span text:style-name="Strong_20_Emphasis">Further Fine-Tuning</text:span>:</text:p>
          <text:list>
            <text:list-item>
              <text:p text:style-name="P201">Adjust the <text:span text:style-name="Strong_20_Emphasis">hairpin length</text:span>, <text:span text:style-name="Strong_20_Emphasis">score threshold</text:span>, and <text:span text:style-name="Strong_20_Emphasis">distance constraints</text:span> based on observed data from <text:span text:style-name="Strong_20_Emphasis">JCVI-syn3A</text:span>.</text:p>
            </text:list-item>
            <text:list-item>
              <text:p text:style-name="P201">Use additional filters (like known codon bias downstream of terminators).</text:p>
            </text:list-item>
          </text:list>
        </text:list-item>
        <text:list-item>
          <text:p text:style-name="P200"><text:span text:style-name="Strong_20_Emphasis">Validation</text:span>:</text:p>
          <text:list>
            <text:list-item>
              <text:p text:style-name="P200">Cross-reference the terminators found by this algorithm with experimental data from <text:span text:style-name="Strong_20_Emphasis">empirical studies</text:span> on <text:span text:style-name="Strong_20_Emphasis">JCVI-syn3A</text:span>.</text:p>
            </text:list-item>
          </text:list>
        </text:list-item>
      </text:list>
      <text:p text:style-name="Text_20_body">By refining the algorithm, you should be able to filter out more spurious matches and focus on real transcription terminators, reducing the count from <text:span text:style-name="Strong_20_Emphasis">631</text:span> to a more reasonable number. Let me know how this new version performs!</text:p>
      <text:p text:style-name="Text_20_body">It looks like the adjustments made the criteria too stringent, leading to no terminators being detected. Let's refine the algorithm again, balancing the specificity and sensitivity so that we can identify true terminators without missing them or over-predicting.</text:p>
      <text:h text:style-name="Heading_20_3" text:outline-level="3">Improved Approach:</text:h>
      <text:list text:style-name="L97">
        <text:list-item>
          <text:p text:style-name="P202"><text:span text:style-name="Strong_20_Emphasis">Adjust Hairpin Detection</text:span>:</text:p>
          <text:list>
            <text:list-item>
              <text:p text:style-name="P203"><text:span text:style-name="Strong_20_Emphasis">Increase the Hairpin Length</text:span>: We should look at longer sequences (e.g., <text:span text:style-name="Strong_20_Emphasis">10-12 bases</text:span>) for potential hairpins. This allows for more complex and stable structures.</text:p>
            </text:list-item>
            <text:list-item>
              <text:p text:style-name="P203"><text:span text:style-name="Strong_20_Emphasis">Flexible Scoring</text:span>: Allow a slightly lower threshold for detecting hairpins, but still prioritize <text:span text:style-name="Strong_20_Emphasis">G-C pairs</text:span>. This will help capture more genuine hairpins.</text:p>
            </text:list-item>
          </text:list>
        </text:list-item>
        <text:list-item>
          <text:p text:style-name="P202"><text:span text:style-name="Strong_20_Emphasis">Distance Constraints Between Hairpin and Run of A's</text:span>:</text:p>
          <text:list>
            <text:list-item>
              <text:p text:style-name="P203"><text:soft-page-break/><text:span text:style-name="Strong_20_Emphasis">Relax the Distance Constraint</text:span>: We can allow up to <text:span text:style-name="Strong_20_Emphasis">20 bp</text:span> between the hairpin and the run of A's. This accounts for natural variation in bacterial terminators.</text:p>
            </text:list-item>
          </text:list>
        </text:list-item>
        <text:list-item>
          <text:p text:style-name="P202"><text:span text:style-name="Strong_20_Emphasis">Additional Adjustments</text:span>:</text:p>
          <text:list>
            <text:list-item>
              <text:p text:style-name="P202"><text:span text:style-name="Strong_20_Emphasis">Add Loop Region</text:span>: Real hairpins have a <text:span text:style-name="Strong_20_Emphasis">loop region</text:span> in the middle. We can check for a small loop (e.g., 3-5 bases) when analyzing potential hairpins.</text:p>
            </text:list-item>
          </text:list>
        </text:list-item>
      </text:list>
      <text:h text:style-name="Heading_20_3" text:outline-level="3">Key Changes:</text:h>
      <text:list text:style-name="L98">
        <text:list-item>
          <text:p text:style-name="P204"><text:span text:style-name="Strong_20_Emphasis">Increased Hairpin Length</text:span>:</text:p>
          <text:list>
            <text:list-item>
              <text:p text:style-name="P205">The hairpin length is now <text:span text:style-name="Strong_20_Emphasis">12 bases</text:span> to detect more complex structures.</text:p>
            </text:list-item>
            <text:list-item>
              <text:p text:style-name="P205">Allows for a more accurate representation of biological terminators.</text:p>
            </text:list-item>
          </text:list>
        </text:list-item>
        <text:list-item>
          <text:p text:style-name="P204"><text:span text:style-name="Strong_20_Emphasis">Flexible Hairpin Scoring</text:span>:</text:p>
          <text:list>
            <text:list-item>
              <text:p text:style-name="P205">The scoring mechanism remains, but the algorithm is a bit more forgiving in how it identifies palindromic pairs, especially if <text:span text:style-name="Strong_20_Emphasis">G-C pairs</text:span> are present.</text:p>
            </text:list-item>
            <text:list-item>
              <text:p text:style-name="P205">The <text:span text:style-name="Strong_20_Emphasis">minimum score threshold</text:span> remains adjustable. Start with <text:span text:style-name="Source_20_Text">min_hairpin_score = 8</text:span>, and you can refine this further if needed.</text:p>
            </text:list-item>
          </text:list>
        </text:list-item>
        <text:list-item>
          <text:p text:style-name="P204"><text:span text:style-name="Strong_20_Emphasis">Loop Consideration</text:span>:</text:p>
          <text:list>
            <text:list-item>
              <text:p text:style-name="P205">The function <text:span text:style-name="Source_20_Text">calculateHairpinScore</text:span> has been updated to allow for a <text:span text:style-name="Strong_20_Emphasis">small loop</text:span> in the middle of the hairpin, which is typical for Rho-independent terminators.</text:p>
            </text:list-item>
            <text:list-item>
              <text:p text:style-name="P205">This ensures that the hairpin structures detected can better mimic the natural folding of RNA.</text:p>
            </text:list-item>
          </text:list>
        </text:list-item>
        <text:list-item>
          <text:p text:style-name="P204"><text:span text:style-name="Strong_20_Emphasis">Relaxed Distance Constraint</text:span>:</text:p>
          <text:list>
            <text:list-item>
              <text:p text:style-name="P204">Allowed up to <text:span text:style-name="Strong_20_Emphasis">20 bp</text:span> between the hairpin and the run of A's, giving more flexibility to the natural variability in how terminators are positioned.</text:p>
            </text:list-item>
          </text:list>
        </text:list-item>
      </text:list>
      <text:h text:style-name="Heading_20_3" text:outline-level="3">Adjustments Based on Real Data:</text:h>
      <text:list text:style-name="L99">
        <text:list-item>
          <text:p text:style-name="P206">If you still find <text:span text:style-name="Strong_20_Emphasis">0</text:span> or too few terminators, <text:span text:style-name="Strong_20_Emphasis">lower the minimum score</text:span> for hairpins to allow more candidates.</text:p>
        </text:list-item>
        <text:list-item>
          <text:p text:style-name="P207">If there are still too many terminators, <text:span text:style-name="Strong_20_Emphasis">tighten the scoring criteria</text:span> or <text:span text:style-name="Strong_20_Emphasis">reduce the maximum allowed distance</text:span> between hairpins and the run of A's.</text:p>
        </text:list-item>
      </text:list>
      <text:h text:style-name="Heading_20_3" text:outline-level="3">Next Steps:</text:h>
      <text:list text:style-name="L100">
        <text:list-item>
          <text:p text:style-name="P208"><text:span text:style-name="Strong_20_Emphasis">Run with Real Data</text:span>: Replace the example genome string with the <text:span text:style-name="Strong_20_Emphasis">real JCVI-syn3A genome</text:span> and see if this revised version identifies a more appropriate number of terminators.</text:p>
        </text:list-item>
        <text:list-item>
          <text:p text:style-name="P209"><text:span text:style-name="Strong_20_Emphasis">Fine-Tune Further</text:span>: Use the flexibility of the scoring and distance constraints to better adapt the results. Real terminator prediction can often require slight tweaks based on the organism's specific DNA structure.</text:p>
        </text:list-item>
      </text:list>
      <text:p text:style-name="Text_20_body">This update should help balance between <text:span text:style-name="Strong_20_Emphasis">sensitivity</text:span> and <text:span text:style-name="Strong_20_Emphasis">specificity</text:span>. Let me know how this version performs!</text:p>
      <text:p text:style-name="Text_20_body"/>
      <text:p text:style-name="Text_20_body"><text:soft-page-break/>Since the last version was too restrictive, we need to further refine the approach to capture more <text:span text:style-name="Strong_20_Emphasis">Rho-independent terminators</text:span> while maintaining specificity. Let's rethink the strategy to make the algorithm more adaptable, which can lead to more accurate predictions.</text:p>
      <text:h text:style-name="Heading_20_3" text:outline-level="3">Key Concepts to Revisit:</text:h>
      <text:list text:style-name="L101">
        <text:list-item>
          <text:p text:style-name="P210"><text:span text:style-name="Strong_20_Emphasis">More Flexible Hairpin Detection</text:span>:</text:p>
          <text:list>
            <text:list-item>
              <text:p text:style-name="P211">Instead of relying solely on <text:span text:style-name="Strong_20_Emphasis">palindromic sequences</text:span>, we should allow <text:span text:style-name="Strong_20_Emphasis">more variation</text:span> in the hairpin structures. Not all hairpins are perfectly palindromic; they can have mismatches but still be functional.</text:p>
            </text:list-item>
            <text:list-item>
              <text:p text:style-name="P211"><text:span text:style-name="Strong_20_Emphasis">Longer hairpin sequences</text:span> (e.g., 12-15 bases) should be considered to allow more natural structural variability.</text:p>
            </text:list-item>
          </text:list>
        </text:list-item>
        <text:list-item>
          <text:p text:style-name="P210"><text:span text:style-name="Strong_20_Emphasis">Consider Energy-Based Models</text:span>:</text:p>
          <text:list>
            <text:list-item>
              <text:p text:style-name="P211">Although we can’t calculate actual thermodynamic energy values directly in this code, we can approximate it by <text:span text:style-name="Strong_20_Emphasis">counting G-C pairs</text:span>. G-C pairs contribute more to the stability of a hairpin than A-T pairs, so increasing the score for G-C pairs can indirectly emulate this.</text:p>
            </text:list-item>
          </text:list>
        </text:list-item>
        <text:list-item>
          <text:p text:style-name="P210"><text:span text:style-name="Strong_20_Emphasis">Extended Loop Detection</text:span>:</text:p>
          <text:list>
            <text:list-item>
              <text:p text:style-name="P211">Add support for longer loops (3-7 bases) to detect more natural hairpin structures. This can help identify terminators that don’t fit perfectly into short, strict patterns.</text:p>
            </text:list-item>
          </text:list>
        </text:list-item>
        <text:list-item>
          <text:p text:style-name="P210"><text:span text:style-name="Strong_20_Emphasis">Adjust Distance Between Hairpin and Poly-A Tail</text:span>:</text:p>
          <text:list>
            <text:list-item>
              <text:p text:style-name="P210">Allow the run of A's to be <text:span text:style-name="Strong_20_Emphasis">further downstream</text:span> from the hairpin (up to <text:span text:style-name="Strong_20_Emphasis">30 bp</text:span>), to account for variability.</text:p>
            </text:list-item>
          </text:list>
        </text:list-item>
      </text:list>
      <text:h text:style-name="Heading_20_3" text:outline-level="3">New Strategy:</text:h>
      <text:list text:style-name="L102">
        <text:list-item>
          <text:p text:style-name="P212"><text:span text:style-name="Strong_20_Emphasis">Sliding Window Approach</text:span>:</text:p>
          <text:list>
            <text:list-item>
              <text:p text:style-name="P212">Use a <text:span text:style-name="Strong_20_Emphasis">sliding window</text:span> to look for hairpin structures of varying lengths (e.g., 8-15 bases).</text:p>
            </text:list-item>
            <text:list-item>
              <text:p text:style-name="P212">Allow a <text:span text:style-name="Strong_20_Emphasis">variable loop size</text:span> between the stem regions.</text:p>
            </text:list-item>
          </text:list>
        </text:list-item>
        <text:list-item>
          <text:p text:style-name="P212"><text:span text:style-name="Strong_20_Emphasis">More Relaxed Matching Criteria</text:span>:</text:p>
          <text:list>
            <text:list-item>
              <text:p text:style-name="P212">Adjust the score thresholds and length constraints to capture more potential terminators.</text:p>
            </text:list-item>
          </text:list>
        </text:list-item>
        <text:list-item>
          <text:p text:style-name="P212"><text:span text:style-name="Strong_20_Emphasis">Revised Heuristic for Stability</text:span>:</text:p>
          <text:list>
            <text:list-item>
              <text:p text:style-name="P213">Score hairpins based on <text:span text:style-name="Strong_20_Emphasis">G-C</text:span> content, but allow some <text:span text:style-name="Strong_20_Emphasis">mismatches</text:span>. This should make the algorithm more adaptable to less strict palindromic sequences.</text:p>
            </text:list-item>
          </text:list>
        </text:list-item>
      </text:list>
      <text:h text:style-name="Heading_20_3" text:outline-level="3">Key Changes:</text:h>
      <text:list text:style-name="L103">
        <text:list-item>
          <text:p text:style-name="P214"><text:span text:style-name="Strong_20_Emphasis">Sliding Window for Variable Hairpin Lengths</text:span>:</text:p>
          <text:list>
            <text:list-item>
              <text:p text:style-name="P215">The algorithm now considers hairpin structures of <text:span text:style-name="Strong_20_Emphasis">8-15 bases</text:span>. This should capture more diverse potential hairpins.</text:p>
            </text:list-item>
          </text:list>
        </text:list-item>
        <text:list-item>
          <text:p text:style-name="P214"><text:span text:style-name="Strong_20_Emphasis">Flexible Loop Sizes</text:span>:</text:p>
          <text:list>
            <text:list-item>
              <text:p text:style-name="P215"><text:soft-page-break/>Allows <text:span text:style-name="Strong_20_Emphasis">loops of 3-7 bases</text:span> between the stem regions. This enables detection of more complex and realistic hairpins.</text:p>
            </text:list-item>
          </text:list>
        </text:list-item>
        <text:list-item>
          <text:p text:style-name="P214"><text:span text:style-name="Strong_20_Emphasis">Lower Threshold for Hairpin Stability</text:span>:</text:p>
          <text:list>
            <text:list-item>
              <text:p text:style-name="P215">Relaxed the scoring requirement slightly, allowing some mismatches but still prioritizing <text:span text:style-name="Strong_20_Emphasis">G-C pairs</text:span>.</text:p>
            </text:list-item>
          </text:list>
        </text:list-item>
        <text:list-item>
          <text:p text:style-name="P214"><text:span text:style-name="Strong_20_Emphasis">Broader Distance for Poly-A Tail</text:span>:</text:p>
          <text:list>
            <text:list-item>
              <text:p text:style-name="P214">The distance between the hairpin and the downstream run of <text:span text:style-name="Strong_20_Emphasis">A's</text:span> is now <text:span text:style-name="Strong_20_Emphasis">up to 30 bases</text:span>, which captures more natural variations.</text:p>
            </text:list-item>
          </text:list>
        </text:list-item>
      </text:list>
      <text:h text:style-name="Heading_20_3" text:outline-level="3">Testing and Adjustments:</text:h>
      <text:list text:style-name="L104">
        <text:list-item>
          <text:p text:style-name="P216"><text:span text:style-name="Strong_20_Emphasis">Real Genome Testing</text:span>: Replace the example with <text:span text:style-name="Strong_20_Emphasis">JCVI-syn3A</text:span> and run the code.</text:p>
        </text:list-item>
        <text:list-item>
          <text:p text:style-name="P216"><text:span text:style-name="Strong_20_Emphasis">Fine-Tuning Based on Results</text:span>:</text:p>
          <text:list>
            <text:list-item>
              <text:p text:style-name="P216">If the algorithm still doesn't find enough terminators, consider <text:span text:style-name="Strong_20_Emphasis">lowering the minimum score threshold</text:span> slightly.</text:p>
            </text:list-item>
            <text:list-item>
              <text:p text:style-name="P217">If it finds too many, <text:span text:style-name="Strong_20_Emphasis">tighten the distance constraints</text:span> or <text:span text:style-name="Strong_20_Emphasis">increase the hairpin score requirement</text:span>.</text:p>
            </text:list-item>
          </text:list>
        </text:list-item>
      </text:list>
      <text:p text:style-name="Text_20_body">This new, more flexible version should be better at finding real terminators without being overly restrictive or allowing too many false positives. </text:p>
      <text:p text:style-name="Text_20_body"/>
      <text:p text:style-name="Text_20_body">It looks like the latest approach was too permissive, leading to over-prediction. Let's try a more balanced and precise strategy to reduce the number of false positives while still capturing valid terminators.</text:p>
      <text:h text:style-name="Heading_20_3" text:outline-level="3">Key Adjustments:</text:h>
      <text:list text:style-name="L105">
        <text:list-item>
          <text:p text:style-name="P218"><text:span text:style-name="Strong_20_Emphasis">Stronger Hairpin Criteria</text:span>:</text:p>
          <text:list>
            <text:list-item>
              <text:p text:style-name="P219"><text:span text:style-name="Strong_20_Emphasis">Increase the Stringency</text:span>: Use stricter scoring for the hairpins. Require more <text:span text:style-name="Strong_20_Emphasis">G-C pairs</text:span> and penalize mismatches more heavily. Only consider hairpins with <text:span text:style-name="Strong_20_Emphasis">high G-C content</text:span> and strong palindromic structures.</text:p>
            </text:list-item>
            <text:list-item>
              <text:p text:style-name="P219"><text:span text:style-name="Strong_20_Emphasis">Longer Stem</text:span>: Focus on hairpins with a <text:span text:style-name="Strong_20_Emphasis">minimum stem length of 10-12 bases</text:span>. Shorter hairpins may lead to over-prediction.</text:p>
            </text:list-item>
          </text:list>
        </text:list-item>
        <text:list-item>
          <text:p text:style-name="P218"><text:span text:style-name="Strong_20_Emphasis">Refine the Distance Constraints</text:span>:</text:p>
          <text:list>
            <text:list-item>
              <text:p text:style-name="P219"><text:span text:style-name="Strong_20_Emphasis">Limit the Distance to Poly-A Tail</text:span>: Reduce the allowed distance between the hairpin and the run of A's to <text:span text:style-name="Strong_20_Emphasis">15 bases maximum</text:span>. This should prevent picking up random poly-A sequences further downstream.</text:p>
            </text:list-item>
          </text:list>
        </text:list-item>
        <text:list-item>
          <text:p text:style-name="P218"><text:span text:style-name="Strong_20_Emphasis">New Scoring and Filtering Mechanism</text:span>:</text:p>
          <text:list>
            <text:list-item>
              <text:p text:style-name="P219">Use a <text:span text:style-name="Strong_20_Emphasis">scoring system</text:span> that accounts for G-C content, length of the stem, and degree of palindromic match.</text:p>
            </text:list-item>
            <text:list-item>
              <text:p text:style-name="P218"><text:span text:style-name="Strong_20_Emphasis">Filter</text:span> candidates based on a <text:span text:style-name="Strong_20_Emphasis">high score threshold</text:span> to ensure only the most stable hairpins are considered.</text:p>
            </text:list-item>
          </text:list>
        </text:list-item>
      </text:list>
      <text:h text:style-name="Heading_20_3" text:outline-level="3"><text:soft-page-break/>Key Adjustments:</text:h>
      <text:list text:style-name="L106">
        <text:list-item>
          <text:p text:style-name="P220"><text:span text:style-name="Strong_20_Emphasis">Stricter Scoring for Hairpins</text:span>:</text:p>
          <text:list>
            <text:list-item>
              <text:p text:style-name="P221"><text:span text:style-name="Strong_20_Emphasis">Penalize mismatches</text:span> more heavily to avoid false positives.</text:p>
            </text:list-item>
            <text:list-item>
              <text:p text:style-name="P221"><text:span text:style-name="Strong_20_Emphasis">Higher G-C weighting</text:span> (score = 3) ensures only stable hairpins are considered.</text:p>
            </text:list-item>
            <text:list-item>
              <text:p text:style-name="P221">Increase the <text:span text:style-name="Strong_20_Emphasis">minimum hairpin score threshold</text:span> to <text:span text:style-name="Strong_20_Emphasis">15</text:span>, ensuring only the most stable candidates pass through.</text:p>
            </text:list-item>
          </text:list>
        </text:list-item>
        <text:list-item>
          <text:p text:style-name="P220"><text:span text:style-name="Strong_20_Emphasis">Adjust Hairpin Lengths</text:span>:</text:p>
          <text:list>
            <text:list-item>
              <text:p text:style-name="P221">Focus on slightly longer, <text:span text:style-name="Strong_20_Emphasis">10-12 base pairs</text:span> stems. This prevents shorter, less significant hairpins from being identified as terminators.</text:p>
            </text:list-item>
          </text:list>
        </text:list-item>
        <text:list-item>
          <text:p text:style-name="P220"><text:span text:style-name="Strong_20_Emphasis">Tightened Distance Constraints</text:span>:</text:p>
          <text:list>
            <text:list-item>
              <text:p text:style-name="P220">Maximum distance between the hairpin and poly-A tail is now <text:span text:style-name="Strong_20_Emphasis">15 bases</text:span>, reducing the likelihood of random sequences being picked up.</text:p>
            </text:list-item>
          </text:list>
        </text:list-item>
      </text:list>
      <text:h text:style-name="Heading_20_3" text:outline-level="3">Expected Outcome:</text:h>
      <text:p text:style-name="Text_20_body">This more refined approach should significantly reduce the number of terminators found, focusing on those that are likely to be real based on their stability and proximity to downstream A-rich regions.</text:p>
      <text:h text:style-name="Heading_20_3" text:outline-level="3">Testing Tips:</text:h>
      <text:list text:style-name="L107">
        <text:list-item>
          <text:p text:style-name="P222"><text:span text:style-name="Strong_20_Emphasis">Adjust the Scoring Threshold</text:span>: If still too many terminators are detected, consider increasing the <text:span text:style-name="Strong_20_Emphasis"><text:span text:style-name="Source_20_Text">min_hairpin_score</text:span></text:span> or <text:span text:style-name="Strong_20_Emphasis">tightening the length constraints</text:span>.</text:p>
        </text:list-item>
        <text:list-item>
          <text:p text:style-name="P222"><text:span text:style-name="Strong_20_Emphasis">Examine Detected Terminators</text:span>: Review the outputs to ensure they fit the expected biological pattern. Adjust the parameters as needed based on observed results.</text:p>
        </text:list-item>
        <text:list-item>
          <text:p text:style-name="P223"><text:span text:style-name="Strong_20_Emphasis">Real Genome Testing</text:span>: Run this new version on <text:span text:style-name="Strong_20_Emphasis">JCVI-syn3A</text:span> and let me know how it performs!</text:p>
        </text:list-item>
      </text:list>
      <text:p text:style-name="Text_20_body">These adjustments aim to strike a balance between sensitivity and specificity, aiming to capture real terminators without the noise of false positives. Let me know if this version provides better results!</text:p>
      <text:p text:style-name="P52"><draw:frame draw:style-name="fr1" draw:name="Image1" text:anchor-type="as-char" svg:width="2.117cm" svg:height="2.117cm" draw:z-index="0"><draw:image xlink:href="https://files.oaiusercontent.com/file-SQD5gmUyLhGN157zYe3NshGr?se=2124-08-21T13%3A52%3A28Z&amp;sp=r&amp;sv=2024-08-04&amp;sr=b&amp;rscc=max-age%3D604800%2C%20immutable%2C%20private&amp;rscd=attachment%3B%20filename%3Dgbt.png&amp;sig=KStd7FIgI1m4aleGjY8Ia8V55jxfxLpNLShx4cT5%2BV0%3D" xlink:type="simple" xlink:show="embed" xlink:actuate="onLoad"/><svg:title>GPT</svg:title></draw:frame></text:p>
      <text:p text:style-name="Text_20_body">If you're looking to find all possible <text:span text:style-name="Strong_20_Emphasis">mRNA</text:span> sequences from <text:span text:style-name="Strong_20_Emphasis">JCVI-syn3A</text:span>, you can use databases and resources that provide genomic and transcriptomic information for this synthetic bacterium. Here's how you can proceed:</text:p>
      <text:h text:style-name="Heading_20_3" text:outline-level="3">1. <text:span text:style-name="Strong_20_Emphasis">NCBI (National Center for Biotechnology Information)</text:span></text:h>
      <text:list text:style-name="L108">
        <text:list-item>
          <text:p text:style-name="P224"><text:span text:style-name="Strong_20_Emphasis">NCBI</text:span> hosts genomic data for <text:span text:style-name="Strong_20_Emphasis">JCVI-syn3A</text:span> under the accession number <text:span text:style-name="Strong_20_Emphasis">CP016816.2</text:span>. You can find gene annotations, coding sequences (CDS), and other related information.</text:p>
        </text:list-item>
        <text:list-item>
          <text:p text:style-name="P224">To find possible mRNA transcripts, you can explore the <text:span text:style-name="Strong_20_Emphasis">GenBank</text:span> file associated with the genome, which lists all genes, their start and stop positions, and other features.</text:p>
        </text:list-item>
        <text:list-item>
          <text:p text:style-name="P225"><text:soft-page-break/>You can download the GenBank file and write a script to extract the <text:span text:style-name="Strong_20_Emphasis">coding sequences (CDS)</text:span>. Each CDS represents a possible mRNA transcript.</text:p>
        </text:list-item>
      </text:list>
      <text:p text:style-name="Text_20_body">Link to the <text:span text:style-name="Strong_20_Emphasis">JCVI-syn3A genome</text:span> on NCBI:</text:p>
      <text:list text:style-name="L109">
        <text:list-item>
          <text:p text:style-name="P226"><text:a xlink:type="simple" xlink:href="https://www.ncbi.nlm.nih.gov/nuccore/CP016816" office:target-frame-name="_new" xlink:show="replace" text:style-name="Internet_20_link" text:visited-style-name="Visited_20_Internet_20_Link">NCBI Genome Page for JCVI-syn3A</text:a></text:p>
        </text:list-item>
      </text:list>
      <text:p text:style-name="Text_20_body"><text:span text:style-name="Strong_20_Emphasis">Steps</text:span>:</text:p>
      <text:list text:style-name="L110">
        <text:list-item>
          <text:p text:style-name="P227">Go to the link above.</text:p>
        </text:list-item>
        <text:list-item>
          <text:p text:style-name="P227">Download the <text:span text:style-name="Strong_20_Emphasis">GenBank</text:span> or <text:span text:style-name="Strong_20_Emphasis">FASTA</text:span> file.</text:p>
        </text:list-item>
        <text:list-item>
          <text:p text:style-name="P228">Parse the <text:span text:style-name="Strong_20_Emphasis">CDS</text:span> regions to identify all possible transcripts.</text:p>
        </text:list-item>
      </text:list>
      <text:h text:style-name="Heading_20_3" text:outline-level="3">2. <text:span text:style-name="Strong_20_Emphasis">J. Craig Venter Institute (JCVI)</text:span></text:h>
      <text:list text:style-name="L111">
        <text:list-item>
          <text:p text:style-name="P229"><text:span text:style-name="Strong_20_Emphasis">JCVI</text:span>, the institute responsible for creating <text:span text:style-name="Strong_20_Emphasis">JCVI-syn3A</text:span>, has published extensive research on this organism. They might have transcriptomic data available through their publications or supplementary datasets.</text:p>
        </text:list-item>
        <text:list-item>
          <text:p text:style-name="P230">Check the <text:span text:style-name="Strong_20_Emphasis">publications</text:span> related to <text:span text:style-name="Strong_20_Emphasis">JCVI-syn3A</text:span> on their website or in associated journals, as these often include supplementary data with information on mRNA and transcription.</text:p>
        </text:list-item>
      </text:list>
      <text:p text:style-name="Text_20_body">Visit the <text:span text:style-name="Strong_20_Emphasis">JCVI Research Publications</text:span> page:</text:p>
      <text:list text:style-name="L112">
        <text:list-item>
          <text:p text:style-name="P231">JCVI Research Publications</text:p>
        </text:list-item>
        <text:list-item>
          <text:p text:style-name="P232">Look for papers related to the <text:span text:style-name="Strong_20_Emphasis">minimal genome project</text:span> or <text:span text:style-name="Strong_20_Emphasis">synthetic biology</text:span>.</text:p>
        </text:list-item>
      </text:list>
      <text:h text:style-name="Heading_20_3" text:outline-level="3">3. <text:span text:style-name="Strong_20_Emphasis">Ensembl Bacteria</text:span></text:h>
      <text:list text:style-name="L113">
        <text:list-item>
          <text:p text:style-name="P233"><text:span text:style-name="Strong_20_Emphasis">Ensembl Bacteria</text:span> provides genomic information for various bacteria, including synthetic organisms like <text:span text:style-name="Strong_20_Emphasis">JCVI-syn3A</text:span>. You can find coding sequences (CDS) and other annotations.</text:p>
        </text:list-item>
        <text:list-item>
          <text:p text:style-name="P234">By searching for <text:span text:style-name="Strong_20_Emphasis">JCVI-syn3A</text:span> within Ensembl Bacteria, you can obtain a list of all genes, their locations, and possible transcripts.</text:p>
        </text:list-item>
      </text:list>
      <text:p text:style-name="Text_20_body">Search for <text:span text:style-name="Strong_20_Emphasis">JCVI-syn3A</text:span> in <text:span text:style-name="Strong_20_Emphasis">Ensembl Bacteria</text:span>:</text:p>
      <text:list text:style-name="L114">
        <text:list-item>
          <text:p text:style-name="P235">Ensembl Bacteria</text:p>
        </text:list-item>
      </text:list>
      <text:h text:style-name="Heading_20_3" text:outline-level="3">4. <text:span text:style-name="Strong_20_Emphasis">BioCyc Database</text:span></text:h>
      <text:list text:style-name="L115">
        <text:list-item>
          <text:p text:style-name="P236"><text:span text:style-name="Strong_20_Emphasis">BioCyc</text:span> provides a comprehensive pathway/genome database for various organisms, including synthetic genomes. You can explore <text:span text:style-name="Strong_20_Emphasis">gene annotations</text:span>, <text:span text:style-name="Strong_20_Emphasis">operons</text:span>, and <text:span text:style-name="Strong_20_Emphasis">possible mRNA</text:span> sequences.</text:p>
        </text:list-item>
        <text:list-item>
          <text:p text:style-name="P237">You can search for <text:span text:style-name="Strong_20_Emphasis">JCVI-syn3A</text:span> within <text:span text:style-name="Strong_20_Emphasis">BioCyc</text:span> to explore detailed genome information and extract possible mRNA sequences.</text:p>
        </text:list-item>
      </text:list>
      <text:p text:style-name="Text_20_body">Visit the <text:span text:style-name="Strong_20_Emphasis">BioCyc JCVI-syn3A Database</text:span>:</text:p>
      <text:list text:style-name="L116">
        <text:list-item>
          <text:p text:style-name="P238">BioCyc JCVI-syn3A</text:p>
        </text:list-item>
      </text:list>
      <text:h text:style-name="Heading_20_3" text:outline-level="3"><text:soft-page-break/>5. <text:span text:style-name="Strong_20_Emphasis">European Nucleotide Archive (ENA)</text:span></text:h>
      <text:list text:style-name="L117">
        <text:list-item>
          <text:p text:style-name="P239"><text:span text:style-name="Strong_20_Emphasis">ENA</text:span> is another comprehensive genomic data repository. You can search for <text:span text:style-name="Strong_20_Emphasis">JCVI-syn3A</text:span> and download annotated genomic files that may include <text:span text:style-name="Strong_20_Emphasis">mRNA</text:span> or <text:span text:style-name="Strong_20_Emphasis">CDS</text:span> sequences.</text:p>
        </text:list-item>
      </text:list>
      <text:p text:style-name="Text_20_body">Search for <text:span text:style-name="Strong_20_Emphasis">JCVI-syn3A</text:span> on <text:span text:style-name="Strong_20_Emphasis">ENA</text:span>:</text:p>
      <text:list text:style-name="L118">
        <text:list-item>
          <text:p text:style-name="P240">European Nucleotide Archive</text:p>
        </text:list-item>
      </text:list>
      <text:h text:style-name="Heading_20_3" text:outline-level="3">6. <text:span text:style-name="Strong_20_Emphasis">Use RNA-Seq Data</text:span></text:h>
      <text:list text:style-name="L119">
        <text:list-item>
          <text:p text:style-name="P241">If you have access to <text:span text:style-name="Strong_20_Emphasis">RNA-Seq</text:span> data for <text:span text:style-name="Strong_20_Emphasis">JCVI-syn3A</text:span>, you can identify all transcribed mRNAs by aligning the RNA-Seq reads to the genome. This can give you empirical evidence of transcription termination sites.</text:p>
        </text:list-item>
        <text:list-item>
          <text:p text:style-name="P242">Tools like <text:span text:style-name="Strong_20_Emphasis">HISAT2</text:span> and <text:span text:style-name="Strong_20_Emphasis">StringTie</text:span> can help you analyze RNA-Seq data to assemble transcripts.</text:p>
        </text:list-item>
      </text:list>
      <text:p text:style-name="Text_20_body"/>
      <text:p text:style-name="Text_20_body">To develop an algorithm that finds transcription terminators downstream of each gene, we'll proceed as follows:</text:p>
      <text:h text:style-name="Heading_20_3" text:outline-level="3">Approach:</text:h>
      <text:list text:style-name="L120">
        <text:list-item>
          <text:p text:style-name="P243"><text:span text:style-name="Strong_20_Emphasis">Input Data</text:span>:</text:p>
          <text:list>
            <text:list-item>
              <text:p text:style-name="P244">Assume you have a vector called <text:span text:style-name="Source_20_Text">GenesEnds</text:span> that contains the <text:span text:style-name="Strong_20_Emphasis">ending positions</text:span> of genes in the <text:span text:style-name="Strong_20_Emphasis">JCVI-syn3A genome</text:span>. This vector is <text:span text:style-name="Strong_20_Emphasis">sorted</text:span>, so we can iterate over it directly.</text:p>
            </text:list-item>
            <text:list-item>
              <text:p text:style-name="P244">The <text:span text:style-name="Strong_20_Emphasis">genome sequence</text:span> is a string that you will scan downstream of each gene's end position to look for possible terminators.</text:p>
            </text:list-item>
          </text:list>
        </text:list-item>
        <text:list-item>
          <text:p text:style-name="P243"><text:span text:style-name="Strong_20_Emphasis">Search Strategy</text:span>:</text:p>
          <text:list>
            <text:list-item>
              <text:p text:style-name="P244"><text:span text:style-name="Strong_20_Emphasis">Hairpin Detection</text:span>: Look for <text:span text:style-name="Strong_20_Emphasis">GC-rich hairpins</text:span> (potential stem-loop structures) just downstream of the gene's end. These hairpins need to be palindromic or close to it, as they are typical structures for <text:span text:style-name="Strong_20_Emphasis">Rho-independent terminators</text:span>.</text:p>
            </text:list-item>
            <text:list-item>
              <text:p text:style-name="P244"><text:span text:style-name="Strong_20_Emphasis">Run of A's</text:span>: After finding a potential hairpin, check if there is a <text:span text:style-name="Strong_20_Emphasis">run of A's</text:span> in the DNA sequence (corresponding to U's in the RNA). This run of A's should be found within a certain distance downstream of the hairpin.</text:p>
            </text:list-item>
            <text:list-item>
              <text:p text:style-name="P243"><text:span text:style-name="Strong_20_Emphasis">Distance Constraints</text:span>: Limit the search for a <text:span text:style-name="Strong_20_Emphasis">hairpin</text:span> to a <text:span text:style-name="Strong_20_Emphasis">region 50-100 bp</text:span> downstream of the gene. The <text:span text:style-name="Strong_20_Emphasis">run of A's</text:span> should appear within <text:span text:style-name="Strong_20_Emphasis">10-30 bp</text:span> of the hairpin.</text:p>
            </text:list-item>
          </text:list>
        </text:list-item>
      </text:list>
      <text:p text:style-name="Text_20_body"/>
      <text:h text:style-name="Heading_20_3" text:outline-level="3">Explanation:</text:h>
      <text:list text:style-name="L121">
        <text:list-item>
          <text:p text:style-name="P245"><text:span text:style-name="Strong_20_Emphasis">Iterate Over </text:span><text:span text:style-name="Strong_20_Emphasis"><text:span text:style-name="Source_20_Text">GenesEnds</text:span></text:span>:</text:p>
          <text:list>
            <text:list-item>
              <text:p text:style-name="P246">The algorithm takes each gene's ending position from <text:span text:style-name="Source_20_Text">GenesEnds</text:span> and scans <text:span text:style-name="Strong_20_Emphasis">downstream</text:span> to find potential terminators.</text:p>
            </text:list-item>
          </text:list>
        </text:list-item>
        <text:list-item>
          <text:p text:style-name="P245"><text:soft-page-break/><text:span text:style-name="Strong_20_Emphasis">Hairpin Detection</text:span>:</text:p>
          <text:list>
            <text:list-item>
              <text:p text:style-name="P246">The code looks for <text:span text:style-name="Strong_20_Emphasis">potential palindromic sequences</text:span> (hairpins) with <text:span text:style-name="Strong_20_Emphasis">stem lengths between 8 and 12 bases</text:span>.</text:p>
            </text:list-item>
            <text:list-item>
              <text:p text:style-name="P246">The <text:span text:style-name="Strong_20_Emphasis"><text:span text:style-name="Source_20_Text">calculateHairpinScore</text:span></text:span> function gives a higher score for <text:span text:style-name="Strong_20_Emphasis">G-C pairs</text:span> and penalizes mismatches. Only hairpins that meet a <text:span text:style-name="Strong_20_Emphasis">minimum score threshold</text:span> are considered.</text:p>
            </text:list-item>
          </text:list>
        </text:list-item>
        <text:list-item>
          <text:p text:style-name="P245"><text:span text:style-name="Strong_20_Emphasis">Check for Run of A's</text:span>:</text:p>
          <text:list>
            <text:list-item>
              <text:p text:style-name="P246">Once a hairpin is detected, the algorithm searches for a <text:span text:style-name="Strong_20_Emphasis">run of A's</text:span> within <text:span text:style-name="Strong_20_Emphasis">30 bases downstream</text:span>. This is typical of <text:span text:style-name="Strong_20_Emphasis">Rho-independent terminators</text:span>.</text:p>
            </text:list-item>
          </text:list>
        </text:list-item>
        <text:list-item>
          <text:p text:style-name="P245"><text:span text:style-name="Strong_20_Emphasis">Output</text:span>:</text:p>
          <text:list>
            <text:list-item>
              <text:p text:style-name="P246">If a valid terminator is found, the code prints the <text:span text:style-name="Strong_20_Emphasis">location</text:span> of the terminator, the <text:span text:style-name="Strong_20_Emphasis">hairpin sequence</text:span>, and the <text:span text:style-name="Strong_20_Emphasis">position of the run of A's</text:span>.</text:p>
            </text:list-item>
            <text:list-item>
              <text:p text:style-name="P245">The program also counts and outputs the total number of terminators found.</text:p>
            </text:list-item>
          </text:list>
        </text:list-item>
      </text:list>
      <text:h text:style-name="Heading_20_3" text:outline-level="3">Testing &amp; Adjustments:</text:h>
      <text:list text:style-name="L122">
        <text:list-item>
          <text:p text:style-name="P247"><text:span text:style-name="Strong_20_Emphasis">Real Genome Data</text:span>: Replace the example genome string with the actual <text:span text:style-name="Strong_20_Emphasis">JCVI-syn3A genome</text:span> and use the real gene end positions in <text:span text:style-name="Source_20_Text">GenesEnds</text:span>.</text:p>
        </text:list-item>
        <text:list-item>
          <text:p text:style-name="P247"><text:span text:style-name="Strong_20_Emphasis">Fine-Tuning</text:span>:</text:p>
          <text:list>
            <text:list-item>
              <text:p text:style-name="P247"><text:span text:style-name="Strong_20_Emphasis">Adjust Scoring</text:span>: If the algorithm finds too many false positives, increase the <text:span text:style-name="Strong_20_Emphasis"><text:span text:style-name="Source_20_Text">min_hairpin_score</text:span></text:span>.</text:p>
            </text:list-item>
            <text:list-item>
              <text:p text:style-name="P248"><text:span text:style-name="Strong_20_Emphasis">Distance Constraints</text:span>: Modify <text:span text:style-name="Strong_20_Emphasis"><text:span text:style-name="Source_20_Text">max_distance_between_hairpin_and_As</text:span></text:span> if needed to fine-tune results.</text:p>
            </text:list-item>
          </text:list>
        </text:list-item>
      </text:list>
      <text:h text:style-name="Heading_20_3" text:outline-level="3">Expected Outcome:</text:h>
      <text:p text:style-name="Text_20_body">This algorithm should help identify <text:span text:style-name="Strong_20_Emphasis">transcription terminators</text:span> downstream of genes by looking for typical <text:span text:style-name="Strong_20_Emphasis">Rho-independent terminator</text:span> structures. It is designed to be sensitive yet specific, aiming to reduce false positives while ensuring no true terminators are missed. Let me know how it performs!</text:p>
      <text:p text:style-name="Text_20_body"/>
      <text:p text:style-name="Text_20_body">t sounds like the previous version was too restrictive, which led to under-prediction. Let’s adjust the algorithm to be less stringent, allowing for more flexibility in identifying potential terminators. We will relax some criteria while still focusing on identifying typical <text:span text:style-name="Strong_20_Emphasis">Rho-independent terminators</text:span>.</text:p>
      <text:h text:style-name="Heading_20_3" text:outline-level="3">Adjustments to Make:</text:h>
      <text:list text:style-name="L123">
        <text:list-item>
          <text:p text:style-name="P249"><text:span text:style-name="Strong_20_Emphasis">Broaden Hairpin Search</text:span>:</text:p>
          <text:list>
            <text:list-item>
              <text:p text:style-name="P250"><text:span text:style-name="Strong_20_Emphasis">Extend Hairpin Lengths</text:span>: Consider <text:span text:style-name="Strong_20_Emphasis">longer hairpins</text:span> (e.g., up to 15 bases) to capture more potential terminators.</text:p>
            </text:list-item>
            <text:list-item>
              <text:p text:style-name="P250"><text:span text:style-name="Strong_20_Emphasis">Lower the Hairpin Score Threshold</text:span>: Reduce the minimum score required for a hairpin to be considered valid, allowing more candidates.</text:p>
            </text:list-item>
          </text:list>
        </text:list-item>
        <text:list-item>
          <text:p text:style-name="P249"><text:span text:style-name="Strong_20_Emphasis">Allow More Variation in Loop Sizes</text:span>:</text:p>
          <text:list>
            <text:list-item>
              <text:p text:style-name="P250"><text:soft-page-break/><text:span text:style-name="Strong_20_Emphasis">Flexible Loop Region</text:span>: Let the algorithm detect <text:span text:style-name="Strong_20_Emphasis">loops of 3-8 bases</text:span> within hairpin structures. This can make it easier to find terminators with natural structural variation.</text:p>
            </text:list-item>
          </text:list>
        </text:list-item>
        <text:list-item>
          <text:p text:style-name="P249"><text:span text:style-name="Strong_20_Emphasis">Increase Downstream Search Distance</text:span>:</text:p>
          <text:list>
            <text:list-item>
              <text:p text:style-name="P249"><text:span text:style-name="Strong_20_Emphasis">Expand Distance to Poly-A Tail</text:span>: Allow a <text:span text:style-name="Strong_20_Emphasis">run of A’s</text:span> to be up to <text:span text:style-name="Strong_20_Emphasis">40 bases</text:span> downstream of the hairpin. This accounts for more variation in bacterial terminators.</text:p>
            </text:list-item>
          </text:list>
        </text:list-item>
      </text:list>
      <text:p text:style-name="Text_20_body"/>
      <text:h text:style-name="Heading_20_3" text:outline-level="3">Key Changes:</text:h>
      <text:list text:style-name="L124">
        <text:list-item>
          <text:p text:style-name="P251"><text:span text:style-name="Strong_20_Emphasis">Broadened Hairpin Search</text:span>:</text:p>
          <text:list>
            <text:list-item>
              <text:p text:style-name="P252"><text:span text:style-name="Strong_20_Emphasis">Extended Hairpin Lengths</text:span>: Now allows for <text:span text:style-name="Strong_20_Emphasis">up to 15 bases</text:span> in the hairpin. This can capture longer and more diverse structures.</text:p>
            </text:list-item>
            <text:list-item>
              <text:p text:style-name="P252"><text:span text:style-name="Strong_20_Emphasis">Lower Hairpin Score Threshold</text:span>: Reduced the minimum score to <text:span text:style-name="Strong_20_Emphasis">5</text:span>, which should allow more flexible structures to be considered.</text:p>
            </text:list-item>
          </text:list>
        </text:list-item>
        <text:list-item>
          <text:p text:style-name="P251"><text:span text:style-name="Strong_20_Emphasis">Expanded Downstream Search</text:span>:</text:p>
          <text:list>
            <text:list-item>
              <text:p text:style-name="P252"><text:span text:style-name="Strong_20_Emphasis">Search Region Extended</text:span>: The algorithm now scans <text:span text:style-name="Strong_20_Emphasis">150 bp</text:span> downstream of the gene, which should allow for the natural variation in terminator positioning.</text:p>
            </text:list-item>
            <text:list-item>
              <text:p text:style-name="P252"><text:span text:style-name="Strong_20_Emphasis">Relaxed Distance Between Hairpin and Poly-A</text:span>: Increased to <text:span text:style-name="Strong_20_Emphasis">40 bases</text:span>, providing flexibility to capture terminators with more variability.</text:p>
            </text:list-item>
          </text:list>
        </text:list-item>
        <text:list-item>
          <text:p text:style-name="P251"><text:span text:style-name="Strong_20_Emphasis">Increased Flexibility in Loop Sizes</text:span>:</text:p>
          <text:list>
            <text:list-item>
              <text:p text:style-name="P251">The function <text:span text:style-name="Source_20_Text">calculateHairpinScore</text:span> remains the same, but the broader hairpin lengths should naturally include more viable structures.</text:p>
            </text:list-item>
          </text:list>
        </text:list-item>
      </text:list>
      <text:h text:style-name="Heading_20_3" text:outline-level="3">Testing and Adjustments:</text:h>
      <text:list text:style-name="L125">
        <text:list-item>
          <text:p text:style-name="P253"><text:span text:style-name="Strong_20_Emphasis">Real Genome Data</text:span>: Replace the example genome string with the <text:span text:style-name="Strong_20_Emphasis">real JCVI-syn3A genome</text:span> and use actual gene end positions in <text:span text:style-name="Source_20_Text">GenesEnds</text:span>.</text:p>
        </text:list-item>
        <text:list-item>
          <text:p text:style-name="P253"><text:span text:style-name="Strong_20_Emphasis">Adjust Criteria Based on Results</text:span>:</text:p>
          <text:list>
            <text:list-item>
              <text:p text:style-name="P253"><text:span text:style-name="Strong_20_Emphasis">Increase Minimum Score</text:span>: If there are too many terminators, slightly increase <text:span text:style-name="Strong_20_Emphasis"><text:span text:style-name="Source_20_Text">min_hairpin_score</text:span></text:span>.</text:p>
            </text:list-item>
            <text:list-item>
              <text:p text:style-name="P254"><text:span text:style-name="Strong_20_Emphasis">Adjust Length Constraints</text:span>: Shorten the <text:span text:style-name="Strong_20_Emphasis"><text:span text:style-name="Source_20_Text">max_distance_from_gene_end</text:span></text:span> or <text:span text:style-name="Strong_20_Emphasis"><text:span text:style-name="Source_20_Text">max_distance_between_hairpin_and_As</text:span></text:span> if needed.</text:p>
            </text:list-item>
          </text:list>
        </text:list-item>
      </text:list>
      <text:h text:style-name="Heading_20_3" text:outline-level="3">Expected Outcome:</text:h>
      <text:p text:style-name="Text_20_body">This new version should capture more terminators while avoiding the overly strict criteria that caused the previous under-prediction. Let me know how it performs and if there are additional adjustments you'd like to make!</text:p>
      <text:p text:style-name="Text_20_body"><text:line-break/>It sounds like you want a more precise approach to identifying terminators downstream of each gene, while also ensuring that <text:span text:style-name="Strong_20_Emphasis">hairpin structures</text:span> are <text:span text:style-name="Strong_20_Emphasis">not detected inside other genes</text:span>. I think this <text:soft-page-break/>is a good strategy because a real <text:span text:style-name="Strong_20_Emphasis">Rho-independent terminator</text:span> should generally appear outside of coding regions, downstream of a gene.</text:p>
      <text:h text:style-name="Heading_20_3" text:outline-level="3">Updated Approach:</text:h>
      <text:list text:style-name="L126">
        <text:list-item>
          <text:p text:style-name="P255"><text:span text:style-name="Strong_20_Emphasis">Input Data</text:span>:</text:p>
          <text:list>
            <text:list-item>
              <text:p text:style-name="P256">Use <text:span text:style-name="Source_20_Text">vector&lt;pair&lt;size_t, size_t&gt;&gt; GenesStartsAndEnds</text:span>, where each <text:span text:style-name="Strong_20_Emphasis">pair</text:span> represents the <text:span text:style-name="Strong_20_Emphasis">starting</text:span> and <text:span text:style-name="Strong_20_Emphasis">ending positions</text:span> of a gene in the genome.</text:p>
            </text:list-item>
            <text:list-item>
              <text:p text:style-name="P256">The data is <text:span text:style-name="Strong_20_Emphasis">sorted</text:span>, so genes are listed in genomic order.</text:p>
            </text:list-item>
          </text:list>
        </text:list-item>
        <text:list-item>
          <text:p text:style-name="P255"><text:span text:style-name="Strong_20_Emphasis">Key Algorithm Steps</text:span>:</text:p>
          <text:list>
            <text:list-item>
              <text:p text:style-name="P256"><text:span text:style-name="Strong_20_Emphasis">Iterate Over Each Gene</text:span>: For each gene, look downstream of its end position.</text:p>
            </text:list-item>
            <text:list-item>
              <text:p text:style-name="P256"><text:span text:style-name="Strong_20_Emphasis">Find Potential Hairpins</text:span>:</text:p>
              <text:list>
                <text:list-item>
                  <text:p text:style-name="P256">Search for <text:span text:style-name="Strong_20_Emphasis">GC-rich hairpin structures</text:span> downstream of the gene, ensuring they don't overlap with any <text:span text:style-name="Strong_20_Emphasis">subsequent gene</text:span>.</text:p>
                </text:list-item>
                <text:list-item>
                  <text:p text:style-name="P256">Consider <text:span text:style-name="Strong_20_Emphasis">longer hairpins</text:span> (8-15 bases) and <text:span text:style-name="Strong_20_Emphasis">relax the minimum score</text:span>, but exclude hairpins that fall within the <text:span text:style-name="Strong_20_Emphasis">start position</text:span> of the next gene.</text:p>
                </text:list-item>
              </text:list>
            </text:list-item>
            <text:list-item>
              <text:p text:style-name="P256"><text:span text:style-name="Strong_20_Emphasis">Check for Run of A’s</text:span>:</text:p>
              <text:list>
                <text:list-item>
                  <text:p text:style-name="P256">After identifying a hairpin, check for a <text:span text:style-name="Strong_20_Emphasis">run of A’s</text:span> within <text:span text:style-name="Strong_20_Emphasis">30-40 bases</text:span> downstream to determine if it's a potential terminator.</text:p>
                </text:list-item>
              </text:list>
            </text:list-item>
            <text:list-item>
              <text:p text:style-name="P256"><text:span text:style-name="Strong_20_Emphasis">Exclude Overlaps</text:span>:</text:p>
              <text:list>
                <text:list-item>
                  <text:p text:style-name="P255">Make sure the detected <text:span text:style-name="Strong_20_Emphasis">hairpin</text:span> does not overlap with the <text:span text:style-name="Strong_20_Emphasis">next gene</text:span> in the list.</text:p>
                </text:list-item>
              </text:list>
            </text:list-item>
          </text:list>
        </text:list-item>
      </text:list>
      <text:h text:style-name="Heading_20_3" text:outline-level="3">Explanation:</text:h>
      <text:list text:style-name="L127">
        <text:list-item>
          <text:p text:style-name="P257"><text:span text:style-name="Strong_20_Emphasis">Iterate Over Each Gene</text:span>:</text:p>
          <text:list>
            <text:list-item>
              <text:p text:style-name="P258">For each gene, <text:span text:style-name="Strong_20_Emphasis">scan downstream</text:span> of the gene's <text:span text:style-name="Strong_20_Emphasis">end position</text:span>.</text:p>
            </text:list-item>
            <text:list-item>
              <text:p text:style-name="P258">Use the <text:span text:style-name="Strong_20_Emphasis">next gene's start position</text:span> to limit the downstream search and <text:span text:style-name="Strong_20_Emphasis">avoid detecting terminators that overlap</text:span> with other genes.</text:p>
            </text:list-item>
          </text:list>
        </text:list-item>
        <text:list-item>
          <text:p text:style-name="P257"><text:span text:style-name="Strong_20_Emphasis">Hairpin Detection</text:span>:</text:p>
          <text:list>
            <text:list-item>
              <text:p text:style-name="P258">The code scans for <text:span text:style-name="Strong_20_Emphasis">palindromic structures</text:span> with <text:span text:style-name="Strong_20_Emphasis">stems</text:span> of <text:span text:style-name="Strong_20_Emphasis">8-15 bases</text:span>.</text:p>
            </text:list-item>
            <text:list-item>
              <text:p text:style-name="P258">The function <text:span text:style-name="Source_20_Text">calculateHairpinScore</text:span> uses G-C content and penalizes mismatches to assess hairpin stability.</text:p>
            </text:list-item>
            <text:list-item>
              <text:p text:style-name="P258">Only consider candidates that meet the <text:span text:style-name="Strong_20_Emphasis">minimum score</text:span> (<text:span text:style-name="Source_20_Text">min_hairpin_score</text:span>).</text:p>
            </text:list-item>
          </text:list>
        </text:list-item>
        <text:list-item>
          <text:p text:style-name="P257"><text:span text:style-name="Strong_20_Emphasis">Check for Run of A's</text:span>:</text:p>
          <text:list>
            <text:list-item>
              <text:p text:style-name="P258">After detecting a valid hairpin, the algorithm looks for a <text:span text:style-name="Strong_20_Emphasis">run of A’s</text:span> within <text:span text:style-name="Strong_20_Emphasis">40 bases downstream</text:span>.</text:p>
            </text:list-item>
          </text:list>
        </text:list-item>
        <text:list-item>
          <text:p text:style-name="P257"><text:span text:style-name="Strong_20_Emphasis">Exclude Overlapping Terminators</text:span>:</text:p>
          <text:list>
            <text:list-item>
              <text:p text:style-name="P257">Ensure that detected hairpins <text:span text:style-name="Strong_20_Emphasis">do not overlap</text:span> with the next gene by comparing their position to <text:span text:style-name="Source_20_Text">nextGeneStart</text:span>.</text:p>
            </text:list-item>
          </text:list>
        </text:list-item>
      </text:list>
      <text:h text:style-name="Heading_20_3" text:outline-level="3"><text:soft-page-break/>Benefits of This Approach:</text:h>
      <text:list text:style-name="L128">
        <text:list-item>
          <text:p text:style-name="P259"><text:span text:style-name="Strong_20_Emphasis">Reduces False Positives</text:span>: By <text:span text:style-name="Strong_20_Emphasis">excluding overlaps</text:span> with other genes, we avoid misidentifying structures within coding regions.</text:p>
        </text:list-item>
        <text:list-item>
          <text:p text:style-name="P259"><text:span text:style-name="Strong_20_Emphasis">More Accurate Detection</text:span>: Adjusted distance criteria and scoring allow more flexibility, making it more likely to detect real terminators.</text:p>
        </text:list-item>
        <text:list-item>
          <text:p text:style-name="P260"><text:span text:style-name="Strong_20_Emphasis">Efficient Searching</text:span>: By limiting the search space downstream of each gene, we keep the algorithm efficient.</text:p>
        </text:list-item>
      </text:list>
      <text:h text:style-name="Heading_20_3" text:outline-level="3">Testing &amp; Fine-Tuning:</text:h>
      <text:list text:style-name="L129">
        <text:list-item>
          <text:p text:style-name="P261"><text:span text:style-name="Strong_20_Emphasis">Adjust the Search Parameters</text:span>:</text:p>
          <text:list>
            <text:list-item>
              <text:p text:style-name="P261"><text:span text:style-name="Strong_20_Emphasis">Distance Constraints</text:span>: Adjust <text:span text:style-name="Source_20_Text">max_distance_from_gene_end</text:span> or <text:span text:style-name="Source_20_Text">max_distance_between_hairpin_and_As</text:span> if needed.</text:p>
            </text:list-item>
            <text:list-item>
              <text:p text:style-name="P261"><text:span text:style-name="Strong_20_Emphasis">Scoring Thresholds</text:span>: Raise or lower <text:span text:style-name="Source_20_Text">min_hairpin_score</text:span> based on how the algorithm performs.</text:p>
            </text:list-item>
          </text:list>
        </text:list-item>
        <text:list-item>
          <text:p text:style-name="P262"><text:span text:style-name="Strong_20_Emphasis">Use Actual JCVI-syn3A Data</text:span>:</text:p>
          <text:list>
            <text:list-item>
              <text:p text:style-name="P262">Replace the example <text:span text:style-name="Source_20_Text">GenesStartsAndEnds</text:span> and genome with real <text:span text:style-name="Strong_20_Emphasis">JCVI-syn3A data</text:span>.</text:p>
            </text:list-item>
            <text:list-item>
              <text:p text:style-name="P263">Observe how many valid terminators are found and make refinements as needed.</text:p>
            </text:list-item>
          </text:list>
        </text:list-item>
      </text:list>
      <text:p text:style-name="Text_20_body">This improved method should provide more accurate detection of transcription terminators, minimizing false positives while ensuring true terminators are not missed. </text:p>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number number:decimal-places="0" number:min-decimal-places="0" number:min-integer-digits="1" number:grouping="true"/>
      <number:text> </number:text>
      <number:currency-symbol number:language="pl" number:country="PL">zł</number:currency-symbol>
    </number:currency-style>
    <number:currency-style style:name="N117">
      <number:text>-</number:text>
      <number:number number:decimal-places="0" number:min-decimal-places="0" number:min-integer-digits="1" number:grouping="true"/>
      <number:text> </number:text>
      <number:currency-symbol number:language="pl" number:country="PL">zł</number:currency-symbol>
      <style:map style:condition="value()&gt;=0" style:apply-style-name="N117P0"/>
    </number:currency-style>
    <number:currency-style style:name="N119P0" style:volatile="true">
      <number:number number:decimal-places="2" number:min-decimal-places="2" number:min-integer-digits="1" number:grouping="true"/>
      <number:text> </number:text>
      <number:currency-symbol number:language="pl" number:country="PL">zł</number:currency-symbol>
    </number:currency-style>
    <number:currency-style style:name="N119">
      <number:text>-</number:text>
      <number:number number:decimal-places="2" number:min-decimal-places="2" number:min-integer-digits="1" number:grouping="true"/>
      <number:text> </number:text>
      <number:currency-symbol number:language="pl" number:country="PL">zł</number:currency-symbol>
      <style:map style:condition="value()&gt;=0" style:apply-style-name="N119P0"/>
    </number:currency-style>
    <number:currency-style style:name="N120P0" style:volatile="true">
      <number:number number:decimal-places="0" number:min-decimal-places="0" number:min-integer-digits="1" number:grouping="true"/>
      <number:text> </number:text>
      <number:currency-symbol number:language="pl" number:country="PL">zł</number:currency-symbol>
    </number:currency-style>
    <number:currency-style style:name="N120">
      <style:text-properties fo:color="#ff0000"/>
      <number:text>-</number:text>
      <number:number number:decimal-places="0" number:min-decimal-places="0" number:min-integer-digits="1" number:grouping="true"/>
      <number:text> </number:text>
      <number:currency-symbol number:language="pl" number:country="PL">zł</number:currency-symbol>
      <style:map style:condition="value()&gt;=0" style:apply-style-name="N120P0"/>
    </number:currency-style>
    <number:currency-style style:name="N121P0" style:volatile="true">
      <number:number number:decimal-places="2" number:min-decimal-places="2" number:min-integer-digits="1" number:grouping="true"/>
      <number:text> </number:text>
      <number:currency-symbol number:language="pl" number:country="PL">zł</number:currency-symbol>
    </number:currency-style>
    <number:currency-style style:name="N121">
      <style:text-properties fo:color="#ff0000"/>
      <number:text>-</number:text>
      <number:number number:decimal-places="2" number:min-decimal-places="2" number:min-integer-digits="1" number:grouping="true"/>
      <number:text> </number:text>
      <number:currency-symbol number:language="pl" number:country="PL">zł</number:currency-symbol>
      <style:map style:condition="value()&gt;=0" style:apply-style-name="N121P0"/>
    </number:currency-style>
    <number:currency-style style:name="N123P0" style:volatile="true">
      <number:number number:decimal-places="2" number:min-decimal-places="0" number:decimal-replacement="--" number:min-integer-digits="1" number:grouping="true"/>
      <number:text> </number:text>
      <number:currency-symbol number:language="pl" number:country="PL">zł</number:currency-symbol>
    </number:currency-style>
    <number:currency-style style:name="N123">
      <style:text-properties fo:color="#ff0000"/>
      <number:text>-</number:text>
      <number:number number:decimal-places="2" number:min-decimal-places="0" number:decimal-replacement="--" number:min-integer-digits="1" number:grouping="true"/>
      <number:text> </number:text>
      <number:currency-symbol number:language="pl" number:country="PL">zł</number:currency-symbol>
      <style:map style:condition="value()&gt;=0" style:apply-style-name="N123P0"/>
    </number:currency-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267e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2</text:page-number><text:bookmark-end text:name="PageNumWizard_FOOTER_Default Page Style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23T20:43:16.978257732</meta:creation-date>
    <dc:date>2025-10-25T14:54:26.428455595</dc:date>
    <meta:editing-duration>P26DT13H2M11S</meta:editing-duration>
    <meta:editing-cycles>125</meta:editing-cycles>
    <meta:generator>LibreOffice/25.2.6.2$Linux_X86_64 LibreOffice_project/40d1a0e1d5bdf1afaeae24d9ece32bbb00fa66a4</meta:generator>
    <meta:print-date>2025-06-17T19:25:48.684835890</meta:print-date>
    <meta:document-statistic meta:table-count="0" meta:image-count="1" meta:object-count="0" meta:page-count="50" meta:paragraph-count="913" meta:word-count="13222" meta:character-count="85152" meta:non-whitespace-character-count="71613"/>
  </office:meta>
</office:document-meta>
</file>